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4.1917in"/>
    </style:style>
    <style:style style:name="co8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 style:data-style-name="N100">
      <style:text-properties style:font-name="NanumGothic" style:font-name-asian="NanumGoth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8" table:default-cell-style-name="ce2"/>
        <table:table-column table:style-name="co6" table:number-columns-repeated="1016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제목</text:p>
          </table:table-cell>
          <table:table-cell table:style-name="ce1" office:value-type="string">
            <text:p>호</text:p>
          </table:table-cell>
          <table:table-cell table:style-name="ce1" office:value-type="string">
            <text:p>발행일</text:p>
          </table:table-cell>
          <table:table-cell table:style-name="ce1" office:value-type="string">
            <text:p>헤드라인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식별번호생성</text:p>
          </table:table-cell>
          <table:table-cell table:number-columns-repeated="1017"/>
        </table:table-row>
        <table:table-row table:style-name="ro4">
          <table:table-cell office:value-type="string">
            <text:p>레프트21-0001</text:p>
          </table:table-cell>
          <table:table-cell office:value-type="string">
            <text:p>레프트21</text:p>
          </table:table-cell>
          <table:table-cell office:value-type="float" office:value="1">
            <text:p>1</text:p>
          </table:table-cell>
          <table:table-cell table:style-name="ce3" office:value-type="string">
            <text:p>2009-03-14</text:p>
          </table:table-cell>
          <table:table-cell office:value-type="string">
            <text:p>총체적 위기의 중심에 MB가 있다</text:p>
          </table:table-cell>
          <table:table-cell office:value-type="float" office:value="1000">
            <text:p>1000</text:p>
          </table:table-cell>
          <table:table-cell table:formula="of:=CONCATENATE([.B2]; &quot;-&quot;; TEXT([.C2];&quot;0000&quot;))" office:value-type="string" office:string-value="레프트21-0001">
            <text:p>레프트21-0001</text:p>
          </table:table-cell>
          <table:table-cell table:number-columns-repeated="1017"/>
        </table:table-row>
        <table:table-row table:style-name="ro4">
          <table:table-cell office:value-type="string">
            <text:p>레프트21-0002</text:p>
          </table:table-cell>
          <table:table-cell office:value-type="string">
            <text:p>레프트21</text:p>
          </table:table-cell>
          <table:table-cell office:value-type="float" office:value="2">
            <text:p>2</text:p>
          </table:table-cell>
          <table:table-cell table:style-name="ce3" office:value-type="string">
            <text:p>2009-03-28</text:p>
          </table:table-cell>
          <table:table-cell office:value-type="string">
            <text:p>북한 로켓 발사는 미국의 대북 압박·무시 정책의 산물 PSI 참여 등 대북 압박 강화는 해결책이 아니다 </text:p>
          </table:table-cell>
          <table:table-cell office:value-type="float" office:value="1000">
            <text:p>1000</text:p>
          </table:table-cell>
          <table:table-cell table:formula="of:=CONCATENATE([.B3]; &quot;-&quot;; TEXT([.C3];&quot;0000&quot;))" office:value-type="string" office:string-value="레프트21-0002">
            <text:p>레프트21-0002</text:p>
          </table:table-cell>
          <table:table-cell table:number-columns-repeated="1017"/>
        </table:table-row>
        <table:table-row table:style-name="ro4">
          <table:table-cell office:value-type="string">
            <text:p>레프트21-0003</text:p>
          </table:table-cell>
          <table:table-cell office:value-type="string">
            <text:p>레프트21</text:p>
          </table:table-cell>
          <table:table-cell office:value-type="float" office:value="3">
            <text:p>3</text:p>
          </table:table-cell>
          <table:table-cell table:style-name="ce3" office:value-type="string">
            <text:p>2009-04-11</text:p>
          </table:table-cell>
          <table:table-cell office:value-type="string">
            <text:p>부패원조 MB, 노무현 비리 공격할 자격 없다 - 부패한 민주당은 MB의 대안이 못 된다</text:p>
          </table:table-cell>
          <table:table-cell office:value-type="float" office:value="1000">
            <text:p>1000</text:p>
          </table:table-cell>
          <table:table-cell table:formula="of:=CONCATENATE([.B4]; &quot;-&quot;; TEXT([.C4];&quot;0000&quot;))" office:value-type="string" office:string-value="레프트21-0003">
            <text:p>레프트21-0003</text:p>
          </table:table-cell>
          <table:table-cell table:number-columns-repeated="1017"/>
        </table:table-row>
        <table:table-row table:style-name="ro4">
          <table:table-cell office:value-type="string">
            <text:p>레프트21-0004</text:p>
          </table:table-cell>
          <table:table-cell office:value-type="string">
            <text:p>레프트21</text:p>
          </table:table-cell>
          <table:table-cell office:value-type="float" office:value="4">
            <text:p>4</text:p>
          </table:table-cell>
          <table:table-cell table:style-name="ce3" office:value-type="string">
            <text:p>2009-04-25</text:p>
          </table:table-cell>
          <table:table-cell office:value-type="string">
            <text:p>대량해고·실업·노동조건 악화·비정규직 확대 - 노동자 파업과 연대 투쟁이 필요하다</text:p>
          </table:table-cell>
          <table:table-cell office:value-type="float" office:value="1000">
            <text:p>1000</text:p>
          </table:table-cell>
          <table:table-cell table:formula="of:=CONCATENATE([.B5]; &quot;-&quot;; TEXT([.C5];&quot;0000&quot;))" office:value-type="string" office:string-value="레프트21-0004">
            <text:p>레프트21-0004</text:p>
          </table:table-cell>
          <table:table-cell table:number-columns-repeated="1017"/>
        </table:table-row>
        <table:table-row table:style-name="ro4">
          <table:table-cell office:value-type="string">
            <text:p>레프트21-0005</text:p>
          </table:table-cell>
          <table:table-cell office:value-type="string">
            <text:p>레프트21</text:p>
          </table:table-cell>
          <table:table-cell office:value-type="float" office:value="5">
            <text:p>5</text:p>
          </table:table-cell>
          <table:table-cell table:style-name="ce3" office:value-type="string">
            <text:p>2009-05-09</text:p>
          </table:table-cell>
          <table:table-cell office:value-type="string">
            <text:p>5월 16일, ‘고 박종태 열사 투쟁 승리 및 5.18 정신 계승 전국노동자민중대회’ - 2만여 명이 모여 파업과 연대투쟁을 결의하다</text:p>
          </table:table-cell>
          <table:table-cell office:value-type="float" office:value="1800">
            <text:p>1800</text:p>
          </table:table-cell>
          <table:table-cell table:formula="of:=CONCATENATE([.B6]; &quot;-&quot;; TEXT([.C6];&quot;0000&quot;))" office:value-type="string" office:string-value="레프트21-0005">
            <text:p>레프트21-0005</text:p>
          </table:table-cell>
          <table:table-cell table:number-columns-repeated="1017"/>
        </table:table-row>
        <table:table-row table:style-name="ro4">
          <table:table-cell office:value-type="string">
            <text:p>레프트21-0006</text:p>
          </table:table-cell>
          <table:table-cell office:value-type="string">
            <text:p>레프트21</text:p>
          </table:table-cell>
          <table:table-cell office:value-type="float" office:value="6">
            <text:p>6</text:p>
          </table:table-cell>
          <table:table-cell table:style-name="ce3" office:value-type="string">
            <text:p>2009-05-23</text:p>
          </table:table-cell>
          <table:table-cell office:value-type="string">
            <text:p>이명박 정부 아래서는 정말 못 살겠다</text:p>
          </table:table-cell>
          <table:table-cell office:value-type="float" office:value="1800">
            <text:p>1800</text:p>
          </table:table-cell>
          <table:table-cell table:formula="of:=CONCATENATE([.B7]; &quot;-&quot;; TEXT([.C7];&quot;0000&quot;))" office:value-type="string" office:string-value="레프트21-0006">
            <text:p>레프트21-0006</text:p>
          </table:table-cell>
          <table:table-cell table:number-columns-repeated="1017"/>
        </table:table-row>
        <table:table-row table:style-name="ro4">
          <table:table-cell office:value-type="string">
            <text:p>레프트21-0007</text:p>
          </table:table-cell>
          <table:table-cell office:value-type="string">
            <text:p>레프트21</text:p>
          </table:table-cell>
          <table:table-cell office:value-type="float" office:value="7">
            <text:p>7</text:p>
          </table:table-cell>
          <table:table-cell table:style-name="ce3" office:value-type="string">
            <text:p>2009-06-06</text:p>
          </table:table-cell>
          <table:table-cell office:value-type="string">
            <text:p>MB의 “북핵 위협” 협박에 굴하지 말고 민주주의 수호를 위해 저항하라</text:p>
          </table:table-cell>
          <table:table-cell office:value-type="float" office:value="1800">
            <text:p>1800</text:p>
          </table:table-cell>
          <table:table-cell table:formula="of:=CONCATENATE([.B8]; &quot;-&quot;; TEXT([.C8];&quot;0000&quot;))" office:value-type="string" office:string-value="레프트21-0007">
            <text:p>레프트21-0007</text:p>
          </table:table-cell>
          <table:table-cell table:number-columns-repeated="1017"/>
        </table:table-row>
        <table:table-row table:style-name="ro4">
          <table:table-cell office:value-type="string">
            <text:p>레프트21-0008</text:p>
          </table:table-cell>
          <table:table-cell office:value-type="string">
            <text:p>레프트21</text:p>
          </table:table-cell>
          <table:table-cell office:value-type="float" office:value="8">
            <text:p>8</text:p>
          </table:table-cell>
          <table:table-cell table:style-name="ce3" office:value-type="string">
            <text:p>2009-06-20</text:p>
          </table:table-cell>
          <table:table-cell office:value-type="string">
            <text:p>이명박은 “깨끗이 물러나야 옳다” 이것이 국민 다수의 심정이다</text:p>
          </table:table-cell>
          <table:table-cell office:value-type="float" office:value="1800">
            <text:p>1800</text:p>
          </table:table-cell>
          <table:table-cell table:formula="of:=CONCATENATE([.B9]; &quot;-&quot;; TEXT([.C9];&quot;0000&quot;))" office:value-type="string" office:string-value="레프트21-0008">
            <text:p>레프트21-0008</text:p>
          </table:table-cell>
          <table:table-cell table:number-columns-repeated="1017"/>
        </table:table-row>
        <table:table-row table:style-name="ro4">
          <table:table-cell office:value-type="string">
            <text:p>레프트21-0009</text:p>
          </table:table-cell>
          <table:table-cell office:value-type="string">
            <text:p>레프트21</text:p>
          </table:table-cell>
          <table:table-cell office:value-type="float" office:value="9">
            <text:p>9</text:p>
          </table:table-cell>
          <table:table-cell table:style-name="ce3" office:value-type="string">
            <text:p>2009-07-04</text:p>
          </table:table-cell>
          <table:table-cell office:value-type="string">
            <text:p>이명박의“ 중도·서민” 행보는 대국민 사기극이다</text:p>
          </table:table-cell>
          <table:table-cell office:value-type="float" office:value="1800">
            <text:p>1800</text:p>
          </table:table-cell>
          <table:table-cell table:formula="of:=CONCATENATE([.B10]; &quot;-&quot;; TEXT([.C10];&quot;0000&quot;))" office:value-type="string" office:string-value="레프트21-0009">
            <text:p>레프트21-0009</text:p>
          </table:table-cell>
          <table:table-cell table:number-columns-repeated="1017"/>
        </table:table-row>
        <table:table-row table:style-name="ro4">
          <table:table-cell office:value-type="string">
            <text:p>레프트21-0010</text:p>
          </table:table-cell>
          <table:table-cell office:value-type="string">
            <text:p>레프트21</text:p>
          </table:table-cell>
          <table:table-cell office:value-type="float" office:value="10">
            <text:p>10</text:p>
          </table:table-cell>
          <table:table-cell table:style-name="ce3" office:value-type="string">
            <text:p>2009-07-18</text:p>
          </table:table-cell>
          <table:table-cell office:value-type="string">
            <text:p>언론법·비정규직법 개악, 공안 탄압, 대량 해고 … 민주주의와 일자리를 지키기 위해 저항하자</text:p>
          </table:table-cell>
          <table:table-cell office:value-type="float" office:value="1800">
            <text:p>1800</text:p>
          </table:table-cell>
          <table:table-cell table:formula="of:=CONCATENATE([.B11]; &quot;-&quot;; TEXT([.C11];&quot;0000&quot;))" office:value-type="string" office:string-value="레프트21-0010">
            <text:p>레프트21-0010</text:p>
          </table:table-cell>
          <table:table-cell table:number-columns-repeated="1017"/>
        </table:table-row>
        <table:table-row table:style-name="ro4">
          <table:table-cell office:value-type="string">
            <text:p>레프트21-0011</text:p>
          </table:table-cell>
          <table:table-cell office:value-type="string">
            <text:p>레프트21</text:p>
          </table:table-cell>
          <table:table-cell office:value-type="float" office:value="11">
            <text:p>11</text:p>
          </table:table-cell>
          <table:table-cell table:style-name="ce3" office:value-type="string">
            <text:p>2009-08-01</text:p>
          </table:table-cell>
          <table:table-cell office:value-type="string">
            <text:p>‘친서민’ 사기 행각으로 날치기 범죄를 가릴 수 없다 - 8월 15일 서울에서 모이자</text:p>
          </table:table-cell>
          <table:table-cell office:value-type="float" office:value="1800">
            <text:p>1800</text:p>
          </table:table-cell>
          <table:table-cell table:formula="of:=CONCATENATE([.B12]; &quot;-&quot;; TEXT([.C12];&quot;0000&quot;))" office:value-type="string" office:string-value="레프트21-0011">
            <text:p>레프트21-0011</text:p>
          </table:table-cell>
          <table:table-cell table:number-columns-repeated="1017"/>
        </table:table-row>
        <table:table-row table:style-name="ro4">
          <table:table-cell office:value-type="string">
            <text:p>레프트21-0012</text:p>
          </table:table-cell>
          <table:table-cell office:value-type="string">
            <text:p>레프트21</text:p>
          </table:table-cell>
          <table:table-cell office:value-type="float" office:value="12">
            <text:p>12</text:p>
          </table:table-cell>
          <table:table-cell table:style-name="ce3" office:value-type="string">
            <text:p>2009-08-15</text:p>
          </table:table-cell>
          <table:table-cell office:value-type="string">
            <text:p>쌍용차 파업에 대한 보복과 ‘공안’ 탄압을 중단하라</text:p>
          </table:table-cell>
          <table:table-cell office:value-type="float" office:value="1800">
            <text:p>1800</text:p>
          </table:table-cell>
          <table:table-cell table:formula="of:=CONCATENATE([.B13]; &quot;-&quot;; TEXT([.C13];&quot;0000&quot;))" office:value-type="string" office:string-value="레프트21-0012">
            <text:p>레프트21-0012</text:p>
          </table:table-cell>
          <table:table-cell table:number-columns-repeated="1017"/>
        </table:table-row>
        <table:table-row table:style-name="ro4">
          <table:table-cell office:value-type="string">
            <text:p>레프트21-0013</text:p>
          </table:table-cell>
          <table:table-cell office:value-type="string">
            <text:p>레프트21</text:p>
          </table:table-cell>
          <table:table-cell office:value-type="float" office:value="13">
            <text:p>13</text:p>
          </table:table-cell>
          <table:table-cell table:style-name="ce3" office:value-type="string">
            <text:p>2009-08-29</text:p>
          </table:table-cell>
          <table:table-cell office:value-type="string">
            <text:p>경제 위기는 끝나지 않았다 - 거품을 키우고 있을 뿐</text:p>
          </table:table-cell>
          <table:table-cell office:value-type="float" office:value="1800">
            <text:p>1800</text:p>
          </table:table-cell>
          <table:table-cell table:formula="of:=CONCATENATE([.B14]; &quot;-&quot;; TEXT([.C14];&quot;0000&quot;))" office:value-type="string" office:string-value="레프트21-0013">
            <text:p>레프트21-0013</text:p>
          </table:table-cell>
          <table:table-cell table:number-columns-repeated="1017"/>
        </table:table-row>
        <table:table-row table:style-name="ro4">
          <table:table-cell office:value-type="string">
            <text:p>레프트21-0014</text:p>
          </table:table-cell>
          <table:table-cell office:value-type="string">
            <text:p>레프트21</text:p>
          </table:table-cell>
          <table:table-cell office:value-type="float" office:value="14">
            <text:p>14</text:p>
          </table:table-cell>
          <table:table-cell table:style-name="ce3" office:value-type="string">
            <text:p>2009-09-12</text:p>
          </table:table-cell>
          <table:table-cell office:value-type="string">
            <text:p>친서민 가면극 약발은 오래 못 갈 것</text:p>
          </table:table-cell>
          <table:table-cell office:value-type="float" office:value="1800">
            <text:p>1800</text:p>
          </table:table-cell>
          <table:table-cell table:formula="of:=CONCATENATE([.B15]; &quot;-&quot;; TEXT([.C15];&quot;0000&quot;))" office:value-type="string" office:string-value="레프트21-0014">
            <text:p>레프트21-0014</text:p>
          </table:table-cell>
          <table:table-cell table:number-columns-repeated="1017"/>
        </table:table-row>
        <table:table-row table:style-name="ro4">
          <table:table-cell office:value-type="string">
            <text:p>레프트21-0015</text:p>
          </table:table-cell>
          <table:table-cell office:value-type="string">
            <text:p>레프트21</text:p>
          </table:table-cell>
          <table:table-cell office:value-type="float" office:value="15">
            <text:p>15</text:p>
          </table:table-cell>
          <table:table-cell table:style-name="ce3" office:value-type="string">
            <text:p>2009-09-26</text:p>
          </table:table-cell>
          <table:table-cell office:value-type="string">
            <text:p>이명박의‘ 친서민’ 위장전입</text:p>
          </table:table-cell>
          <table:table-cell office:value-type="float" office:value="1800">
            <text:p>1800</text:p>
          </table:table-cell>
          <table:table-cell table:formula="of:=CONCATENATE([.B16]; &quot;-&quot;; TEXT([.C16];&quot;0000&quot;))" office:value-type="string" office:string-value="레프트21-0015">
            <text:p>레프트21-0015</text:p>
          </table:table-cell>
          <table:table-cell table:number-columns-repeated="1017"/>
        </table:table-row>
        <table:table-row table:style-name="ro4">
          <table:table-cell office:value-type="string">
            <text:p>레프트21-0016</text:p>
          </table:table-cell>
          <table:table-cell office:value-type="string">
            <text:p>레프트21</text:p>
          </table:table-cell>
          <table:table-cell office:value-type="float" office:value="16">
            <text:p>16</text:p>
          </table:table-cell>
          <table:table-cell table:style-name="ce3" office:value-type="string">
            <text:p>2009-10-10</text:p>
          </table:table-cell>
          <table:table-cell office:value-type="string">
            <text:p>복지 삭감과 서민 증세가 ‘친서민’인가</text:p>
          </table:table-cell>
          <table:table-cell office:value-type="float" office:value="1800">
            <text:p>1800</text:p>
          </table:table-cell>
          <table:table-cell table:formula="of:=CONCATENATE([.B17]; &quot;-&quot;; TEXT([.C17];&quot;0000&quot;))" office:value-type="string" office:string-value="레프트21-0016">
            <text:p>레프트21-0016</text:p>
          </table:table-cell>
          <table:table-cell table:number-columns-repeated="1017"/>
        </table:table-row>
        <table:table-row table:style-name="ro4">
          <table:table-cell office:value-type="string">
            <text:p>레프트21-0017</text:p>
          </table:table-cell>
          <table:table-cell office:value-type="string">
            <text:p>레프트21</text:p>
          </table:table-cell>
          <table:table-cell office:value-type="float" office:value="17">
            <text:p>17</text:p>
          </table:table-cell>
          <table:table-cell table:style-name="ce3" office:value-type="string">
            <text:p>2009-10-24</text:p>
          </table:table-cell>
          <table:table-cell office:value-type="string">
            <text:p>노동자 서민은 체감 못하는 저들만의 경기회복</text:p>
          </table:table-cell>
          <table:table-cell office:value-type="float" office:value="1800">
            <text:p>1800</text:p>
          </table:table-cell>
          <table:table-cell table:formula="of:=CONCATENATE([.B18]; &quot;-&quot;; TEXT([.C18];&quot;0000&quot;))" office:value-type="string" office:string-value="레프트21-0017">
            <text:p>레프트21-0017</text:p>
          </table:table-cell>
          <table:table-cell table:number-columns-repeated="1017"/>
        </table:table-row>
        <table:table-row table:style-name="ro4">
          <table:table-cell office:value-type="string">
            <text:p>레프트21-0018</text:p>
          </table:table-cell>
          <table:table-cell office:value-type="string">
            <text:p>레프트21</text:p>
          </table:table-cell>
          <table:table-cell office:value-type="float" office:value="18">
            <text:p>18</text:p>
          </table:table-cell>
          <table:table-cell table:style-name="ce3" office:value-type="string">
            <text:p>2009-11-07</text:p>
          </table:table-cell>
          <table:table-cell office:value-type="string">
            <text:p>아프가니스탄 파병 반대</text:p>
          </table:table-cell>
          <table:table-cell office:value-type="float" office:value="1800">
            <text:p>1800</text:p>
          </table:table-cell>
          <table:table-cell table:formula="of:=CONCATENATE([.B19]; &quot;-&quot;; TEXT([.C19];&quot;0000&quot;))" office:value-type="string" office:string-value="레프트21-0018">
            <text:p>레프트21-0018</text:p>
          </table:table-cell>
          <table:table-cell table:number-columns-repeated="1017"/>
        </table:table-row>
        <table:table-row table:style-name="ro4">
          <table:table-cell office:value-type="string">
            <text:p>레프트21-0019</text:p>
          </table:table-cell>
          <table:table-cell office:value-type="string">
            <text:p>레프트21</text:p>
          </table:table-cell>
          <table:table-cell office:value-type="float" office:value="19">
            <text:p>19</text:p>
          </table:table-cell>
          <table:table-cell table:style-name="ce3" office:value-type="string">
            <text:p>2009-11-21</text:p>
          </table:table-cell>
          <table:table-cell office:value-type="string">
            <text:p>아프가니스탄 파병 2천여 명 확대 검토 ─ 학살과 점령을 위한 파병 반대</text:p>
          </table:table-cell>
          <table:table-cell office:value-type="float" office:value="1800">
            <text:p>1800</text:p>
          </table:table-cell>
          <table:table-cell table:formula="of:=CONCATENATE([.B20]; &quot;-&quot;; TEXT([.C20];&quot;0000&quot;))" office:value-type="string" office:string-value="레프트21-0019">
            <text:p>레프트21-0019</text:p>
          </table:table-cell>
          <table:table-cell table:number-columns-repeated="1017"/>
        </table:table-row>
        <table:table-row table:style-name="ro4">
          <table:table-cell office:value-type="string">
            <text:p>레프트21-0020</text:p>
          </table:table-cell>
          <table:table-cell office:value-type="string">
            <text:p>레프트21</text:p>
          </table:table-cell>
          <table:table-cell office:value-type="float" office:value="20">
            <text:p>20</text:p>
          </table:table-cell>
          <table:table-cell table:style-name="ce3" office:value-type="string">
            <text:p>2009-12-05</text:p>
          </table:table-cell>
          <table:table-cell office:value-type="string">
            <text:p>안원구 “도곡동 땅 주인은 이명박이라는 전표 봤다” 한상률 게이트의 진실을 알고 싶다</text:p>
          </table:table-cell>
          <table:table-cell office:value-type="float" office:value="1800">
            <text:p>1800</text:p>
          </table:table-cell>
          <table:table-cell table:formula="of:=CONCATENATE([.B21]; &quot;-&quot;; TEXT([.C21];&quot;0000&quot;))" office:value-type="string" office:string-value="레프트21-0020">
            <text:p>레프트21-0020</text:p>
          </table:table-cell>
          <table:table-cell table:number-columns-repeated="1017"/>
        </table:table-row>
        <table:table-row table:style-name="ro4">
          <table:table-cell office:value-type="string">
            <text:p>레프트21-0021</text:p>
          </table:table-cell>
          <table:table-cell office:value-type="string">
            <text:p>레프트21</text:p>
          </table:table-cell>
          <table:table-cell office:value-type="float" office:value="21">
            <text:p>21</text:p>
          </table:table-cell>
          <table:table-cell table:style-name="ce3" office:value-type="string">
            <text:p>2009-12-19</text:p>
          </table:table-cell>
          <table:table-cell office:value-type="string">
            <text:p>정부가 노동조합의 권리를 공격하고 있다</text:p>
          </table:table-cell>
          <table:table-cell office:value-type="float" office:value="1800">
            <text:p>1800</text:p>
          </table:table-cell>
          <table:table-cell table:formula="of:=CONCATENATE([.B22]; &quot;-&quot;; TEXT([.C22];&quot;0000&quot;))" office:value-type="string" office:string-value="레프트21-0021">
            <text:p>레프트21-0021</text:p>
          </table:table-cell>
          <table:table-cell table:number-columns-repeated="1017"/>
        </table:table-row>
        <table:table-row table:style-name="ro4">
          <table:table-cell office:value-type="string">
            <text:p>레프트21-0022</text:p>
          </table:table-cell>
          <table:table-cell office:value-type="string">
            <text:p>레프트21</text:p>
          </table:table-cell>
          <table:table-cell office:value-type="float" office:value="22">
            <text:p>22</text:p>
          </table:table-cell>
          <table:table-cell table:style-name="ce3" office:value-type="string">
            <text:p>2010-01-02</text:p>
          </table:table-cell>
          <table:table-cell office:value-type="string">
            <text:p>이건희 ‘1인 특별 사면’ - 이것이 저들이 말하는 “법질서 확립”이다</text:p>
          </table:table-cell>
          <table:table-cell office:value-type="float" office:value="1800">
            <text:p>1800</text:p>
          </table:table-cell>
          <table:table-cell table:formula="of:=CONCATENATE([.B23]; &quot;-&quot;; TEXT([.C23];&quot;0000&quot;))" office:value-type="string" office:string-value="레프트21-0022">
            <text:p>레프트21-0022</text:p>
          </table:table-cell>
          <table:table-cell table:number-columns-repeated="1017"/>
        </table:table-row>
        <table:table-row table:style-name="ro4">
          <table:table-cell office:value-type="string">
            <text:p>레프트21-0023</text:p>
          </table:table-cell>
          <table:table-cell office:value-type="string">
            <text:p>레프트21</text:p>
          </table:table-cell>
          <table:table-cell office:value-type="float" office:value="23">
            <text:p>23</text:p>
          </table:table-cell>
          <table:table-cell table:style-name="ce3" office:value-type="string">
            <text:p>2010-01-16</text:p>
          </table:table-cell>
          <table:table-cell office:value-type="string">
            <text:p>기업 특혜 말고 일자리를 늘려라</text:p>
          </table:table-cell>
          <table:table-cell office:value-type="float" office:value="1800">
            <text:p>1800</text:p>
          </table:table-cell>
          <table:table-cell table:formula="of:=CONCATENATE([.B24]; &quot;-&quot;; TEXT([.C24];&quot;0000&quot;))" office:value-type="string" office:string-value="레프트21-0023">
            <text:p>레프트21-0023</text:p>
          </table:table-cell>
          <table:table-cell table:number-columns-repeated="1017"/>
        </table:table-row>
        <table:table-row table:style-name="ro4">
          <table:table-cell office:value-type="string">
            <text:p>레프트21-0024</text:p>
          </table:table-cell>
          <table:table-cell office:value-type="string">
            <text:p>레프트21</text:p>
          </table:table-cell>
          <table:table-cell office:value-type="float" office:value="24">
            <text:p>24</text:p>
          </table:table-cell>
          <table:table-cell table:style-name="ce3" office:value-type="string">
            <text:p>2010-01-30</text:p>
          </table:table-cell>
          <table:table-cell office:value-type="string">
            <text:p>공무원·교사 노동자의 정치 활동 자유를 보장하라</text:p>
          </table:table-cell>
          <table:table-cell office:value-type="float" office:value="1800">
            <text:p>1800</text:p>
          </table:table-cell>
          <table:table-cell table:formula="of:=CONCATENATE([.B25]; &quot;-&quot;; TEXT([.C25];&quot;0000&quot;))" office:value-type="string" office:string-value="레프트21-0024">
            <text:p>레프트21-0024</text:p>
          </table:table-cell>
          <table:table-cell table:number-columns-repeated="1017"/>
        </table:table-row>
        <table:table-row table:style-name="ro4">
          <table:table-cell office:value-type="string">
            <text:p>레프트21-0025</text:p>
          </table:table-cell>
          <table:table-cell office:value-type="string">
            <text:p>레프트21</text:p>
          </table:table-cell>
          <table:table-cell office:value-type="float" office:value="25">
            <text:p>25</text:p>
          </table:table-cell>
          <table:table-cell table:style-name="ce3" office:value-type="string">
            <text:p>2010-02-13</text:p>
          </table:table-cell>
          <table:table-cell office:value-type="string">
            <text:p>민주노동당 탄압 중단하라</text:p>
          </table:table-cell>
          <table:table-cell office:value-type="float" office:value="1800">
            <text:p>1800</text:p>
          </table:table-cell>
          <table:table-cell table:formula="of:=CONCATENATE([.B26]; &quot;-&quot;; TEXT([.C26];&quot;0000&quot;))" office:value-type="string" office:string-value="레프트21-0025">
            <text:p>레프트21-0025</text:p>
          </table:table-cell>
          <table:table-cell table:number-columns-repeated="1017"/>
        </table:table-row>
        <table:table-row table:style-name="ro4">
          <table:table-cell office:value-type="string">
            <text:p>레프트21-0026</text:p>
          </table:table-cell>
          <table:table-cell office:value-type="string">
            <text:p>레프트21</text:p>
          </table:table-cell>
          <table:table-cell office:value-type="float" office:value="26">
            <text:p>26</text:p>
          </table:table-cell>
          <table:table-cell table:style-name="ce3" office:value-type="string">
            <text:p>2010-02-27</text:p>
          </table:table-cell>
          <table:table-cell office:value-type="string">
            <text:p>그리스 노동자 2백만 명 총파업</text:p>
          </table:table-cell>
          <table:table-cell office:value-type="float" office:value="1800">
            <text:p>1800</text:p>
          </table:table-cell>
          <table:table-cell table:formula="of:=CONCATENATE([.B27]; &quot;-&quot;; TEXT([.C27];&quot;0000&quot;))" office:value-type="string" office:string-value="레프트21-0026">
            <text:p>레프트21-0026</text:p>
          </table:table-cell>
          <table:table-cell table:number-columns-repeated="1017"/>
        </table:table-row>
        <table:table-row table:style-name="ro4">
          <table:table-cell office:value-type="string">
            <text:p>레프트21-0027</text:p>
          </table:table-cell>
          <table:table-cell office:value-type="string">
            <text:p>레프트21</text:p>
          </table:table-cell>
          <table:table-cell office:value-type="float" office:value="27">
            <text:p>27</text:p>
          </table:table-cell>
          <table:table-cell table:style-name="ce3" office:value-type="string">
            <text:p>2010-03-13</text:p>
          </table:table-cell>
          <table:table-cell office:value-type="string">
            <text:p>고통전가에 맞선 저항의 가능성을 보여 주다</text:p>
          </table:table-cell>
          <table:table-cell office:value-type="float" office:value="1800">
            <text:p>1800</text:p>
          </table:table-cell>
          <table:table-cell table:formula="of:=CONCATENATE([.B28]; &quot;-&quot;; TEXT([.C28];&quot;0000&quot;))" office:value-type="string" office:string-value="레프트21-0027">
            <text:p>레프트21-0027</text:p>
          </table:table-cell>
          <table:table-cell table:number-columns-repeated="1017"/>
        </table:table-row>
        <table:table-row table:style-name="ro4">
          <table:table-cell office:value-type="string">
            <text:p>레프트21-0028</text:p>
          </table:table-cell>
          <table:table-cell office:value-type="string">
            <text:p>레프트21</text:p>
          </table:table-cell>
          <table:table-cell office:value-type="float" office:value="28">
            <text:p>28</text:p>
          </table:table-cell>
          <table:table-cell table:style-name="ce3" office:value-type="string">
            <text:p>2010-03-27</text:p>
          </table:table-cell>
          <table:table-cell office:value-type="string">
            <text:p>위기의 이명박 정부 ─ 무상급식, 80퍼센트 찬성ㆍ4대강 사업, 종교계 반발로 최대 위기 ㆍ김우룡 사퇴ㆍ사법부, 한나라당 ‘개혁’안 반발ㆍ안상수, “좌파 스님” 제거 외압 파문</text:p>
          </table:table-cell>
          <table:table-cell office:value-type="float" office:value="1800">
            <text:p>1800</text:p>
          </table:table-cell>
          <table:table-cell table:formula="of:=CONCATENATE([.B29]; &quot;-&quot;; TEXT([.C29];&quot;0000&quot;))" office:value-type="string" office:string-value="레프트21-0028">
            <text:p>레프트21-0028</text:p>
          </table:table-cell>
          <table:table-cell table:number-columns-repeated="1017"/>
        </table:table-row>
        <table:table-row table:style-name="ro4">
          <table:table-cell office:value-type="string">
            <text:p>레프트21-0029</text:p>
          </table:table-cell>
          <table:table-cell office:value-type="string">
            <text:p>레프트21</text:p>
          </table:table-cell>
          <table:table-cell office:value-type="float" office:value="29">
            <text:p>29</text:p>
          </table:table-cell>
          <table:table-cell table:style-name="ce3" office:value-type="string">
            <text:p>2010-04-10</text:p>
          </table:table-cell>
          <table:table-cell office:value-type="string">
            <text:p>천안함 침몰 - 거짓말 정부, 못 믿겠다</text:p>
          </table:table-cell>
          <table:table-cell office:value-type="float" office:value="1800">
            <text:p>1800</text:p>
          </table:table-cell>
          <table:table-cell table:formula="of:=CONCATENATE([.B30]; &quot;-&quot;; TEXT([.C30];&quot;0000&quot;))" office:value-type="string" office:string-value="레프트21-0029">
            <text:p>레프트21-0029</text:p>
          </table:table-cell>
          <table:table-cell table:number-columns-repeated="1017"/>
        </table:table-row>
        <table:table-row table:style-name="ro4">
          <table:table-cell office:value-type="string">
            <text:p>레프트21-0030</text:p>
          </table:table-cell>
          <table:table-cell office:value-type="string">
            <text:p>레프트21</text:p>
          </table:table-cell>
          <table:table-cell office:value-type="float" office:value="30">
            <text:p>30</text:p>
          </table:table-cell>
          <table:table-cell table:style-name="ce3" office:value-type="string">
            <text:p>2010-04-24</text:p>
          </table:table-cell>
          <table:table-cell office:value-type="string">
            <text:p>간첩 사건 발표, 천안함 북한 연루설, 국가보안법 이용 마녀사냥 - ‘북풍’으로 위기 탈출하려는 이명박</text:p>
          </table:table-cell>
          <table:table-cell office:value-type="float" office:value="1800">
            <text:p>1800</text:p>
          </table:table-cell>
          <table:table-cell table:formula="of:=CONCATENATE([.B31]; &quot;-&quot;; TEXT([.C31];&quot;0000&quot;))" office:value-type="string" office:string-value="레프트21-0030">
            <text:p>레프트21-0030</text:p>
          </table:table-cell>
          <table:table-cell table:number-columns-repeated="1017"/>
        </table:table-row>
        <table:table-row table:style-name="ro4">
          <table:table-cell office:value-type="string">
            <text:p>레프트21-0031</text:p>
          </table:table-cell>
          <table:table-cell office:value-type="string">
            <text:p>레프트21</text:p>
          </table:table-cell>
          <table:table-cell office:value-type="float" office:value="31">
            <text:p>31</text:p>
          </table:table-cell>
          <table:table-cell table:style-name="ce3" office:value-type="string">
            <text:p>2010-05-08</text:p>
          </table:table-cell>
          <table:table-cell office:value-type="string">
            <text:p>이명박, “호전적 세력의 장사포가 우리를 겨누고 있다” - “안보 위기”는 사기다</text:p>
          </table:table-cell>
          <table:table-cell office:value-type="float" office:value="1800">
            <text:p>1800</text:p>
          </table:table-cell>
          <table:table-cell table:formula="of:=CONCATENATE([.B32]; &quot;-&quot;; TEXT([.C32];&quot;0000&quot;))" office:value-type="string" office:string-value="레프트21-0031">
            <text:p>레프트21-0031</text:p>
          </table:table-cell>
          <table:table-cell table:number-columns-repeated="1017"/>
        </table:table-row>
        <table:table-row table:style-name="ro4">
          <table:table-cell office:value-type="string">
            <text:p>레프트21-0032</text:p>
          </table:table-cell>
          <table:table-cell office:value-type="string">
            <text:p>레프트21</text:p>
          </table:table-cell>
          <table:table-cell office:value-type="float" office:value="32">
            <text:p>32</text:p>
          </table:table-cell>
          <table:table-cell table:style-name="ce3" office:value-type="string">
            <text:p>2010-05-22</text:p>
          </table:table-cell>
          <table:table-cell office:value-type="string">
            <text:p>1987년 KAL기 폭파, 1996년 휴전선 ‘총풍’, 2010년 천안함 - ‘북풍’ 조작 전력을 기억하라</text:p>
          </table:table-cell>
          <table:table-cell office:value-type="float" office:value="1800">
            <text:p>1800</text:p>
          </table:table-cell>
          <table:table-cell table:formula="of:=CONCATENATE([.B33]; &quot;-&quot;; TEXT([.C33];&quot;0000&quot;))" office:value-type="string" office:string-value="레프트21-0032">
            <text:p>레프트21-0032</text:p>
          </table:table-cell>
          <table:table-cell table:number-columns-repeated="1017"/>
        </table:table-row>
        <table:table-row table:style-name="ro4">
          <table:table-cell office:value-type="string">
            <text:p>레프트21-0033</text:p>
          </table:table-cell>
          <table:table-cell office:value-type="string">
            <text:p>레프트21</text:p>
          </table:table-cell>
          <table:table-cell office:value-type="float" office:value="33">
            <text:p>33</text:p>
          </table:table-cell>
          <table:table-cell table:style-name="ce3" office:value-type="string">
            <text:p>2010-06-05</text:p>
          </table:table-cell>
          <table:table-cell office:value-type="string">
            <text:p>6.2 지방선거 결과 - 이제는 진보연합으로 나아가야 한다</text:p>
          </table:table-cell>
          <table:table-cell office:value-type="float" office:value="1800">
            <text:p>1800</text:p>
          </table:table-cell>
          <table:table-cell table:formula="of:=CONCATENATE([.B34]; &quot;-&quot;; TEXT([.C34];&quot;0000&quot;))" office:value-type="string" office:string-value="레프트21-0033">
            <text:p>레프트21-0033</text:p>
          </table:table-cell>
          <table:table-cell table:number-columns-repeated="1017"/>
        </table:table-row>
        <table:table-row table:style-name="ro4">
          <table:table-cell office:value-type="string">
            <text:p>레프트21-0034</text:p>
          </table:table-cell>
          <table:table-cell office:value-type="string">
            <text:p>레프트21</text:p>
          </table:table-cell>
          <table:table-cell office:value-type="float" office:value="34">
            <text:p>34</text:p>
          </table:table-cell>
          <table:table-cell table:style-name="ce3" office:value-type="string">
            <text:p>2010-06-19</text:p>
          </table:table-cell>
          <table:table-cell office:value-type="string">
            <text:p>참여연대 마녀사냥 중단하라</text:p>
          </table:table-cell>
          <table:table-cell office:value-type="float" office:value="1800">
            <text:p>1800</text:p>
          </table:table-cell>
          <table:table-cell table:formula="of:=CONCATENATE([.B35]; &quot;-&quot;; TEXT([.C35];&quot;0000&quot;))" office:value-type="string" office:string-value="레프트21-0034">
            <text:p>레프트21-0034</text:p>
          </table:table-cell>
          <table:table-cell table:number-columns-repeated="1017"/>
        </table:table-row>
        <table:table-row table:style-name="ro4">
          <table:table-cell office:value-type="string">
            <text:p>레프트21-0035</text:p>
          </table:table-cell>
          <table:table-cell office:value-type="string">
            <text:p>레프트21</text:p>
          </table:table-cell>
          <table:table-cell office:value-type="float" office:value="35">
            <text:p>35</text:p>
          </table:table-cell>
          <table:table-cell table:style-name="ce3" office:value-type="string">
            <text:p>2010-07-03</text:p>
          </table:table-cell>
          <table:table-cell office:value-type="string">
            <text:p>위기의 이명박 정부가 속죄양을 찾는다 - 진보연대·참여연대 탄압 중단하라</text:p>
          </table:table-cell>
          <table:table-cell office:value-type="float" office:value="1800">
            <text:p>1800</text:p>
          </table:table-cell>
          <table:table-cell table:formula="of:=CONCATENATE([.B36]; &quot;-&quot;; TEXT([.C36];&quot;0000&quot;))" office:value-type="string" office:string-value="레프트21-0035">
            <text:p>레프트21-0035</text:p>
          </table:table-cell>
          <table:table-cell table:number-columns-repeated="1017"/>
        </table:table-row>
        <table:table-row table:style-name="ro4">
          <table:table-cell office:value-type="string">
            <text:p>레프트21-0036</text:p>
          </table:table-cell>
          <table:table-cell office:value-type="string">
            <text:p>레프트21</text:p>
          </table:table-cell>
          <table:table-cell office:value-type="float" office:value="36">
            <text:p>36</text:p>
          </table:table-cell>
          <table:table-cell table:style-name="ce3" office:value-type="string">
            <text:p>2010-07-17</text:p>
          </table:table-cell>
          <table:table-cell office:value-type="string">
            <text:p>이명박 정부: 부패, 불의, 분열</text:p>
          </table:table-cell>
          <table:table-cell office:value-type="float" office:value="1800">
            <text:p>1800</text:p>
          </table:table-cell>
          <table:table-cell table:formula="of:=CONCATENATE([.B37]; &quot;-&quot;; TEXT([.C37];&quot;0000&quot;))" office:value-type="string" office:string-value="레프트21-0036">
            <text:p>레프트21-0036</text:p>
          </table:table-cell>
          <table:table-cell table:number-columns-repeated="1017"/>
        </table:table-row>
        <table:table-row table:style-name="ro4">
          <table:table-cell office:value-type="string">
            <text:p>레프트21-0037</text:p>
          </table:table-cell>
          <table:table-cell office:value-type="string">
            <text:p>레프트21</text:p>
          </table:table-cell>
          <table:table-cell office:value-type="float" office:value="37">
            <text:p>37</text:p>
          </table:table-cell>
          <table:table-cell table:style-name="ce3" office:value-type="string">
            <text:p>2010-07-31</text:p>
          </table:table-cell>
          <table:table-cell office:value-type="string">
            <text:p>유출된 문서를 통해 드러난 아프가니스탄 전쟁의 참상 - 나토군과 한국군은 즉각 철군하라</text:p>
          </table:table-cell>
          <table:table-cell office:value-type="float" office:value="1800">
            <text:p>1800</text:p>
          </table:table-cell>
          <table:table-cell table:formula="of:=CONCATENATE([.B38]; &quot;-&quot;; TEXT([.C38];&quot;0000&quot;))" office:value-type="string" office:string-value="레프트21-0037">
            <text:p>레프트21-0037</text:p>
          </table:table-cell>
          <table:table-cell table:number-columns-repeated="1017"/>
        </table:table-row>
        <table:table-row table:style-name="ro4">
          <table:table-cell office:value-type="string">
            <text:p>레프트21-0038</text:p>
          </table:table-cell>
          <table:table-cell office:value-type="string">
            <text:p>레프트21</text:p>
          </table:table-cell>
          <table:table-cell office:value-type="float" office:value="38">
            <text:p>38</text:p>
          </table:table-cell>
          <table:table-cell table:style-name="ce3" office:value-type="string">
            <text:p>2010-08-14</text:p>
          </table:table-cell>
          <table:table-cell office:value-type="string">
            <text:p>8·8 개각은 노동계급 공격, 대북 강경책, 4대강 계속한다는 이명박의 선전포고</text:p>
          </table:table-cell>
          <table:table-cell office:value-type="float" office:value="1800">
            <text:p>1800</text:p>
          </table:table-cell>
          <table:table-cell table:formula="of:=CONCATENATE([.B39]; &quot;-&quot;; TEXT([.C39];&quot;0000&quot;))" office:value-type="string" office:string-value="레프트21-0038">
            <text:p>레프트21-0038</text:p>
          </table:table-cell>
          <table:table-cell table:number-columns-repeated="1017"/>
        </table:table-row>
        <table:table-row table:style-name="ro4">
          <table:table-cell office:value-type="string">
            <text:p>레프트21-0039</text:p>
          </table:table-cell>
          <table:table-cell office:value-type="string">
            <text:p>레프트21</text:p>
          </table:table-cell>
          <table:table-cell office:value-type="float" office:value="39">
            <text:p>39</text:p>
          </table:table-cell>
          <table:table-cell table:style-name="ce3" office:value-type="string">
            <text:p>2010-08-28</text:p>
          </table:table-cell>
          <table:table-cell office:value-type="string">
            <text:p>부정부패, 언론 통제, 경쟁 교육, 신자유주의, 쌍용차 파업 살인 진압 … 이명박의 “쓰레기 개각” </text:p>
          </table:table-cell>
          <table:table-cell office:value-type="float" office:value="1800">
            <text:p>1800</text:p>
          </table:table-cell>
          <table:table-cell table:formula="of:=CONCATENATE([.B40]; &quot;-&quot;; TEXT([.C40];&quot;0000&quot;))" office:value-type="string" office:string-value="레프트21-0039">
            <text:p>레프트21-0039</text:p>
          </table:table-cell>
          <table:table-cell table:number-columns-repeated="1017"/>
        </table:table-row>
        <table:table-row table:style-name="ro4">
          <table:table-cell office:value-type="string">
            <text:p>레프트21-0040</text:p>
          </table:table-cell>
          <table:table-cell office:value-type="string">
            <text:p>레프트21</text:p>
          </table:table-cell>
          <table:table-cell office:value-type="float" office:value="40">
            <text:p>40</text:p>
          </table:table-cell>
          <table:table-cell table:style-name="ce3" office:value-type="string">
            <text:p>2010-09-11</text:p>
          </table:table-cell>
          <table:table-cell office:value-type="string">
            <text:p>프랑스 2백만 명 총파업, 남아공 1백30만 명 총파업 - 이렇게 싸워야 한다</text:p>
          </table:table-cell>
          <table:table-cell office:value-type="float" office:value="1800">
            <text:p>1800</text:p>
          </table:table-cell>
          <table:table-cell table:formula="of:=CONCATENATE([.B41]; &quot;-&quot;; TEXT([.C41];&quot;0000&quot;))" office:value-type="string" office:string-value="레프트21-0040">
            <text:p>레프트21-0040</text:p>
          </table:table-cell>
          <table:table-cell table:number-columns-repeated="1017"/>
        </table:table-row>
        <table:table-row table:style-name="ro4">
          <table:table-cell office:value-type="string">
            <text:p>레프트21-0041</text:p>
          </table:table-cell>
          <table:table-cell office:value-type="string">
            <text:p>레프트21</text:p>
          </table:table-cell>
          <table:table-cell office:value-type="float" office:value="41">
            <text:p>41</text:p>
          </table:table-cell>
          <table:table-cell table:style-name="ce3" office:value-type="string">
            <text:p>2010-10-02</text:p>
          </table:table-cell>
          <table:table-cell office:value-type="string">
            <text:p>[G20] 세계 지배자들에 맞서 싸울 기회</text:p>
          </table:table-cell>
          <table:table-cell office:value-type="float" office:value="1800">
            <text:p>1800</text:p>
          </table:table-cell>
          <table:table-cell table:formula="of:=CONCATENATE([.B42]; &quot;-&quot;; TEXT([.C42];&quot;0000&quot;))" office:value-type="string" office:string-value="레프트21-0041">
            <text:p>레프트21-0041</text:p>
          </table:table-cell>
          <table:table-cell table:number-columns-repeated="1017"/>
        </table:table-row>
        <table:table-row table:style-name="ro4">
          <table:table-cell office:value-type="string">
            <text:p>레프트21-0042</text:p>
          </table:table-cell>
          <table:table-cell office:value-type="string">
            <text:p>레프트21</text:p>
          </table:table-cell>
          <table:table-cell office:value-type="float" office:value="42">
            <text:p>42</text:p>
          </table:table-cell>
          <table:table-cell table:style-name="ce3" office:value-type="string">
            <text:p>2010-10-16</text:p>
          </table:table-cell>
          <table:table-cell office:value-type="string">
            <text:p>G20 지배자들에게 우리의 분노를 보여 주자</text:p>
          </table:table-cell>
          <table:table-cell office:value-type="float" office:value="1800">
            <text:p>1800</text:p>
          </table:table-cell>
          <table:table-cell table:formula="of:=CONCATENATE([.B43]; &quot;-&quot;; TEXT([.C43];&quot;0000&quot;))" office:value-type="string" office:string-value="레프트21-0042">
            <text:p>레프트21-0042</text:p>
          </table:table-cell>
          <table:table-cell table:number-columns-repeated="1017"/>
        </table:table-row>
        <table:table-row table:style-name="ro4">
          <table:table-cell office:value-type="string">
            <text:p>레프트21-0043</text:p>
          </table:table-cell>
          <table:table-cell office:value-type="string">
            <text:p>레프트21</text:p>
          </table:table-cell>
          <table:table-cell office:value-type="float" office:value="43">
            <text:p>43</text:p>
          </table:table-cell>
          <table:table-cell table:style-name="ce3" office:value-type="string">
            <text:p>2010-10-30</text:p>
          </table:table-cell>
          <table:table-cell office:value-type="string">
            <text:p>11월 7일 · 11일, G20 항의 시위로 집결하라</text:p>
          </table:table-cell>
          <table:table-cell office:value-type="float" office:value="1800">
            <text:p>1800</text:p>
          </table:table-cell>
          <table:table-cell table:formula="of:=CONCATENATE([.B44]; &quot;-&quot;; TEXT([.C44];&quot;0000&quot;))" office:value-type="string" office:string-value="레프트21-0043">
            <text:p>레프트21-0043</text:p>
          </table:table-cell>
          <table:table-cell table:number-columns-repeated="1017"/>
        </table:table-row>
        <table:table-row table:style-name="ro4">
          <table:table-cell office:value-type="string">
            <text:p>레프트21-0044</text:p>
          </table:table-cell>
          <table:table-cell office:value-type="string">
            <text:p>레프트21</text:p>
          </table:table-cell>
          <table:table-cell office:value-type="float" office:value="44">
            <text:p>44</text:p>
          </table:table-cell>
          <table:table-cell table:style-name="ce3" office:value-type="string">
            <text:p>2010-11-13</text:p>
          </table:table-cell>
          <table:table-cell office:value-type="string">
            <text:p>아랍에미리트 특전사 파병 계획 철회하라</text:p>
          </table:table-cell>
          <table:table-cell office:value-type="float" office:value="1800">
            <text:p>1800</text:p>
          </table:table-cell>
          <table:table-cell table:formula="of:=CONCATENATE([.B45]; &quot;-&quot;; TEXT([.C45];&quot;0000&quot;))" office:value-type="string" office:string-value="레프트21-0044">
            <text:p>레프트21-0044</text:p>
          </table:table-cell>
          <table:table-cell table:number-columns-repeated="1017"/>
        </table:table-row>
        <table:table-row table:style-name="ro4">
          <table:table-cell office:value-type="string">
            <text:p>레프트21-0045</text:p>
          </table:table-cell>
          <table:table-cell office:value-type="string">
            <text:p>레프트21</text:p>
          </table:table-cell>
          <table:table-cell office:value-type="float" office:value="45">
            <text:p>45</text:p>
          </table:table-cell>
          <table:table-cell table:style-name="ce3" office:value-type="string">
            <text:p>2010-11-27</text:p>
          </table:table-cell>
          <table:table-cell office:value-type="string">
            <text:p>대북 강경책을 빌미로 현대차 파업 공격 말라</text:p>
          </table:table-cell>
          <table:table-cell office:value-type="float" office:value="1800">
            <text:p>1800</text:p>
          </table:table-cell>
          <table:table-cell table:formula="of:=CONCATENATE([.B46]; &quot;-&quot;; TEXT([.C46];&quot;0000&quot;))" office:value-type="string" office:string-value="레프트21-0045">
            <text:p>레프트21-0045</text:p>
          </table:table-cell>
          <table:table-cell table:number-columns-repeated="1017"/>
        </table:table-row>
        <table:table-row table:style-name="ro4">
          <table:table-cell office:value-type="string">
            <text:p>레프트21-0046</text:p>
          </table:table-cell>
          <table:table-cell office:value-type="string">
            <text:p>레프트21</text:p>
          </table:table-cell>
          <table:table-cell office:value-type="float" office:value="46">
            <text:p>46</text:p>
          </table:table-cell>
          <table:table-cell table:style-name="ce3" office:value-type="string">
            <text:p>2010-12-11</text:p>
          </table:table-cell>
          <table:table-cell office:value-type="string">
            <text:p>군사적 긴장 고조시키는 미국과 남한 정부</text:p>
          </table:table-cell>
          <table:table-cell office:value-type="float" office:value="1800">
            <text:p>1800</text:p>
          </table:table-cell>
          <table:table-cell table:formula="of:=CONCATENATE([.B47]; &quot;-&quot;; TEXT([.C47];&quot;0000&quot;))" office:value-type="string" office:string-value="레프트21-0046">
            <text:p>레프트21-0046</text:p>
          </table:table-cell>
          <table:table-cell table:number-columns-repeated="1017"/>
        </table:table-row>
        <table:table-row table:style-name="ro4">
          <table:table-cell office:value-type="string">
            <text:p>레프트21-0047</text:p>
          </table:table-cell>
          <table:table-cell office:value-type="string">
            <text:p>레프트21</text:p>
          </table:table-cell>
          <table:table-cell office:value-type="float" office:value="47">
            <text:p>47</text:p>
          </table:table-cell>
          <table:table-cell table:style-name="ce3" office:value-type="string">
            <text:p>2010-12-25</text:p>
          </table:table-cell>
          <table:table-cell office:value-type="string">
            <text:p>우리는 평화를 원한다</text:p>
          </table:table-cell>
          <table:table-cell office:value-type="float" office:value="1800">
            <text:p>1800</text:p>
          </table:table-cell>
          <table:table-cell table:formula="of:=CONCATENATE([.B48]; &quot;-&quot;; TEXT([.C48];&quot;0000&quot;))" office:value-type="string" office:string-value="레프트21-0047">
            <text:p>레프트21-0047</text:p>
          </table:table-cell>
          <table:table-cell table:number-columns-repeated="1017"/>
        </table:table-row>
        <table:table-row table:style-name="ro4">
          <table:table-cell office:value-type="string">
            <text:p>레프트21-0048</text:p>
          </table:table-cell>
          <table:table-cell office:value-type="string">
            <text:p>레프트21</text:p>
          </table:table-cell>
          <table:table-cell office:value-type="float" office:value="48">
            <text:p>48</text:p>
          </table:table-cell>
          <table:table-cell table:style-name="ce3" office:value-type="string">
            <text:p>2011-01-08</text:p>
          </table:table-cell>
          <table:table-cell office:value-type="string">
            <text:p>부자 증세로 복지 확대하라</text:p>
          </table:table-cell>
          <table:table-cell office:value-type="float" office:value="1800">
            <text:p>1800</text:p>
          </table:table-cell>
          <table:table-cell table:formula="of:=CONCATENATE([.B49]; &quot;-&quot;; TEXT([.C49];&quot;0000&quot;))" office:value-type="string" office:string-value="레프트21-0048">
            <text:p>레프트21-0048</text:p>
          </table:table-cell>
          <table:table-cell table:number-columns-repeated="1017"/>
        </table:table-row>
        <table:table-row table:style-name="ro4">
          <table:table-cell office:value-type="string">
            <text:p>레프트21-0049</text:p>
          </table:table-cell>
          <table:table-cell office:value-type="string">
            <text:p>레프트21</text:p>
          </table:table-cell>
          <table:table-cell office:value-type="float" office:value="49">
            <text:p>49</text:p>
          </table:table-cell>
          <table:table-cell table:style-name="ce3" office:value-type="string">
            <text:p>2011-01-22</text:p>
          </table:table-cell>
          <table:table-cell office:value-type="string">
            <text:p>튀니지 혁명 ― 민중이 독재자를 쫓아내다</text:p>
          </table:table-cell>
          <table:table-cell office:value-type="float" office:value="1800">
            <text:p>1800</text:p>
          </table:table-cell>
          <table:table-cell table:formula="of:=CONCATENATE([.B50]; &quot;-&quot;; TEXT([.C50];&quot;0000&quot;))" office:value-type="string" office:string-value="레프트21-0049">
            <text:p>레프트21-0049</text:p>
          </table:table-cell>
          <table:table-cell table:number-columns-repeated="1017"/>
        </table:table-row>
        <table:table-row table:style-name="ro4">
          <table:table-cell office:value-type="string">
            <text:p>레프트21-0050</text:p>
          </table:table-cell>
          <table:table-cell office:value-type="string">
            <text:p>레프트21</text:p>
          </table:table-cell>
          <table:table-cell office:value-type="float" office:value="50">
            <text:p>50</text:p>
          </table:table-cell>
          <table:table-cell table:style-name="ce3" office:value-type="string">
            <text:p>2011-02-05</text:p>
          </table:table-cell>
          <table:table-cell office:value-type="string">
            <text:p>이집트 혁명에 승리를</text:p>
          </table:table-cell>
          <table:table-cell office:value-type="float" office:value="1800">
            <text:p>1800</text:p>
          </table:table-cell>
          <table:table-cell table:formula="of:=CONCATENATE([.B51]; &quot;-&quot;; TEXT([.C51];&quot;0000&quot;))" office:value-type="string" office:string-value="레프트21-0050">
            <text:p>레프트21-0050</text:p>
          </table:table-cell>
          <table:table-cell table:number-columns-repeated="1017"/>
        </table:table-row>
        <table:table-row table:style-name="ro4">
          <table:table-cell office:value-type="string">
            <text:p>레프트21-0051</text:p>
          </table:table-cell>
          <table:table-cell office:value-type="string">
            <text:p>레프트21</text:p>
          </table:table-cell>
          <table:table-cell office:value-type="float" office:value="51">
            <text:p>51</text:p>
          </table:table-cell>
          <table:table-cell table:style-name="ce3" office:value-type="string">
            <text:p>2011-02-26</text:p>
          </table:table-cell>
          <table:table-cell office:value-type="string">
            <text:p>리비아 혁명에 승리를</text:p>
          </table:table-cell>
          <table:table-cell office:value-type="float" office:value="1800">
            <text:p>1800</text:p>
          </table:table-cell>
          <table:table-cell table:formula="of:=CONCATENATE([.B52]; &quot;-&quot;; TEXT([.C52];&quot;0000&quot;))" office:value-type="string" office:string-value="레프트21-0051">
            <text:p>레프트21-0051</text:p>
          </table:table-cell>
          <table:table-cell table:number-columns-repeated="1017"/>
        </table:table-row>
        <table:table-row table:style-name="ro4">
          <table:table-cell office:value-type="string">
            <text:p>레프트21-0052</text:p>
          </table:table-cell>
          <table:table-cell office:value-type="string">
            <text:p>레프트21</text:p>
          </table:table-cell>
          <table:table-cell office:value-type="float" office:value="52">
            <text:p>52</text:p>
          </table:table-cell>
          <table:table-cell table:style-name="ce3" office:value-type="string">
            <text:p>2011-03-12</text:p>
          </table:table-cell>
          <table:table-cell office:value-type="string">
            <text:p>고려대, 연세대, 이화여대 노동자들의 요구는 우리 모두의 요구다 - 임금을 인상하라</text:p>
          </table:table-cell>
          <table:table-cell office:value-type="float" office:value="1800">
            <text:p>1800</text:p>
          </table:table-cell>
          <table:table-cell table:formula="of:=CONCATENATE([.B53]; &quot;-&quot;; TEXT([.C53];&quot;0000&quot;))" office:value-type="string" office:string-value="레프트21-0052">
            <text:p>레프트21-0052</text:p>
          </table:table-cell>
          <table:table-cell table:number-columns-repeated="1017"/>
        </table:table-row>
        <table:table-row table:style-name="ro4">
          <table:table-cell office:value-type="string">
            <text:p>레프트21-0053</text:p>
          </table:table-cell>
          <table:table-cell office:value-type="string">
            <text:p>레프트21</text:p>
          </table:table-cell>
          <table:table-cell office:value-type="float" office:value="53">
            <text:p>53</text:p>
          </table:table-cell>
          <table:table-cell table:style-name="ce3" office:value-type="string">
            <text:p>2011-03-26</text:p>
          </table:table-cell>
          <table:table-cell office:value-type="string">
            <text:p>리비아 폭격을 중단하라 아랍 혁명에 승리를!</text:p>
          </table:table-cell>
          <table:table-cell office:value-type="float" office:value="1800">
            <text:p>1800</text:p>
          </table:table-cell>
          <table:table-cell table:formula="of:=CONCATENATE([.B54]; &quot;-&quot;; TEXT([.C54];&quot;0000&quot;))" office:value-type="string" office:string-value="레프트21-0053">
            <text:p>레프트21-0053</text:p>
          </table:table-cell>
          <table:table-cell table:number-columns-repeated="1017"/>
        </table:table-row>
        <table:table-row table:style-name="ro4">
          <table:table-cell office:value-type="string">
            <text:p>레프트21-0054</text:p>
          </table:table-cell>
          <table:table-cell office:value-type="string">
            <text:p>레프트21</text:p>
          </table:table-cell>
          <table:table-cell office:value-type="float" office:value="54">
            <text:p>54</text:p>
          </table:table-cell>
          <table:table-cell table:style-name="ce3" office:value-type="string">
            <text:p>2011-04-09</text:p>
          </table:table-cell>
          <table:table-cell office:value-type="string">
            <text:p>더는 빼앗길 수 없다 등록금 인상 철회! 최저임금과 임금 인상!</text:p>
          </table:table-cell>
          <table:table-cell office:value-type="float" office:value="1800">
            <text:p>1800</text:p>
          </table:table-cell>
          <table:table-cell table:formula="of:=CONCATENATE([.B55]; &quot;-&quot;; TEXT([.C55];&quot;0000&quot;))" office:value-type="string" office:string-value="레프트21-0054">
            <text:p>레프트21-0054</text:p>
          </table:table-cell>
          <table:table-cell table:number-columns-repeated="1017"/>
        </table:table-row>
        <table:table-row table:style-name="ro4">
          <table:table-cell office:value-type="string">
            <text:p>레프트21-0055</text:p>
          </table:table-cell>
          <table:table-cell office:value-type="string">
            <text:p>레프트21</text:p>
          </table:table-cell>
          <table:table-cell office:value-type="float" office:value="55">
            <text:p>55</text:p>
          </table:table-cell>
          <table:table-cell table:style-name="ce3" office:value-type="string">
            <text:p>2011-04-23</text:p>
          </table:table-cell>
          <table:table-cell office:value-type="string">
            <text:p>추락하는 이명박에 맞서 단결해 싸우면 이길 수 있다</text:p>
          </table:table-cell>
          <table:table-cell office:value-type="float" office:value="1800">
            <text:p>1800</text:p>
          </table:table-cell>
          <table:table-cell table:formula="of:=CONCATENATE([.B56]; &quot;-&quot;; TEXT([.C56];&quot;0000&quot;))" office:value-type="string" office:string-value="레프트21-0055">
            <text:p>레프트21-0055</text:p>
          </table:table-cell>
          <table:table-cell table:number-columns-repeated="1017"/>
        </table:table-row>
        <table:table-row table:style-name="ro4">
          <table:table-cell office:value-type="string">
            <text:p>레프트21-0056</text:p>
          </table:table-cell>
          <table:table-cell office:value-type="string">
            <text:p>레프트21</text:p>
          </table:table-cell>
          <table:table-cell office:value-type="float" office:value="56">
            <text:p>56</text:p>
          </table:table-cell>
          <table:table-cell table:style-name="ce3" office:value-type="string">
            <text:p>2011-05-07</text:p>
          </table:table-cell>
          <table:table-cell office:value-type="string">
            <text:p>빈 라덴을 죽이고 기뻐하는 전쟁광·위선자들</text:p>
          </table:table-cell>
          <table:table-cell office:value-type="float" office:value="1800">
            <text:p>1800</text:p>
          </table:table-cell>
          <table:table-cell table:formula="of:=CONCATENATE([.B57]; &quot;-&quot;; TEXT([.C57];&quot;0000&quot;))" office:value-type="string" office:string-value="레프트21-0056">
            <text:p>레프트21-0056</text:p>
          </table:table-cell>
          <table:table-cell table:number-columns-repeated="1017"/>
        </table:table-row>
        <table:table-row table:style-name="ro4">
          <table:table-cell office:value-type="string">
            <text:p>레프트21-0057</text:p>
          </table:table-cell>
          <table:table-cell office:value-type="string">
            <text:p>레프트21</text:p>
          </table:table-cell>
          <table:table-cell office:value-type="float" office:value="57">
            <text:p>57</text:p>
          </table:table-cell>
          <table:table-cell table:style-name="ce3" office:value-type="string">
            <text:p>2011-05-21</text:p>
          </table:table-cell>
          <table:table-cell office:value-type="string">
            <text:p>위기와 분열의 이명박</text:p>
          </table:table-cell>
          <table:table-cell office:value-type="float" office:value="1800">
            <text:p>1800</text:p>
          </table:table-cell>
          <table:table-cell table:formula="of:=CONCATENATE([.B58]; &quot;-&quot;; TEXT([.C58];&quot;0000&quot;))" office:value-type="string" office:string-value="레프트21-0057">
            <text:p>레프트21-0057</text:p>
          </table:table-cell>
          <table:table-cell table:number-columns-repeated="1017"/>
        </table:table-row>
        <table:table-row table:style-name="ro4">
          <table:table-cell office:value-type="string">
            <text:p>레프트21-0058</text:p>
          </table:table-cell>
          <table:table-cell office:value-type="string">
            <text:p>레프트21</text:p>
          </table:table-cell>
          <table:table-cell office:value-type="float" office:value="58">
            <text:p>58</text:p>
          </table:table-cell>
          <table:table-cell table:style-name="ce3" office:value-type="string">
            <text:p>2011-06-04</text:p>
          </table:table-cell>
          <table:table-cell office:value-type="string">
            <text:p>갈 길을 보여 준 이들을 지지하고 연대하자</text:p>
          </table:table-cell>
          <table:table-cell office:value-type="float" office:value="1800">
            <text:p>1800</text:p>
          </table:table-cell>
          <table:table-cell table:formula="of:=CONCATENATE([.B59]; &quot;-&quot;; TEXT([.C59];&quot;0000&quot;))" office:value-type="string" office:string-value="레프트21-0058">
            <text:p>레프트21-0058</text:p>
          </table:table-cell>
          <table:table-cell table:number-columns-repeated="1017"/>
        </table:table-row>
        <table:table-row table:style-name="ro4">
          <table:table-cell office:value-type="string">
            <text:p>레프트21-0059</text:p>
          </table:table-cell>
          <table:table-cell office:value-type="string">
            <text:p>레프트21</text:p>
          </table:table-cell>
          <table:table-cell office:value-type="float" office:value="59">
            <text:p>59</text:p>
          </table:table-cell>
          <table:table-cell table:style-name="ce3" office:value-type="string">
            <text:p>2011-06-18</text:p>
          </table:table-cell>
          <table:table-cell office:value-type="string">
            <text:p>[반값 등록금 사기, 유성기업 파업 탄압, 서울대 법인화 추진, 쥐꼬리 최저임금 강요, 고물가 조장, 공공요금 인상 추진] 표적은 하나다</text:p>
          </table:table-cell>
          <table:table-cell office:value-type="float" office:value="1800">
            <text:p>1800</text:p>
          </table:table-cell>
          <table:table-cell table:formula="of:=CONCATENATE([.B60]; &quot;-&quot;; TEXT([.C60];&quot;0000&quot;))" office:value-type="string" office:string-value="레프트21-0059">
            <text:p>레프트21-0059</text:p>
          </table:table-cell>
          <table:table-cell table:number-columns-repeated="1017"/>
        </table:table-row>
        <table:table-row table:style-name="ro4">
          <table:table-cell office:value-type="string">
            <text:p>레프트21-0060</text:p>
          </table:table-cell>
          <table:table-cell office:value-type="string">
            <text:p>레프트21</text:p>
          </table:table-cell>
          <table:table-cell office:value-type="float" office:value="60">
            <text:p>60</text:p>
          </table:table-cell>
          <table:table-cell table:style-name="ce3" office:value-type="string">
            <text:p>2011-07-02</text:p>
          </table:table-cell>
          <table:table-cell office:value-type="string">
            <text:p>희망을 보여 준 그리스 노동자 총파업</text:p>
          </table:table-cell>
          <table:table-cell office:value-type="float" office:value="1800">
            <text:p>1800</text:p>
          </table:table-cell>
          <table:table-cell table:formula="of:=CONCATENATE([.B61]; &quot;-&quot;; TEXT([.C61];&quot;0000&quot;))" office:value-type="string" office:string-value="레프트21-0060">
            <text:p>레프트21-0060</text:p>
          </table:table-cell>
          <table:table-cell table:number-columns-repeated="1017"/>
        </table:table-row>
        <table:table-row table:style-name="ro4">
          <table:table-cell office:value-type="string">
            <text:p>레프트21-0061</text:p>
          </table:table-cell>
          <table:table-cell office:value-type="string">
            <text:p>레프트21</text:p>
          </table:table-cell>
          <table:table-cell office:value-type="float" office:value="61">
            <text:p>61</text:p>
          </table:table-cell>
          <table:table-cell table:style-name="ce3" office:value-type="string">
            <text:p>2011-07-16</text:p>
          </table:table-cell>
          <table:table-cell office:value-type="string">
            <text:p>[노동자 단결과 투쟁이 희망이다] 당장 이들을 막아야 한다</text:p>
          </table:table-cell>
          <table:table-cell office:value-type="float" office:value="1800">
            <text:p>1800</text:p>
          </table:table-cell>
          <table:table-cell table:formula="of:=CONCATENATE([.B62]; &quot;-&quot;; TEXT([.C62];&quot;0000&quot;))" office:value-type="string" office:string-value="레프트21-0061">
            <text:p>레프트21-0061</text:p>
          </table:table-cell>
          <table:table-cell table:number-columns-repeated="1017"/>
        </table:table-row>
        <table:table-row table:style-name="ro4">
          <table:table-cell office:value-type="string">
            <text:p>레프트21-0062</text:p>
          </table:table-cell>
          <table:table-cell office:value-type="string">
            <text:p>레프트21</text:p>
          </table:table-cell>
          <table:table-cell office:value-type="float" office:value="62">
            <text:p>62</text:p>
          </table:table-cell>
          <table:table-cell table:style-name="ce3" office:value-type="string">
            <text:p>2011-08-06</text:p>
          </table:table-cell>
          <table:table-cell office:value-type="string">
            <text:p>[경제 위기 고통전가, 민주주의 공격, 물가 폭등 조장, 살인해고 지원과 노동자 탄압] “이명박 꼴보기 싫다”</text:p>
          </table:table-cell>
          <table:table-cell office:value-type="float" office:value="1800">
            <text:p>1800</text:p>
          </table:table-cell>
          <table:table-cell table:formula="of:=CONCATENATE([.B63]; &quot;-&quot;; TEXT([.C63];&quot;0000&quot;))" office:value-type="string" office:string-value="레프트21-0062">
            <text:p>레프트21-0062</text:p>
          </table:table-cell>
          <table:table-cell table:number-columns-repeated="1017"/>
        </table:table-row>
        <table:table-row table:style-name="ro4">
          <table:table-cell office:value-type="string">
            <text:p>레프트21-0063</text:p>
          </table:table-cell>
          <table:table-cell office:value-type="string">
            <text:p>레프트21</text:p>
          </table:table-cell>
          <table:table-cell office:value-type="float" office:value="63">
            <text:p>63</text:p>
          </table:table-cell>
          <table:table-cell table:style-name="ce3" office:value-type="string">
            <text:p>2011-08-20</text:p>
          </table:table-cell>
          <table:table-cell office:value-type="string">
            <text:p>‘공생 발전’하는 쓰레기들</text:p>
          </table:table-cell>
          <table:table-cell office:value-type="float" office:value="1800">
            <text:p>1800</text:p>
          </table:table-cell>
          <table:table-cell table:formula="of:=CONCATENATE([.B64]; &quot;-&quot;; TEXT([.C64];&quot;0000&quot;))" office:value-type="string" office:string-value="레프트21-0063">
            <text:p>레프트21-0063</text:p>
          </table:table-cell>
          <table:table-cell table:number-columns-repeated="1017"/>
        </table:table-row>
        <table:table-row table:style-name="ro4">
          <table:table-cell office:value-type="string">
            <text:p>레프트21-0064</text:p>
          </table:table-cell>
          <table:table-cell office:value-type="string">
            <text:p>레프트21</text:p>
          </table:table-cell>
          <table:table-cell office:value-type="float" office:value="64">
            <text:p>64</text:p>
          </table:table-cell>
          <table:table-cell table:style-name="ce3" office:value-type="string">
            <text:p>2011-09-03</text:p>
          </table:table-cell>
          <table:table-cell office:value-type="string">
            <text:p>[또 고장난 세계 자본주의] 고통전담 NO! 부자 증세로 무상복지 확대!</text:p>
          </table:table-cell>
          <table:table-cell office:value-type="float" office:value="1800">
            <text:p>1800</text:p>
          </table:table-cell>
          <table:table-cell table:formula="of:=CONCATENATE([.B65]; &quot;-&quot;; TEXT([.C65];&quot;0000&quot;))" office:value-type="string" office:string-value="레프트21-0064">
            <text:p>레프트21-0064</text:p>
          </table:table-cell>
          <table:table-cell table:number-columns-repeated="1017"/>
        </table:table-row>
        <table:table-row table:style-name="ro4">
          <table:table-cell office:value-type="string">
            <text:p>레프트21-0065</text:p>
          </table:table-cell>
          <table:table-cell office:value-type="string">
            <text:p>레프트21</text:p>
          </table:table-cell>
          <table:table-cell office:value-type="float" office:value="65">
            <text:p>65</text:p>
          </table:table-cell>
          <table:table-cell table:style-name="ce3" office:value-type="string">
            <text:p>2011-09-24</text:p>
          </table:table-cell>
          <table:table-cell office:value-type="string">
            <text:p>반복되는 유로존 위기, 자본주의에는 해결책이 없다 - 유럽 노동자 저항이 희망이다</text:p>
          </table:table-cell>
          <table:table-cell office:value-type="float" office:value="1800">
            <text:p>1800</text:p>
          </table:table-cell>
          <table:table-cell table:formula="of:=CONCATENATE([.B66]; &quot;-&quot;; TEXT([.C66];&quot;0000&quot;))" office:value-type="string" office:string-value="레프트21-0065">
            <text:p>레프트21-0065</text:p>
          </table:table-cell>
          <table:table-cell table:number-columns-repeated="1017"/>
        </table:table-row>
        <table:table-row table:style-name="ro4">
          <table:table-cell office:value-type="string">
            <text:p>레프트21-0066</text:p>
          </table:table-cell>
          <table:table-cell office:value-type="string">
            <text:p>레프트21</text:p>
          </table:table-cell>
          <table:table-cell office:value-type="float" office:value="66">
            <text:p>66</text:p>
          </table:table-cell>
          <table:table-cell table:style-name="ce3" office:value-type="string">
            <text:p>2011-10-08</text:p>
          </table:table-cell>
          <table:table-cell office:value-type="string">
            <text:p>파산하는 좀비 자본주의 - 세계 곳곳에서 저항이 커지고 있다, 월가 ‘점령자’들 “부자에게 과세하라”</text:p>
          </table:table-cell>
          <table:table-cell office:value-type="float" office:value="1800">
            <text:p>1800</text:p>
          </table:table-cell>
          <table:table-cell table:formula="of:=CONCATENATE([.B67]; &quot;-&quot;; TEXT([.C67];&quot;0000&quot;))" office:value-type="string" office:string-value="레프트21-0066">
            <text:p>레프트21-0066</text:p>
          </table:table-cell>
          <table:table-cell table:number-columns-repeated="1017"/>
        </table:table-row>
        <table:table-row table:style-name="ro4">
          <table:table-cell office:value-type="string">
            <text:p>레프트21-0067</text:p>
          </table:table-cell>
          <table:table-cell office:value-type="string">
            <text:p>레프트21</text:p>
          </table:table-cell>
          <table:table-cell office:value-type="float" office:value="67">
            <text:p>67</text:p>
          </table:table-cell>
          <table:table-cell table:style-name="ce3" office:value-type="string">
            <text:p>2011-10-29</text:p>
          </table:table-cell>
          <table:table-cell office:value-type="string">
            <text:p>“우리는 99퍼센트다 다 함께 저항하자”</text:p>
          </table:table-cell>
          <table:table-cell office:value-type="float" office:value="1800">
            <text:p>1800</text:p>
          </table:table-cell>
          <table:table-cell table:formula="of:=CONCATENATE([.B68]; &quot;-&quot;; TEXT([.C68];&quot;0000&quot;))" office:value-type="string" office:string-value="레프트21-0067">
            <text:p>레프트21-0067</text:p>
          </table:table-cell>
          <table:table-cell table:number-columns-repeated="1017"/>
        </table:table-row>
        <table:table-row table:style-name="ro4">
          <table:table-cell office:value-type="string">
            <text:p>레프트21-0068</text:p>
          </table:table-cell>
          <table:table-cell office:value-type="string">
            <text:p>레프트21</text:p>
          </table:table-cell>
          <table:table-cell office:value-type="float" office:value="68">
            <text:p>68</text:p>
          </table:table-cell>
          <table:table-cell table:style-name="ce3" office:value-type="string">
            <text:p>2011-11-05</text:p>
          </table:table-cell>
          <table:table-cell office:value-type="string">
            <text:p>세계 곳곳에서 울려퍼지는 외침, 저항하라! 단결하라! 점거하라</text:p>
          </table:table-cell>
          <table:table-cell office:value-type="float" office:value="1800">
            <text:p>1800</text:p>
          </table:table-cell>
          <table:table-cell table:formula="of:=CONCATENATE([.B69]; &quot;-&quot;; TEXT([.C69];&quot;0000&quot;))" office:value-type="string" office:string-value="레프트21-0068">
            <text:p>레프트21-0068</text:p>
          </table:table-cell>
          <table:table-cell table:number-columns-repeated="1017"/>
        </table:table-row>
        <table:table-row table:style-name="ro4">
          <table:table-cell office:value-type="string">
            <text:p>레프트21-0069</text:p>
          </table:table-cell>
          <table:table-cell office:value-type="string">
            <text:p>레프트21</text:p>
          </table:table-cell>
          <table:table-cell office:value-type="float" office:value="69">
            <text:p>69</text:p>
          </table:table-cell>
          <table:table-cell table:style-name="ce3" office:value-type="string">
            <text:p>2011-11-19</text:p>
          </table:table-cell>
          <table:table-cell office:value-type="string">
            <text:p>NO! 한미FTA, 될 때까지 모이자</text:p>
          </table:table-cell>
          <table:table-cell office:value-type="float" office:value="1800">
            <text:p>1800</text:p>
          </table:table-cell>
          <table:table-cell table:formula="of:=CONCATENATE([.B70]; &quot;-&quot;; TEXT([.C70];&quot;0000&quot;))" office:value-type="string" office:string-value="레프트21-0069">
            <text:p>레프트21-0069</text:p>
          </table:table-cell>
          <table:table-cell table:number-columns-repeated="1017"/>
        </table:table-row>
        <table:table-row table:style-name="ro4">
          <table:table-cell office:value-type="string">
            <text:p>레프트21-0070</text:p>
          </table:table-cell>
          <table:table-cell office:value-type="string">
            <text:p>레프트21</text:p>
          </table:table-cell>
          <table:table-cell office:value-type="float" office:value="70">
            <text:p>70</text:p>
          </table:table-cell>
          <table:table-cell table:style-name="ce3" office:value-type="string">
            <text:p>2011-12-10</text:p>
          </table:table-cell>
          <table:table-cell table:style-name="ce4" office:value-type="string">
            <text:p>한미FTA 폐기하라</text:p>
          </table:table-cell>
          <table:table-cell office:value-type="float" office:value="1800">
            <text:p>1800</text:p>
          </table:table-cell>
          <table:table-cell table:formula="of:=CONCATENATE([.B71]; &quot;-&quot;; TEXT([.C71];&quot;0000&quot;))" office:value-type="string" office:string-value="레프트21-0070">
            <text:p>레프트21-0070</text:p>
          </table:table-cell>
          <table:table-cell table:number-columns-repeated="1017"/>
        </table:table-row>
        <table:table-row table:style-name="ro4">
          <table:table-cell office:value-type="string">
            <text:p>레프트21-0071</text:p>
          </table:table-cell>
          <table:table-cell office:value-type="string">
            <text:p>레프트21</text:p>
          </table:table-cell>
          <table:table-cell office:value-type="float" office:value="71">
            <text:p>71</text:p>
          </table:table-cell>
          <table:table-cell table:style-name="ce3" office:value-type="string">
            <text:p>2011-12-17</text:p>
          </table:table-cell>
          <table:table-cell office:value-type="string">
            <text:p>산산조각 나는 이명박 정권 ― 진보의 대안과 투쟁을 건설하자</text:p>
          </table:table-cell>
          <table:table-cell office:value-type="float" office:value="1800">
            <text:p>1800</text:p>
          </table:table-cell>
          <table:table-cell table:formula="of:=CONCATENATE([.B72]; &quot;-&quot;; TEXT([.C72];&quot;0000&quot;))" office:value-type="string" office:string-value="레프트21-0071">
            <text:p>레프트21-0071</text:p>
          </table:table-cell>
          <table:table-cell table:number-columns-repeated="1017"/>
        </table:table-row>
        <table:table-row table:style-name="ro4">
          <table:table-cell office:value-type="string">
            <text:p>레프트21-0072</text:p>
          </table:table-cell>
          <table:table-cell office:value-type="string">
            <text:p>레프트21</text:p>
          </table:table-cell>
          <table:table-cell office:value-type="float" office:value="72">
            <text:p>72</text:p>
          </table:table-cell>
          <table:table-cell table:style-name="ce3" office:value-type="string">
            <text:p>2011-12-31</text:p>
          </table:table-cell>
          <table:table-cell office:value-type="string">
            <text:p>뿌리깊은 부패 정권 ― 제 임기 채울 수 있을까</text:p>
          </table:table-cell>
          <table:table-cell office:value-type="float" office:value="1800">
            <text:p>1800</text:p>
          </table:table-cell>
          <table:table-cell table:formula="of:=CONCATENATE([.B73]; &quot;-&quot;; TEXT([.C73];&quot;0000&quot;))" office:value-type="string" office:string-value="레프트21-0072">
            <text:p>레프트21-0072</text:p>
          </table:table-cell>
          <table:table-cell table:number-columns-repeated="1017"/>
        </table:table-row>
        <table:table-row table:style-name="ro4">
          <table:table-cell office:value-type="string">
            <text:p>레프트21-0073</text:p>
          </table:table-cell>
          <table:table-cell office:value-type="string">
            <text:p>레프트21</text:p>
          </table:table-cell>
          <table:table-cell office:value-type="float" office:value="73">
            <text:p>73</text:p>
          </table:table-cell>
          <table:table-cell table:style-name="ce3" office:value-type="string">
            <text:p>2012-01-14</text:p>
          </table:table-cell>
          <table:table-cell office:value-type="string">
            <text:p>디도스, 돈봉투... 뼛속까지 부패한 ― 1퍼센트 정권은 무너져야 한다</text:p>
          </table:table-cell>
          <table:table-cell office:value-type="float" office:value="1800">
            <text:p>1800</text:p>
          </table:table-cell>
          <table:table-cell table:formula="of:=CONCATENATE([.B74]; &quot;-&quot;; TEXT([.C74];&quot;0000&quot;))" office:value-type="string" office:string-value="레프트21-0073">
            <text:p>레프트21-0073</text:p>
          </table:table-cell>
          <table:table-cell table:number-columns-repeated="1017"/>
        </table:table-row>
        <table:table-row table:style-name="ro4">
          <table:table-cell office:value-type="string">
            <text:p>레프트21-0074</text:p>
          </table:table-cell>
          <table:table-cell office:value-type="string">
            <text:p>레프트21</text:p>
          </table:table-cell>
          <table:table-cell office:value-type="float" office:value="74">
            <text:p>74</text:p>
          </table:table-cell>
          <table:table-cell table:style-name="ce3" office:value-type="string">
            <text:p>2012-02-04</text:p>
          </table:table-cell>
          <table:table-cell office:value-type="string">
            <text:p>구역질 난다 박근혜 ‘쇄신’ 사기극 ― 저들의 위기 탈출을 막아라!</text:p>
          </table:table-cell>
          <table:table-cell office:value-type="float" office:value="1800">
            <text:p>1800</text:p>
          </table:table-cell>
          <table:table-cell table:formula="of:=CONCATENATE([.B75]; &quot;-&quot;; TEXT([.C75];&quot;0000&quot;))" office:value-type="string" office:string-value="레프트21-0074">
            <text:p>레프트21-0074</text:p>
          </table:table-cell>
          <table:table-cell table:number-columns-repeated="1017"/>
        </table:table-row>
        <table:table-row table:style-name="ro4">
          <table:table-cell office:value-type="string">
            <text:p>레프트21-0075</text:p>
          </table:table-cell>
          <table:table-cell office:value-type="string">
            <text:p>레프트21</text:p>
          </table:table-cell>
          <table:table-cell office:value-type="float" office:value="75">
            <text:p>75</text:p>
          </table:table-cell>
          <table:table-cell table:style-name="ce3" office:value-type="string">
            <text:p>2012-02-18</text:p>
          </table:table-cell>
          <table:table-cell office:value-type="string">
            <text:p>몸통은 이들이다</text:p>
          </table:table-cell>
          <table:table-cell office:value-type="float" office:value="1800">
            <text:p>1800</text:p>
          </table:table-cell>
          <table:table-cell table:formula="of:=CONCATENATE([.B76]; &quot;-&quot;; TEXT([.C76];&quot;0000&quot;))" office:value-type="string" office:string-value="레프트21-0075">
            <text:p>레프트21-0075</text:p>
          </table:table-cell>
          <table:table-cell table:number-columns-repeated="1017"/>
        </table:table-row>
        <table:table-row table:style-name="ro4">
          <table:table-cell office:value-type="string">
            <text:p>레프트21-0076</text:p>
          </table:table-cell>
          <table:table-cell office:value-type="string">
            <text:p>레프트21</text:p>
          </table:table-cell>
          <table:table-cell office:value-type="float" office:value="76">
            <text:p>76</text:p>
          </table:table-cell>
          <table:table-cell table:style-name="ce3" office:value-type="string">
            <text:p>2012-03-03</text:p>
          </table:table-cell>
          <table:table-cell office:value-type="string">
            <text:p>MBC 파업에 승리를!</text:p>
          </table:table-cell>
          <table:table-cell office:value-type="float" office:value="1800">
            <text:p>1800</text:p>
          </table:table-cell>
          <table:table-cell table:formula="of:=CONCATENATE([.B77]; &quot;-&quot;; TEXT([.C77];&quot;0000&quot;))" office:value-type="string" office:string-value="레프트21-0076">
            <text:p>레프트21-0076</text:p>
          </table:table-cell>
          <table:table-cell table:number-columns-repeated="1017"/>
        </table:table-row>
        <table:table-row table:style-name="ro4">
          <table:table-cell office:value-type="string">
            <text:p>레프트21-0077</text:p>
          </table:table-cell>
          <table:table-cell office:value-type="string">
            <text:p>레프트21</text:p>
          </table:table-cell>
          <table:table-cell office:value-type="float" office:value="77">
            <text:p>77</text:p>
          </table:table-cell>
          <table:table-cell table:style-name="ce3" office:value-type="string">
            <text:p>2012-03-17</text:p>
          </table:table-cell>
          <table:table-cell office:value-type="string">
            <text:p>제주 ‘해적기지’ 반대한다 ― 김지윤 마녀사냥 중단하라</text:p>
          </table:table-cell>
          <table:table-cell office:value-type="float" office:value="1800">
            <text:p>1800</text:p>
          </table:table-cell>
          <table:table-cell table:formula="of:=CONCATENATE([.B78]; &quot;-&quot;; TEXT([.C78];&quot;0000&quot;))" office:value-type="string" office:string-value="레프트21-0077">
            <text:p>레프트21-0077</text:p>
          </table:table-cell>
          <table:table-cell table:number-columns-repeated="1017"/>
        </table:table-row>
        <table:table-row table:style-name="ro4">
          <table:table-cell office:value-type="string">
            <text:p>레프트21-0078</text:p>
          </table:table-cell>
          <table:table-cell office:value-type="string">
            <text:p>레프트21</text:p>
          </table:table-cell>
          <table:table-cell office:value-type="float" office:value="78">
            <text:p>78</text:p>
          </table:table-cell>
          <table:table-cell table:style-name="ce3" office:value-type="string">
            <text:p>2012-03-31</text:p>
          </table:table-cell>
          <table:table-cell office:value-type="string">
            <text:p>진보정치의 전진과 투쟁이 필요하다</text:p>
          </table:table-cell>
          <table:table-cell office:value-type="float" office:value="1800">
            <text:p>1800</text:p>
          </table:table-cell>
          <table:table-cell table:formula="of:=CONCATENATE([.B79]; &quot;-&quot;; TEXT([.C79];&quot;0000&quot;))" office:value-type="string" office:string-value="레프트21-0078">
            <text:p>레프트21-0078</text:p>
          </table:table-cell>
          <table:table-cell table:number-columns-repeated="1017"/>
        </table:table-row>
        <table:table-row table:style-name="ro4">
          <table:table-cell office:value-type="string">
            <text:p>레프트21-0079</text:p>
          </table:table-cell>
          <table:table-cell office:value-type="string">
            <text:p>레프트21</text:p>
          </table:table-cell>
          <table:table-cell office:value-type="float" office:value="79">
            <text:p>79</text:p>
          </table:table-cell>
          <table:table-cell table:style-name="ce3" office:value-type="string">
            <text:p>2012-04-14</text:p>
          </table:table-cell>
          <table:table-cell office:value-type="string">
            <text:p>총선 결과가 보여준 것 ― 민주당에 대한 여전한 불신, 박근혜는 이를 잘 이용했을 뿐 ― 우파 결집과 진보정당 전진으로 나타난 정치 양극화</text:p>
          </table:table-cell>
          <table:table-cell office:value-type="float" office:value="1800">
            <text:p>1800</text:p>
          </table:table-cell>
          <table:table-cell table:formula="of:=CONCATENATE([.B80]; &quot;-&quot;; TEXT([.C80];&quot;0000&quot;))" office:value-type="string" office:string-value="레프트21-0079">
            <text:p>레프트21-0079</text:p>
          </table:table-cell>
          <table:table-cell table:number-columns-repeated="1017"/>
        </table:table-row>
        <table:table-row table:style-name="ro4">
          <table:table-cell office:value-type="string">
            <text:p>레프트21-0080</text:p>
          </table:table-cell>
          <table:table-cell office:value-type="string">
            <text:p>레프트21</text:p>
          </table:table-cell>
          <table:table-cell office:value-type="float" office:value="80">
            <text:p>80</text:p>
          </table:table-cell>
          <table:table-cell table:style-name="ce3" office:value-type="string">
            <text:p>2012-04-28</text:p>
          </table:table-cell>
          <table:table-cell office:value-type="string">
            <text:p>우리도 고통전가에 맞설 수 있다 ― 도전 받는 유럽 긴축 정책</text:p>
          </table:table-cell>
          <table:table-cell office:value-type="float" office:value="1800">
            <text:p>1800</text:p>
          </table:table-cell>
          <table:table-cell table:formula="of:=CONCATENATE([.B81]; &quot;-&quot;; TEXT([.C81];&quot;0000&quot;))" office:value-type="string" office:string-value="레프트21-0080">
            <text:p>레프트21-0080</text:p>
          </table:table-cell>
          <table:table-cell table:number-columns-repeated="1017"/>
        </table:table-row>
        <table:table-row table:style-name="ro4">
          <table:table-cell office:value-type="string">
            <text:p>레프트21-0081</text:p>
          </table:table-cell>
          <table:table-cell office:value-type="string">
            <text:p>레프트21</text:p>
          </table:table-cell>
          <table:table-cell office:value-type="float" office:value="81">
            <text:p>81</text:p>
          </table:table-cell>
          <table:table-cell table:style-name="ce3" office:value-type="string">
            <text:p>2012-05-14</text:p>
          </table:table-cell>
          <table:table-cell office:value-type="string">
            <text:p>23번째 죽음은 안 된다 ― 쌍용차 해고자를 모두 복직시켜라</text:p>
          </table:table-cell>
          <table:table-cell office:value-type="float" office:value="1800">
            <text:p>1800</text:p>
          </table:table-cell>
          <table:table-cell table:formula="of:=CONCATENATE([.B82]; &quot;-&quot;; TEXT([.C82];&quot;0000&quot;))" office:value-type="string" office:string-value="레프트21-0081">
            <text:p>레프트21-0081</text:p>
          </table:table-cell>
          <table:table-cell table:number-columns-repeated="1017"/>
        </table:table-row>
        <table:table-row table:style-name="ro4">
          <table:table-cell office:value-type="string">
            <text:p>레프트21-0082</text:p>
          </table:table-cell>
          <table:table-cell office:value-type="string">
            <text:p>레프트21</text:p>
          </table:table-cell>
          <table:table-cell office:value-type="float" office:value="82">
            <text:p>82</text:p>
          </table:table-cell>
          <table:table-cell table:style-name="ce3" office:value-type="string">
            <text:p>2012-05-28</text:p>
          </table:table-cell>
          <table:table-cell office:value-type="string">
            <text:p>종북 마녀사냥 중단하라</text:p>
          </table:table-cell>
          <table:table-cell office:value-type="float" office:value="1800">
            <text:p>1800</text:p>
          </table:table-cell>
          <table:table-cell table:formula="of:=CONCATENATE([.B83]; &quot;-&quot;; TEXT([.C83];&quot;0000&quot;))" office:value-type="string" office:string-value="레프트21-0082">
            <text:p>레프트21-0082</text:p>
          </table:table-cell>
          <table:table-cell table:number-columns-repeated="1017"/>
        </table:table-row>
        <table:table-row table:style-name="ro4">
          <table:table-cell office:value-type="string">
            <text:p>레프트21-0083</text:p>
          </table:table-cell>
          <table:table-cell office:value-type="string">
            <text:p>레프트21</text:p>
          </table:table-cell>
          <table:table-cell office:value-type="float" office:value="83">
            <text:p>83</text:p>
          </table:table-cell>
          <table:table-cell table:style-name="ce3" office:value-type="string">
            <text:p>2012-06-11</text:p>
          </table:table-cell>
          <table:table-cell office:value-type="string">
            <text:p>고장 난 자본주의는 고칠 수도 없다</text:p>
          </table:table-cell>
          <table:table-cell office:value-type="float" office:value="1800">
            <text:p>1800</text:p>
          </table:table-cell>
          <table:table-cell table:formula="of:=CONCATENATE([.B84]; &quot;-&quot;; TEXT([.C84];&quot;0000&quot;))" office:value-type="string" office:string-value="레프트21-0083">
            <text:p>레프트21-0083</text:p>
          </table:table-cell>
          <table:table-cell table:number-columns-repeated="1017"/>
        </table:table-row>
        <table:table-row table:style-name="ro4">
          <table:table-cell office:value-type="string">
            <text:p>레프트21-0084</text:p>
          </table:table-cell>
          <table:table-cell office:value-type="string">
            <text:p>레프트21</text:p>
          </table:table-cell>
          <table:table-cell office:value-type="float" office:value="84">
            <text:p>84</text:p>
          </table:table-cell>
          <table:table-cell table:style-name="ce3" office:value-type="string">
            <text:p>2012-06-25</text:p>
          </table:table-cell>
          <table:table-cell office:value-type="string">
            <text:p>은행·부자 ‘구제’에 맞서는 유로존 노동자들</text:p>
          </table:table-cell>
          <table:table-cell office:value-type="float" office:value="1800">
            <text:p>1800</text:p>
          </table:table-cell>
          <table:table-cell table:formula="of:=CONCATENATE([.B85]; &quot;-&quot;; TEXT([.C85];&quot;0000&quot;))" office:value-type="string" office:string-value="레프트21-0084">
            <text:p>레프트21-0084</text:p>
          </table:table-cell>
          <table:table-cell table:number-columns-repeated="1017"/>
        </table:table-row>
        <table:table-row table:style-name="ro4">
          <table:table-cell office:value-type="string">
            <text:p>레프트21-0085</text:p>
          </table:table-cell>
          <table:table-cell office:value-type="string">
            <text:p>레프트21</text:p>
          </table:table-cell>
          <table:table-cell office:value-type="float" office:value="85">
            <text:p>85</text:p>
          </table:table-cell>
          <table:table-cell table:style-name="ce3" office:value-type="string">
            <text:p>2012-07-09</text:p>
          </table:table-cell>
          <table:table-cell office:value-type="string">
            <text:p>몸통이 제거돼야 한다</text:p>
          </table:table-cell>
          <table:table-cell office:value-type="float" office:value="1800">
            <text:p>1800</text:p>
          </table:table-cell>
          <table:table-cell table:formula="of:=CONCATENATE([.B86]; &quot;-&quot;; TEXT([.C86];&quot;0000&quot;))" office:value-type="string" office:string-value="레프트21-0085">
            <text:p>레프트21-0085</text:p>
          </table:table-cell>
          <table:table-cell table:number-columns-repeated="1017"/>
        </table:table-row>
        <table:table-row table:style-name="ro4">
          <table:table-cell office:value-type="string">
            <text:p>레프트21-0086</text:p>
          </table:table-cell>
          <table:table-cell office:value-type="string">
            <text:p>레프트21</text:p>
          </table:table-cell>
          <table:table-cell office:value-type="float" office:value="86">
            <text:p>86</text:p>
          </table:table-cell>
          <table:table-cell table:style-name="ce3" office:value-type="string">
            <text:p>2012-07-23</text:p>
          </table:table-cell>
          <table:table-cell office:value-type="string">
            <text:p>긴축에 맞서는 유럽 노동자들, 혁명을 지켜가는 아랍 민중들 ― 우리의 꿈은 여기에 있다</text:p>
          </table:table-cell>
          <table:table-cell office:value-type="float" office:value="1800">
            <text:p>1800</text:p>
          </table:table-cell>
          <table:table-cell table:formula="of:=CONCATENATE([.B87]; &quot;-&quot;; TEXT([.C87];&quot;0000&quot;))" office:value-type="string" office:string-value="레프트21-0086">
            <text:p>레프트21-0086</text:p>
          </table:table-cell>
          <table:table-cell table:number-columns-repeated="1017"/>
        </table:table-row>
        <table:table-row table:style-name="ro4">
          <table:table-cell office:value-type="string">
            <text:p>레프트21-0087</text:p>
          </table:table-cell>
          <table:table-cell office:value-type="string">
            <text:p>레프트21</text:p>
          </table:table-cell>
          <table:table-cell office:value-type="float" office:value="87">
            <text:p>87</text:p>
          </table:table-cell>
          <table:table-cell table:style-name="ce3" office:value-type="string">
            <text:p>2012-08-20</text:p>
          </table:table-cell>
          <table:table-cell office:value-type="string">
            <text:p>독재 후예 비리 몸통 박근혜</text:p>
          </table:table-cell>
          <table:table-cell office:value-type="float" office:value="1800">
            <text:p>1800</text:p>
          </table:table-cell>
          <table:table-cell table:formula="of:=CONCATENATE([.B88]; &quot;-&quot;; TEXT([.C88];&quot;0000&quot;))" office:value-type="string" office:string-value="레프트21-0087">
            <text:p>레프트21-0087</text:p>
          </table:table-cell>
          <table:table-cell table:number-columns-repeated="1017"/>
        </table:table-row>
        <table:table-row table:style-name="ro4">
          <table:table-cell office:value-type="string">
            <text:p>레프트21-0088</text:p>
          </table:table-cell>
          <table:table-cell office:value-type="string">
            <text:p>레프트21</text:p>
          </table:table-cell>
          <table:table-cell office:value-type="float" office:value="88">
            <text:p>88</text:p>
          </table:table-cell>
          <table:table-cell table:style-name="ce3" office:value-type="string">
            <text:p>2012-09-03</text:p>
          </table:table-cell>
          <table:table-cell office:value-type="string">
            <text:p>절망 유발 범죄자들</text:p>
          </table:table-cell>
          <table:table-cell office:value-type="float" office:value="1800">
            <text:p>1800</text:p>
          </table:table-cell>
          <table:table-cell table:formula="of:=CONCATENATE([.B89]; &quot;-&quot;; TEXT([.C89];&quot;0000&quot;))" office:value-type="string" office:string-value="레프트21-0088">
            <text:p>레프트21-0088</text:p>
          </table:table-cell>
          <table:table-cell table:number-columns-repeated="1017"/>
        </table:table-row>
        <table:table-row table:style-name="ro4">
          <table:table-cell office:value-type="string">
            <text:p>레프트21-0089</text:p>
          </table:table-cell>
          <table:table-cell office:value-type="string">
            <text:p>레프트21</text:p>
          </table:table-cell>
          <table:table-cell office:value-type="float" office:value="89">
            <text:p>89</text:p>
          </table:table-cell>
          <table:table-cell table:style-name="ce3" office:value-type="string">
            <text:p>2012-09-17</text:p>
          </table:table-cell>
          <table:table-cell office:value-type="string">
            <text:p>입만 열면 막말 뱉는 1퍼센트의 수괴</text:p>
          </table:table-cell>
          <table:table-cell office:value-type="float" office:value="1800">
            <text:p>1800</text:p>
          </table:table-cell>
          <table:table-cell table:formula="of:=CONCATENATE([.B90]; &quot;-&quot;; TEXT([.C90];&quot;0000&quot;))" office:value-type="string" office:string-value="레프트21-0089">
            <text:p>레프트21-0089</text:p>
          </table:table-cell>
          <table:table-cell table:number-columns-repeated="1017"/>
        </table:table-row>
        <table:table-row table:style-name="ro4">
          <table:table-cell office:value-type="string">
            <text:p>레프트21-0090</text:p>
          </table:table-cell>
          <table:table-cell office:value-type="string">
            <text:p>레프트21</text:p>
          </table:table-cell>
          <table:table-cell office:value-type="float" office:value="90">
            <text:p>90</text:p>
          </table:table-cell>
          <table:table-cell table:style-name="ce3" office:value-type="string">
            <text:p>2012-10-08</text:p>
          </table:table-cell>
          <table:table-cell office:value-type="string">
            <text:p>저항으로 들끓는 유럽</text:p>
          </table:table-cell>
          <table:table-cell office:value-type="float" office:value="1800">
            <text:p>1800</text:p>
          </table:table-cell>
          <table:table-cell table:formula="of:=CONCATENATE([.B91]; &quot;-&quot;; TEXT([.C91];&quot;0000&quot;))" office:value-type="string" office:string-value="레프트21-0090">
            <text:p>레프트21-0090</text:p>
          </table:table-cell>
          <table:table-cell table:number-columns-repeated="1017"/>
        </table:table-row>
        <table:table-row table:style-name="ro4">
          <table:table-cell office:value-type="string">
            <text:p>레프트21-0091</text:p>
          </table:table-cell>
          <table:table-cell office:value-type="string">
            <text:p>레프트21</text:p>
          </table:table-cell>
          <table:table-cell office:value-type="float" office:value="91">
            <text:p>91</text:p>
          </table:table-cell>
          <table:table-cell table:style-name="ce3" office:value-type="string">
            <text:p>2012-10-22</text:p>
          </table:table-cell>
          <table:table-cell office:value-type="string">
            <text:p>꺼져라 1퍼센트, 이겨라 99퍼센트</text:p>
          </table:table-cell>
          <table:table-cell office:value-type="float" office:value="1800">
            <text:p>1800</text:p>
          </table:table-cell>
          <table:table-cell table:formula="of:=CONCATENATE([.B92]; &quot;-&quot;; TEXT([.C92];&quot;0000&quot;))" office:value-type="string" office:string-value="레프트21-0091">
            <text:p>레프트21-0091</text:p>
          </table:table-cell>
          <table:table-cell table:number-columns-repeated="1017"/>
        </table:table-row>
        <table:table-row table:style-name="ro4">
          <table:table-cell office:value-type="string">
            <text:p>레프트21-0092</text:p>
          </table:table-cell>
          <table:table-cell office:value-type="string">
            <text:p>레프트21</text:p>
          </table:table-cell>
          <table:table-cell office:value-type="float" office:value="92">
            <text:p>92</text:p>
          </table:table-cell>
          <table:table-cell table:style-name="ce3" office:value-type="string">
            <text:p>2012-11-05</text:p>
          </table:table-cell>
          <table:table-cell office:value-type="string">
            <text:p>투쟁하는 노동자가 희망이다</text:p>
          </table:table-cell>
          <table:table-cell office:value-type="float" office:value="1800">
            <text:p>1800</text:p>
          </table:table-cell>
          <table:table-cell table:formula="of:=CONCATENATE([.B93]; &quot;-&quot;; TEXT([.C93];&quot;0000&quot;))" office:value-type="string" office:string-value="레프트21-0092">
            <text:p>레프트21-0092</text:p>
          </table:table-cell>
          <table:table-cell table:number-columns-repeated="1017"/>
        </table:table-row>
        <table:table-row table:style-name="ro4">
          <table:table-cell office:value-type="string">
            <text:p>레프트21-0093</text:p>
          </table:table-cell>
          <table:table-cell office:value-type="string">
            <text:p>레프트21</text:p>
          </table:table-cell>
          <table:table-cell office:value-type="float" office:value="93">
            <text:p>93</text:p>
          </table:table-cell>
          <table:table-cell table:style-name="ce3" office:value-type="string">
            <text:p>2012-11-19</text:p>
          </table:table-cell>
          <table:table-cell office:value-type="string">
            <text:p>투쟁하고 연대하면 승리할 수 있다</text:p>
          </table:table-cell>
          <table:table-cell office:value-type="float" office:value="1800">
            <text:p>1800</text:p>
          </table:table-cell>
          <table:table-cell table:formula="of:=CONCATENATE([.B94]; &quot;-&quot;; TEXT([.C94];&quot;0000&quot;))" office:value-type="string" office:string-value="레프트21-0093">
            <text:p>레프트21-0093</text:p>
          </table:table-cell>
          <table:table-cell table:number-columns-repeated="1017"/>
        </table:table-row>
        <table:table-row table:style-name="ro4">
          <table:table-cell office:value-type="string">
            <text:p>레프트21-0094</text:p>
          </table:table-cell>
          <table:table-cell office:value-type="string">
            <text:p>레프트21</text:p>
          </table:table-cell>
          <table:table-cell office:value-type="float" office:value="94">
            <text:p>94</text:p>
          </table:table-cell>
          <table:table-cell table:style-name="ce3" office:value-type="string">
            <text:p>2012-12-03</text:p>
          </table:table-cell>
          <table:table-cell office:value-type="string">
            <text:p>정리해고·비정규직 없는 세상, 전쟁 없는 세상, 핵 없는 세상 ― 투쟁을 건설할 때 가능하다</text:p>
          </table:table-cell>
          <table:table-cell office:value-type="float" office:value="1800">
            <text:p>1800</text:p>
          </table:table-cell>
          <table:table-cell table:formula="of:=CONCATENATE([.B95]; &quot;-&quot;; TEXT([.C95];&quot;0000&quot;))" office:value-type="string" office:string-value="레프트21-0094">
            <text:p>레프트21-0094</text:p>
          </table:table-cell>
          <table:table-cell table:number-columns-repeated="1017"/>
        </table:table-row>
        <table:table-row table:style-name="ro4">
          <table:table-cell office:value-type="string">
            <text:p>레프트21-0095</text:p>
          </table:table-cell>
          <table:table-cell office:value-type="string">
            <text:p>레프트21</text:p>
          </table:table-cell>
          <table:table-cell office:value-type="float" office:value="95">
            <text:p>95</text:p>
          </table:table-cell>
          <table:table-cell table:style-name="ce3" office:value-type="string">
            <text:p>2012-12-24</text:p>
          </table:table-cell>
          <table:table-cell office:value-type="string">
            <text:p>고통전가를 위한 지배계급의 결집에 노동자 단결로 맞서자</text:p>
          </table:table-cell>
          <table:table-cell office:value-type="float" office:value="1800">
            <text:p>1800</text:p>
          </table:table-cell>
          <table:table-cell table:formula="of:=CONCATENATE([.B96]; &quot;-&quot;; TEXT([.C96];&quot;0000&quot;))" office:value-type="string" office:string-value="레프트21-0095">
            <text:p>레프트21-0095</text:p>
          </table:table-cell>
          <table:table-cell table:number-columns-repeated="1017"/>
        </table:table-row>
        <table:table-row table:style-name="ro4">
          <table:table-cell office:value-type="string">
            <text:p>레프트21-0096</text:p>
          </table:table-cell>
          <table:table-cell office:value-type="string">
            <text:p>레프트21</text:p>
          </table:table-cell>
          <table:table-cell office:value-type="float" office:value="96">
            <text:p>96</text:p>
          </table:table-cell>
          <table:table-cell table:style-name="ce3" office:value-type="string">
            <text:p>2013-01-07</text:p>
          </table:table-cell>
          <table:table-cell office:value-type="string">
            <text:p>박근혜가 벌써 말 바꾸네</text:p>
          </table:table-cell>
          <table:table-cell office:value-type="float" office:value="1800">
            <text:p>1800</text:p>
          </table:table-cell>
          <table:table-cell table:formula="of:=CONCATENATE([.B97]; &quot;-&quot;; TEXT([.C97];&quot;0000&quot;))" office:value-type="string" office:string-value="레프트21-0096">
            <text:p>레프트21-0096</text:p>
          </table:table-cell>
          <table:table-cell table:number-columns-repeated="1017"/>
        </table:table-row>
        <table:table-row table:style-name="ro4">
          <table:table-cell office:value-type="string">
            <text:p>레프트21-0097</text:p>
          </table:table-cell>
          <table:table-cell office:value-type="string">
            <text:p>레프트21</text:p>
          </table:table-cell>
          <table:table-cell office:value-type="float" office:value="97">
            <text:p>97</text:p>
          </table:table-cell>
          <table:table-cell table:style-name="ce3" office:value-type="string">
            <text:p>2013-01-28</text:p>
          </table:table-cell>
          <table:table-cell office:value-type="string">
            <text:p>“법과 질서” 너나 잘하세요</text:p>
          </table:table-cell>
          <table:table-cell office:value-type="float" office:value="1800">
            <text:p>1800</text:p>
          </table:table-cell>
          <table:table-cell table:formula="of:=CONCATENATE([.B98]; &quot;-&quot;; TEXT([.C98];&quot;0000&quot;))" office:value-type="string" office:string-value="레프트21-0097">
            <text:p>레프트21-0097</text:p>
          </table:table-cell>
          <table:table-cell table:number-columns-repeated="1017"/>
        </table:table-row>
        <table:table-row table:style-name="ro4">
          <table:table-cell office:value-type="string">
            <text:p>레프트21-0098</text:p>
          </table:table-cell>
          <table:table-cell office:value-type="string">
            <text:p>레프트21</text:p>
          </table:table-cell>
          <table:table-cell office:value-type="float" office:value="98">
            <text:p>98</text:p>
          </table:table-cell>
          <table:table-cell table:style-name="ce3" office:value-type="string">
            <text:p>2013-02-18</text:p>
          </table:table-cell>
          <table:table-cell office:value-type="string">
            <text:p>복지 먹튀, 극우 부패 인사, 밀봉 불통 행보, 대북 강경책, 노동자 절규 외면, 낮은 지지율 … 시작부터 위기인 박근혜 정부 </text:p>
          </table:table-cell>
          <table:table-cell office:value-type="float" office:value="1800">
            <text:p>1800</text:p>
          </table:table-cell>
          <table:table-cell table:formula="of:=CONCATENATE([.B99]; &quot;-&quot;; TEXT([.C99];&quot;0000&quot;))" office:value-type="string" office:string-value="레프트21-0098">
            <text:p>레프트21-0098</text:p>
          </table:table-cell>
          <table:table-cell table:number-columns-repeated="1017"/>
        </table:table-row>
        <table:table-row table:style-name="ro4">
          <table:table-cell office:value-type="string">
            <text:p>레프트21-0099</text:p>
          </table:table-cell>
          <table:table-cell office:value-type="string">
            <text:p>레프트21</text:p>
          </table:table-cell>
          <table:table-cell office:value-type="float" office:value="99">
            <text:p>99</text:p>
          </table:table-cell>
          <table:table-cell table:style-name="ce3" office:value-type="string">
            <text:p>2013-03-04</text:p>
          </table:table-cell>
          <table:table-cell office:value-type="string">
            <text:p>장관은 커녕 통반장 자격도 없다</text:p>
          </table:table-cell>
          <table:table-cell office:value-type="float" office:value="1800">
            <text:p>1800</text:p>
          </table:table-cell>
          <table:table-cell table:formula="of:=CONCATENATE([.B100]; &quot;-&quot;; TEXT([.C100];&quot;0000&quot;))" office:value-type="string" office:string-value="레프트21-0099">
            <text:p>레프트21-0099</text:p>
          </table:table-cell>
          <table:table-cell table:number-columns-repeated="1017"/>
        </table:table-row>
        <table:table-row table:style-name="ro4">
          <table:table-cell office:value-type="string">
            <text:p>레프트21-0100</text:p>
          </table:table-cell>
          <table:table-cell office:value-type="string">
            <text:p>레프트21</text:p>
          </table:table-cell>
          <table:table-cell office:value-type="float" office:value="100">
            <text:p>100</text:p>
          </table:table-cell>
          <table:table-cell table:style-name="ce3" office:value-type="string">
            <text:p>2013-03-18</text:p>
          </table:table-cell>
          <table:table-cell office:value-type="string">
            <text:p>진정한 4대악</text:p>
          </table:table-cell>
          <table:table-cell office:value-type="float" office:value="1800">
            <text:p>1800</text:p>
          </table:table-cell>
          <table:table-cell table:formula="of:=CONCATENATE([.B101]; &quot;-&quot;; TEXT([.C101];&quot;0000&quot;))" office:value-type="string" office:string-value="레프트21-0100">
            <text:p>레프트21-0100</text:p>
          </table:table-cell>
          <table:table-cell table:number-columns-repeated="1017"/>
        </table:table-row>
        <table:table-row table:style-name="ro4">
          <table:table-cell office:value-type="string">
            <text:p>레프트21-0101</text:p>
          </table:table-cell>
          <table:table-cell office:value-type="string">
            <text:p>레프트21</text:p>
          </table:table-cell>
          <table:table-cell office:value-type="float" office:value="101">
            <text:p>101</text:p>
          </table:table-cell>
          <table:table-cell table:style-name="ce3" office:value-type="string">
            <text:p>2013-04-01</text:p>
          </table:table-cell>
          <table:table-cell office:value-type="string">
            <text:p>미제국주의가 한반도 불안을 부추기고 있다</text:p>
          </table:table-cell>
          <table:table-cell office:value-type="float" office:value="1800">
            <text:p>1800</text:p>
          </table:table-cell>
          <table:table-cell table:formula="of:=CONCATENATE([.B102]; &quot;-&quot;; TEXT([.C102];&quot;0000&quot;))" office:value-type="string" office:string-value="레프트21-0101">
            <text:p>레프트21-0101</text:p>
          </table:table-cell>
          <table:table-cell table:number-columns-repeated="1017"/>
        </table:table-row>
        <table:table-row table:style-name="ro4">
          <table:table-cell office:value-type="string">
            <text:p>레프트21-0102</text:p>
          </table:table-cell>
          <table:table-cell office:value-type="string">
            <text:p>레프트21</text:p>
          </table:table-cell>
          <table:table-cell office:value-type="float" office:value="102">
            <text:p>102</text:p>
          </table:table-cell>
          <table:table-cell table:style-name="ce3" office:value-type="string">
            <text:p>2013-04-15</text:p>
          </table:table-cell>
          <table:table-cell office:value-type="string">
            <text:p>우리는 평화를 원한다</text:p>
          </table:table-cell>
          <table:table-cell office:value-type="float" office:value="1800">
            <text:p>1800</text:p>
          </table:table-cell>
          <table:table-cell table:formula="of:=CONCATENATE([.B103]; &quot;-&quot;; TEXT([.C103];&quot;0000&quot;))" office:value-type="string" office:string-value="레프트21-0102">
            <text:p>레프트21-0102</text:p>
          </table:table-cell>
          <table:table-cell table:number-columns-repeated="1017"/>
        </table:table-row>
        <table:table-row table:style-name="ro4">
          <table:table-cell office:value-type="string">
            <text:p>레프트21-0103</text:p>
          </table:table-cell>
          <table:table-cell office:value-type="string">
            <text:p>레프트21</text:p>
          </table:table-cell>
          <table:table-cell office:value-type="float" office:value="103">
            <text:p>103</text:p>
          </table:table-cell>
          <table:table-cell table:style-name="ce3" office:value-type="string">
            <text:p>2013-04-29</text:p>
          </table:table-cell>
          <table:table-cell office:value-type="string">
            <text:p>박근혜 두 달이 이명박 5년만큼 화가난다</text:p>
          </table:table-cell>
          <table:table-cell office:value-type="float" office:value="1800">
            <text:p>1800</text:p>
          </table:table-cell>
          <table:table-cell table:formula="of:=CONCATENATE([.B104]; &quot;-&quot;; TEXT([.C104];&quot;0000&quot;))" office:value-type="string" office:string-value="레프트21-0103">
            <text:p>레프트21-0103</text:p>
          </table:table-cell>
          <table:table-cell table:number-columns-repeated="1017"/>
        </table:table-row>
        <table:table-row table:style-name="ro4">
          <table:table-cell office:value-type="string">
            <text:p>레프트21-0104</text:p>
          </table:table-cell>
          <table:table-cell office:value-type="string">
            <text:p>레프트21</text:p>
          </table:table-cell>
          <table:table-cell office:value-type="float" office:value="104">
            <text:p>104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5]; &quot;-&quot;; TEXT([.C105];&quot;0000&quot;))" office:value-type="string" office:string-value="레프트21-0104">
            <text:p>레프트21-0104</text:p>
          </table:table-cell>
          <table:table-cell table:number-columns-repeated="1017"/>
        </table:table-row>
        <table:table-row table:style-name="ro4">
          <table:table-cell office:value-type="string">
            <text:p>레프트21-0105</text:p>
          </table:table-cell>
          <table:table-cell office:value-type="string">
            <text:p>레프트21</text:p>
          </table:table-cell>
          <table:table-cell office:value-type="float" office:value="105">
            <text:p>105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6]; &quot;-&quot;; TEXT([.C106];&quot;0000&quot;))" office:value-type="string" office:string-value="레프트21-0105">
            <text:p>레프트21-0105</text:p>
          </table:table-cell>
          <table:table-cell table:number-columns-repeated="1017"/>
        </table:table-row>
        <table:table-row table:style-name="ro4">
          <table:table-cell office:value-type="string">
            <text:p>레프트21-0106</text:p>
          </table:table-cell>
          <table:table-cell office:value-type="string">
            <text:p>레프트21</text:p>
          </table:table-cell>
          <table:table-cell office:value-type="float" office:value="106">
            <text:p>106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7]; &quot;-&quot;; TEXT([.C107];&quot;0000&quot;))" office:value-type="string" office:string-value="레프트21-0106">
            <text:p>레프트21-0106</text:p>
          </table:table-cell>
          <table:table-cell table:number-columns-repeated="1017"/>
        </table:table-row>
        <table:table-row table:style-name="ro4">
          <table:table-cell office:value-type="string">
            <text:p>레프트21-0107</text:p>
          </table:table-cell>
          <table:table-cell office:value-type="string">
            <text:p>레프트21</text:p>
          </table:table-cell>
          <table:table-cell office:value-type="float" office:value="107">
            <text:p>107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8]; &quot;-&quot;; TEXT([.C108];&quot;0000&quot;))" office:value-type="string" office:string-value="레프트21-0107">
            <text:p>레프트21-0107</text:p>
          </table:table-cell>
          <table:table-cell table:number-columns-repeated="1017"/>
        </table:table-row>
        <table:table-row table:style-name="ro4">
          <table:table-cell office:value-type="string">
            <text:p>레프트21-0108</text:p>
          </table:table-cell>
          <table:table-cell office:value-type="string">
            <text:p>레프트21</text:p>
          </table:table-cell>
          <table:table-cell office:value-type="float" office:value="108">
            <text:p>108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9]; &quot;-&quot;; TEXT([.C109];&quot;0000&quot;))" office:value-type="string" office:string-value="레프트21-0108">
            <text:p>레프트21-0108</text:p>
          </table:table-cell>
          <table:table-cell table:number-columns-repeated="1017"/>
        </table:table-row>
        <table:table-row table:style-name="ro4">
          <table:table-cell office:value-type="string">
            <text:p>레프트21-0109</text:p>
          </table:table-cell>
          <table:table-cell office:value-type="string">
            <text:p>레프트21</text:p>
          </table:table-cell>
          <table:table-cell office:value-type="float" office:value="109">
            <text:p>109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0]; &quot;-&quot;; TEXT([.C110];&quot;0000&quot;))" office:value-type="string" office:string-value="레프트21-0109">
            <text:p>레프트21-0109</text:p>
          </table:table-cell>
          <table:table-cell table:number-columns-repeated="1017"/>
        </table:table-row>
        <table:table-row table:style-name="ro4">
          <table:table-cell office:value-type="string">
            <text:p>레프트21-0110</text:p>
          </table:table-cell>
          <table:table-cell office:value-type="string">
            <text:p>레프트21</text:p>
          </table:table-cell>
          <table:table-cell office:value-type="float" office:value="110">
            <text:p>110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1]; &quot;-&quot;; TEXT([.C111];&quot;0000&quot;))" office:value-type="string" office:string-value="레프트21-0110">
            <text:p>레프트21-0110</text:p>
          </table:table-cell>
          <table:table-cell table:number-columns-repeated="1017"/>
        </table:table-row>
        <table:table-row table:style-name="ro4">
          <table:table-cell office:value-type="string">
            <text:p>레프트21-0111</text:p>
          </table:table-cell>
          <table:table-cell office:value-type="string">
            <text:p>레프트21</text:p>
          </table:table-cell>
          <table:table-cell office:value-type="float" office:value="111">
            <text:p>111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2]; &quot;-&quot;; TEXT([.C112];&quot;0000&quot;))" office:value-type="string" office:string-value="레프트21-0111">
            <text:p>레프트21-0111</text:p>
          </table:table-cell>
          <table:table-cell table:number-columns-repeated="1017"/>
        </table:table-row>
        <table:table-row table:style-name="ro4">
          <table:table-cell office:value-type="string">
            <text:p>레프트21-0112</text:p>
          </table:table-cell>
          <table:table-cell office:value-type="string">
            <text:p>레프트21</text:p>
          </table:table-cell>
          <table:table-cell office:value-type="float" office:value="112">
            <text:p>112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3]; &quot;-&quot;; TEXT([.C113];&quot;0000&quot;))" office:value-type="string" office:string-value="레프트21-0112">
            <text:p>레프트21-0112</text:p>
          </table:table-cell>
          <table:table-cell table:number-columns-repeated="1017"/>
        </table:table-row>
        <table:table-row table:style-name="ro4">
          <table:table-cell office:value-type="string">
            <text:p>레프트21-0113</text:p>
          </table:table-cell>
          <table:table-cell office:value-type="string">
            <text:p>레프트21</text:p>
          </table:table-cell>
          <table:table-cell office:value-type="float" office:value="113">
            <text:p>113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4]; &quot;-&quot;; TEXT([.C114];&quot;0000&quot;))" office:value-type="string" office:string-value="레프트21-0113">
            <text:p>레프트21-0113</text:p>
          </table:table-cell>
          <table:table-cell table:number-columns-repeated="1017"/>
        </table:table-row>
        <table:table-row table:style-name="ro4">
          <table:table-cell office:value-type="string">
            <text:p>레프트21-0114</text:p>
          </table:table-cell>
          <table:table-cell office:value-type="string">
            <text:p>레프트21</text:p>
          </table:table-cell>
          <table:table-cell office:value-type="float" office:value="114">
            <text:p>114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5]; &quot;-&quot;; TEXT([.C115];&quot;0000&quot;))" office:value-type="string" office:string-value="레프트21-0114">
            <text:p>레프트21-0114</text:p>
          </table:table-cell>
          <table:table-cell table:number-columns-repeated="1017"/>
        </table:table-row>
        <table:table-row table:style-name="ro4">
          <table:table-cell office:value-type="string">
            <text:p>레프트21-0115</text:p>
          </table:table-cell>
          <table:table-cell office:value-type="string">
            <text:p>레프트21</text:p>
          </table:table-cell>
          <table:table-cell office:value-type="float" office:value="115">
            <text:p>115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6]; &quot;-&quot;; TEXT([.C116];&quot;0000&quot;))" office:value-type="string" office:string-value="레프트21-0115">
            <text:p>레프트21-0115</text:p>
          </table:table-cell>
          <table:table-cell table:number-columns-repeated="1017"/>
        </table:table-row>
        <table:table-row table:style-name="ro4">
          <table:table-cell office:value-type="string">
            <text:p>레프트21-0116</text:p>
          </table:table-cell>
          <table:table-cell office:value-type="string">
            <text:p>레프트21</text:p>
          </table:table-cell>
          <table:table-cell office:value-type="float" office:value="116">
            <text:p>116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7]; &quot;-&quot;; TEXT([.C117];&quot;0000&quot;))" office:value-type="string" office:string-value="레프트21-0116">
            <text:p>레프트21-0116</text:p>
          </table:table-cell>
          <table:table-cell table:number-columns-repeated="1017"/>
        </table:table-row>
        <table:table-row table:style-name="ro4">
          <table:table-cell office:value-type="string">
            <text:p>레프트21-0117</text:p>
          </table:table-cell>
          <table:table-cell office:value-type="string">
            <text:p>레프트21</text:p>
          </table:table-cell>
          <table:table-cell office:value-type="float" office:value="117">
            <text:p>117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8]; &quot;-&quot;; TEXT([.C118];&quot;0000&quot;))" office:value-type="string" office:string-value="레프트21-0117">
            <text:p>레프트21-0117</text:p>
          </table:table-cell>
          <table:table-cell table:number-columns-repeated="1017"/>
        </table:table-row>
        <table:table-row table:style-name="ro4">
          <table:table-cell office:value-type="string">
            <text:p>레프트21-0118</text:p>
          </table:table-cell>
          <table:table-cell office:value-type="string">
            <text:p>레프트21</text:p>
          </table:table-cell>
          <table:table-cell office:value-type="float" office:value="118">
            <text:p>118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9]; &quot;-&quot;; TEXT([.C119];&quot;0000&quot;))" office:value-type="string" office:string-value="레프트21-0118">
            <text:p>레프트21-0118</text:p>
          </table:table-cell>
          <table:table-cell table:number-columns-repeated="1017"/>
        </table:table-row>
        <table:table-row table:style-name="ro4">
          <table:table-cell office:value-type="string">
            <text:p>레프트21-0119</text:p>
          </table:table-cell>
          <table:table-cell office:value-type="string">
            <text:p>레프트21</text:p>
          </table:table-cell>
          <table:table-cell office:value-type="float" office:value="119">
            <text:p>119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20]; &quot;-&quot;; TEXT([.C120];&quot;0000&quot;))" office:value-type="string" office:string-value="레프트21-0119">
            <text:p>레프트21-0119</text:p>
          </table:table-cell>
          <table:table-cell table:number-columns-repeated="1017"/>
        </table:table-row>
        <table:table-row table:style-name="ro4">
          <table:table-cell office:value-type="string">
            <text:p>레프트21-0120</text:p>
          </table:table-cell>
          <table:table-cell office:value-type="string">
            <text:p>레프트21</text:p>
          </table:table-cell>
          <table:table-cell office:value-type="float" office:value="120">
            <text:p>120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21]; &quot;-&quot;; TEXT([.C121];&quot;0000&quot;))" office:value-type="string" office:string-value="레프트21-0120">
            <text:p>레프트21-0120</text:p>
          </table:table-cell>
          <table:table-cell table:number-columns-repeated="1017"/>
        </table:table-row>
        <table:table-row table:style-name="ro4">
          <table:table-cell office:value-type="string">
            <text:p>레프트21-0121</text:p>
          </table:table-cell>
          <table:table-cell office:value-type="string">
            <text:p>레프트21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2]; &quot;-&quot;; TEXT([.C122];&quot;0000&quot;))" office:value-type="string" office:string-value="레프트21-0121">
            <text:p>레프트21-0121</text:p>
          </table:table-cell>
          <table:table-cell table:number-columns-repeated="1017"/>
        </table:table-row>
        <table:table-row table:style-name="ro4">
          <table:table-cell office:value-type="string">
            <text:p>레프트21-0122</text:p>
          </table:table-cell>
          <table:table-cell office:value-type="string">
            <text:p>레프트21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3]; &quot;-&quot;; TEXT([.C123];&quot;0000&quot;))" office:value-type="string" office:string-value="레프트21-0122">
            <text:p>레프트21-0122</text:p>
          </table:table-cell>
          <table:table-cell table:number-columns-repeated="1017"/>
        </table:table-row>
        <table:table-row table:style-name="ro4">
          <table:table-cell office:value-type="string">
            <text:p>레프트21-0123</text:p>
          </table:table-cell>
          <table:table-cell office:value-type="string">
            <text:p>레프트21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4]; &quot;-&quot;; TEXT([.C124];&quot;0000&quot;))" office:value-type="string" office:string-value="레프트21-0123">
            <text:p>레프트21-0123</text:p>
          </table:table-cell>
          <table:table-cell table:number-columns-repeated="1017"/>
        </table:table-row>
        <table:table-row table:style-name="ro4">
          <table:table-cell office:value-type="string">
            <text:p>레프트21-0124</text:p>
          </table:table-cell>
          <table:table-cell office:value-type="string">
            <text:p>레프트21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5]; &quot;-&quot;; TEXT([.C125];&quot;0000&quot;))" office:value-type="string" office:string-value="레프트21-0124">
            <text:p>레프트21-0124</text:p>
          </table:table-cell>
          <table:table-cell table:number-columns-repeated="1017"/>
        </table:table-row>
        <table:table-row table:style-name="ro4">
          <table:table-cell office:value-type="string">
            <text:p>레프트21-0125</text:p>
          </table:table-cell>
          <table:table-cell office:value-type="string">
            <text:p>레프트21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6]; &quot;-&quot;; TEXT([.C126];&quot;0000&quot;))" office:value-type="string" office:string-value="레프트21-0125">
            <text:p>레프트21-0125</text:p>
          </table:table-cell>
          <table:table-cell table:number-columns-repeated="1017"/>
        </table:table-row>
        <table:table-row table:style-name="ro4">
          <table:table-cell office:value-type="string">
            <text:p>레프트21-0126</text:p>
          </table:table-cell>
          <table:table-cell office:value-type="string">
            <text:p>레프트21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7]; &quot;-&quot;; TEXT([.C127];&quot;0000&quot;))" office:value-type="string" office:string-value="레프트21-0126">
            <text:p>레프트21-0126</text:p>
          </table:table-cell>
          <table:table-cell table:number-columns-repeated="1017"/>
        </table:table-row>
        <table:table-row table:style-name="ro4">
          <table:table-cell office:value-type="string">
            <text:p>레프트21-0127</text:p>
          </table:table-cell>
          <table:table-cell office:value-type="string">
            <text:p>레프트2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8]; &quot;-&quot;; TEXT([.C128];&quot;0000&quot;))" office:value-type="string" office:string-value="레프트21-0127">
            <text:p>레프트21-0127</text:p>
          </table:table-cell>
          <table:table-cell table:number-columns-repeated="1017"/>
        </table:table-row>
        <table:table-row table:style-name="ro4">
          <table:table-cell office:value-type="string">
            <text:p>레프트21-0128</text:p>
          </table:table-cell>
          <table:table-cell office:value-type="string">
            <text:p>레프트2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9]; &quot;-&quot;; TEXT([.C129];&quot;0000&quot;))" office:value-type="string" office:string-value="레프트21-0128">
            <text:p>레프트21-0128</text:p>
          </table:table-cell>
          <table:table-cell table:number-columns-repeated="1017"/>
        </table:table-row>
        <table:table-row table:style-name="ro4">
          <table:table-cell office:value-type="string">
            <text:p>레프트21-0129</text:p>
          </table:table-cell>
          <table:table-cell office:value-type="string">
            <text:p>레프트2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0]; &quot;-&quot;; TEXT([.C130];&quot;0000&quot;))" office:value-type="string" office:string-value="레프트21-0129">
            <text:p>레프트21-0129</text:p>
          </table:table-cell>
          <table:table-cell table:number-columns-repeated="1017"/>
        </table:table-row>
        <table:table-row table:style-name="ro4">
          <table:table-cell office:value-type="string">
            <text:p>레프트21-0130</text:p>
          </table:table-cell>
          <table:table-cell office:value-type="string">
            <text:p>레프트21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1]; &quot;-&quot;; TEXT([.C131];&quot;0000&quot;))" office:value-type="string" office:string-value="레프트21-0130">
            <text:p>레프트21-0130</text:p>
          </table:table-cell>
          <table:table-cell table:number-columns-repeated="1017"/>
        </table:table-row>
        <table:table-row table:style-name="ro4">
          <table:table-cell office:value-type="string">
            <text:p>레프트21-0131</text:p>
          </table:table-cell>
          <table:table-cell office:value-type="string">
            <text:p>레프트2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2]; &quot;-&quot;; TEXT([.C132];&quot;0000&quot;))" office:value-type="string" office:string-value="레프트21-0131">
            <text:p>레프트21-0131</text:p>
          </table:table-cell>
          <table:table-cell table:number-columns-repeated="1017"/>
        </table:table-row>
        <table:table-row table:style-name="ro4">
          <table:table-cell office:value-type="string">
            <text:p>레프트21-0132</text:p>
          </table:table-cell>
          <table:table-cell office:value-type="string">
            <text:p>레프트21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3]; &quot;-&quot;; TEXT([.C133];&quot;0000&quot;))" office:value-type="string" office:string-value="레프트21-0132">
            <text:p>레프트21-0132</text:p>
          </table:table-cell>
          <table:table-cell table:number-columns-repeated="1017"/>
        </table:table-row>
        <table:table-row table:style-name="ro4">
          <table:table-cell office:value-type="string">
            <text:p>레프트21-0133</text:p>
          </table:table-cell>
          <table:table-cell office:value-type="string">
            <text:p>레프트21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4]; &quot;-&quot;; TEXT([.C134];&quot;0000&quot;))" office:value-type="string" office:string-value="레프트21-0133">
            <text:p>레프트21-0133</text:p>
          </table:table-cell>
          <table:table-cell table:number-columns-repeated="1017"/>
        </table:table-row>
        <table:table-row table:style-name="ro4">
          <table:table-cell office:value-type="string">
            <text:p>레프트21-0134</text:p>
          </table:table-cell>
          <table:table-cell office:value-type="string">
            <text:p>레프트21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5]; &quot;-&quot;; TEXT([.C135];&quot;0000&quot;))" office:value-type="string" office:string-value="레프트21-0134">
            <text:p>레프트21-0134</text:p>
          </table:table-cell>
          <table:table-cell table:number-columns-repeated="1017"/>
        </table:table-row>
        <table:table-row table:style-name="ro4">
          <table:table-cell office:value-type="string">
            <text:p>레프트21-0135</text:p>
          </table:table-cell>
          <table:table-cell office:value-type="string">
            <text:p>레프트21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6]; &quot;-&quot;; TEXT([.C136];&quot;0000&quot;))" office:value-type="string" office:string-value="레프트21-0135">
            <text:p>레프트21-0135</text:p>
          </table:table-cell>
          <table:table-cell table:number-columns-repeated="1017"/>
        </table:table-row>
        <table:table-row table:style-name="ro4">
          <table:table-cell office:value-type="string">
            <text:p>레프트21-0136</text:p>
          </table:table-cell>
          <table:table-cell office:value-type="string">
            <text:p>레프트21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7]; &quot;-&quot;; TEXT([.C137];&quot;0000&quot;))" office:value-type="string" office:string-value="레프트21-0136">
            <text:p>레프트21-0136</text:p>
          </table:table-cell>
          <table:table-cell table:number-columns-repeated="1017"/>
        </table:table-row>
        <table:table-row table:style-name="ro4">
          <table:table-cell office:value-type="string">
            <text:p>레프트21-0137</text:p>
          </table:table-cell>
          <table:table-cell office:value-type="string">
            <text:p>레프트21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8]; &quot;-&quot;; TEXT([.C138];&quot;0000&quot;))" office:value-type="string" office:string-value="레프트21-0137">
            <text:p>레프트21-0137</text:p>
          </table:table-cell>
          <table:table-cell table:number-columns-repeated="1017"/>
        </table:table-row>
        <table:table-row table:style-name="ro4">
          <table:table-cell office:value-type="string">
            <text:p>레프트21-0138</text:p>
          </table:table-cell>
          <table:table-cell office:value-type="string">
            <text:p>레프트21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9]; &quot;-&quot;; TEXT([.C139];&quot;0000&quot;))" office:value-type="string" office:string-value="레프트21-0138">
            <text:p>레프트21-0138</text:p>
          </table:table-cell>
          <table:table-cell table:number-columns-repeated="1017"/>
        </table:table-row>
        <table:table-row table:style-name="ro4">
          <table:table-cell office:value-type="string">
            <text:p>레프트21-0139</text:p>
          </table:table-cell>
          <table:table-cell office:value-type="string">
            <text:p>레프트21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0]; &quot;-&quot;; TEXT([.C140];&quot;0000&quot;))" office:value-type="string" office:string-value="레프트21-0139">
            <text:p>레프트21-0139</text:p>
          </table:table-cell>
          <table:table-cell table:number-columns-repeated="1017"/>
        </table:table-row>
        <table:table-row table:style-name="ro4">
          <table:table-cell office:value-type="string">
            <text:p>레프트21-0140</text:p>
          </table:table-cell>
          <table:table-cell office:value-type="string">
            <text:p>레프트21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1]; &quot;-&quot;; TEXT([.C141];&quot;0000&quot;))" office:value-type="string" office:string-value="레프트21-0140">
            <text:p>레프트21-0140</text:p>
          </table:table-cell>
          <table:table-cell table:number-columns-repeated="1017"/>
        </table:table-row>
        <table:table-row table:style-name="ro4">
          <table:table-cell office:value-type="string">
            <text:p>레프트21-0141</text:p>
          </table:table-cell>
          <table:table-cell office:value-type="string">
            <text:p>레프트21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2]; &quot;-&quot;; TEXT([.C142];&quot;0000&quot;))" office:value-type="string" office:string-value="레프트21-0141">
            <text:p>레프트21-0141</text:p>
          </table:table-cell>
          <table:table-cell table:number-columns-repeated="1017"/>
        </table:table-row>
        <table:table-row table:style-name="ro4">
          <table:table-cell office:value-type="string">
            <text:p>레프트21-0142</text:p>
          </table:table-cell>
          <table:table-cell office:value-type="string">
            <text:p>레프트21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3]; &quot;-&quot;; TEXT([.C143];&quot;0000&quot;))" office:value-type="string" office:string-value="레프트21-0142">
            <text:p>레프트21-0142</text:p>
          </table:table-cell>
          <table:table-cell table:number-columns-repeated="1017"/>
        </table:table-row>
        <table:table-row table:style-name="ro4">
          <table:table-cell office:value-type="string">
            <text:p>레프트21-0143</text:p>
          </table:table-cell>
          <table:table-cell office:value-type="string">
            <text:p>레프트21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4]; &quot;-&quot;; TEXT([.C144];&quot;0000&quot;))" office:value-type="string" office:string-value="레프트21-0143">
            <text:p>레프트21-0143</text:p>
          </table:table-cell>
          <table:table-cell table:number-columns-repeated="1017"/>
        </table:table-row>
        <table:table-row table:style-name="ro4">
          <table:table-cell office:value-type="string">
            <text:p>레프트21-0144</text:p>
          </table:table-cell>
          <table:table-cell office:value-type="string">
            <text:p>레프트21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5]; &quot;-&quot;; TEXT([.C145];&quot;0000&quot;))" office:value-type="string" office:string-value="레프트21-0144">
            <text:p>레프트21-0144</text:p>
          </table:table-cell>
          <table:table-cell table:number-columns-repeated="1017"/>
        </table:table-row>
        <table:table-row table:style-name="ro4">
          <table:table-cell office:value-type="string">
            <text:p>레프트21-0145</text:p>
          </table:table-cell>
          <table:table-cell office:value-type="string">
            <text:p>레프트21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6]; &quot;-&quot;; TEXT([.C146];&quot;0000&quot;))" office:value-type="string" office:string-value="레프트21-0145">
            <text:p>레프트21-0145</text:p>
          </table:table-cell>
          <table:table-cell table:number-columns-repeated="1017"/>
        </table:table-row>
        <table:table-row table:style-name="ro4">
          <table:table-cell office:value-type="string">
            <text:p>레프트21-0146</text:p>
          </table:table-cell>
          <table:table-cell office:value-type="string">
            <text:p>레프트21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7]; &quot;-&quot;; TEXT([.C147];&quot;0000&quot;))" office:value-type="string" office:string-value="레프트21-0146">
            <text:p>레프트21-0146</text:p>
          </table:table-cell>
          <table:table-cell table:number-columns-repeated="1017"/>
        </table:table-row>
        <table:table-row table:style-name="ro4">
          <table:table-cell office:value-type="string">
            <text:p>레프트21-0147</text:p>
          </table:table-cell>
          <table:table-cell office:value-type="string">
            <text:p>레프트21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8]; &quot;-&quot;; TEXT([.C148];&quot;0000&quot;))" office:value-type="string" office:string-value="레프트21-0147">
            <text:p>레프트21-0147</text:p>
          </table:table-cell>
          <table:table-cell table:number-columns-repeated="1017"/>
        </table:table-row>
        <table:table-row table:style-name="ro4">
          <table:table-cell office:value-type="string">
            <text:p>레프트21-0148</text:p>
          </table:table-cell>
          <table:table-cell office:value-type="string">
            <text:p>레프트21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9]; &quot;-&quot;; TEXT([.C149];&quot;0000&quot;))" office:value-type="string" office:string-value="레프트21-0148">
            <text:p>레프트21-0148</text:p>
          </table:table-cell>
          <table:table-cell table:number-columns-repeated="1017"/>
        </table:table-row>
        <table:table-row table:style-name="ro4">
          <table:table-cell office:value-type="string">
            <text:p>레프트21-0149</text:p>
          </table:table-cell>
          <table:table-cell office:value-type="string">
            <text:p>레프트21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0]; &quot;-&quot;; TEXT([.C150];&quot;0000&quot;))" office:value-type="string" office:string-value="레프트21-0149">
            <text:p>레프트21-0149</text:p>
          </table:table-cell>
          <table:table-cell table:number-columns-repeated="1017"/>
        </table:table-row>
        <table:table-row table:style-name="ro4">
          <table:table-cell office:value-type="string">
            <text:p>레프트21-0150</text:p>
          </table:table-cell>
          <table:table-cell office:value-type="string">
            <text:p>레프트21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1]; &quot;-&quot;; TEXT([.C151];&quot;0000&quot;))" office:value-type="string" office:string-value="레프트21-0150">
            <text:p>레프트21-0150</text:p>
          </table:table-cell>
          <table:table-cell table:number-columns-repeated="1017"/>
        </table:table-row>
        <table:table-row table:style-name="ro4">
          <table:table-cell office:value-type="string">
            <text:p>레프트21-0151</text:p>
          </table:table-cell>
          <table:table-cell office:value-type="string">
            <text:p>레프트21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2]; &quot;-&quot;; TEXT([.C152];&quot;0000&quot;))" office:value-type="string" office:string-value="레프트21-0151">
            <text:p>레프트21-0151</text:p>
          </table:table-cell>
          <table:table-cell table:number-columns-repeated="1017"/>
        </table:table-row>
        <table:table-row table:style-name="ro4">
          <table:table-cell office:value-type="string">
            <text:p>레프트21-0152</text:p>
          </table:table-cell>
          <table:table-cell office:value-type="string">
            <text:p>레프트21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3]; &quot;-&quot;; TEXT([.C153];&quot;0000&quot;))" office:value-type="string" office:string-value="레프트21-0152">
            <text:p>레프트21-0152</text:p>
          </table:table-cell>
          <table:table-cell table:number-columns-repeated="1017"/>
        </table:table-row>
        <table:table-row table:style-name="ro4">
          <table:table-cell office:value-type="string">
            <text:p>레프트21-0153</text:p>
          </table:table-cell>
          <table:table-cell office:value-type="string">
            <text:p>레프트21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4]; &quot;-&quot;; TEXT([.C154];&quot;0000&quot;))" office:value-type="string" office:string-value="레프트21-0153">
            <text:p>레프트21-0153</text:p>
          </table:table-cell>
          <table:table-cell table:number-columns-repeated="1017"/>
        </table:table-row>
        <table:table-row table:style-name="ro4">
          <table:table-cell office:value-type="string">
            <text:p>레프트21-0154</text:p>
          </table:table-cell>
          <table:table-cell office:value-type="string">
            <text:p>레프트21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5]; &quot;-&quot;; TEXT([.C155];&quot;0000&quot;))" office:value-type="string" office:string-value="레프트21-0154">
            <text:p>레프트21-0154</text:p>
          </table:table-cell>
          <table:table-cell table:number-columns-repeated="1017"/>
        </table:table-row>
        <table:table-row table:style-name="ro4">
          <table:table-cell office:value-type="string">
            <text:p>레프트21-0155</text:p>
          </table:table-cell>
          <table:table-cell office:value-type="string">
            <text:p>레프트21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6]; &quot;-&quot;; TEXT([.C156];&quot;0000&quot;))" office:value-type="string" office:string-value="레프트21-0155">
            <text:p>레프트21-0155</text:p>
          </table:table-cell>
          <table:table-cell table:number-columns-repeated="1017"/>
        </table:table-row>
        <table:table-row table:style-name="ro4">
          <table:table-cell office:value-type="string">
            <text:p>레프트21-0156</text:p>
          </table:table-cell>
          <table:table-cell office:value-type="string">
            <text:p>레프트2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7]; &quot;-&quot;; TEXT([.C157];&quot;0000&quot;))" office:value-type="string" office:string-value="레프트21-0156">
            <text:p>레프트21-0156</text:p>
          </table:table-cell>
          <table:table-cell table:number-columns-repeated="1017"/>
        </table:table-row>
        <table:table-row table:style-name="ro4">
          <table:table-cell office:value-type="string">
            <text:p>레프트21-0157</text:p>
          </table:table-cell>
          <table:table-cell office:value-type="string">
            <text:p>레프트21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8]; &quot;-&quot;; TEXT([.C158];&quot;0000&quot;))" office:value-type="string" office:string-value="레프트21-0157">
            <text:p>레프트21-0157</text:p>
          </table:table-cell>
          <table:table-cell table:number-columns-repeated="1017"/>
        </table:table-row>
        <table:table-row table:style-name="ro4">
          <table:table-cell office:value-type="string">
            <text:p>레프트21-0158</text:p>
          </table:table-cell>
          <table:table-cell office:value-type="string">
            <text:p>레프트21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9]; &quot;-&quot;; TEXT([.C159];&quot;0000&quot;))" office:value-type="string" office:string-value="레프트21-0158">
            <text:p>레프트21-0158</text:p>
          </table:table-cell>
          <table:table-cell table:number-columns-repeated="1017"/>
        </table:table-row>
        <table:table-row table:style-name="ro4">
          <table:table-cell office:value-type="string">
            <text:p>레프트21-0159</text:p>
          </table:table-cell>
          <table:table-cell office:value-type="string">
            <text:p>레프트21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0]; &quot;-&quot;; TEXT([.C160];&quot;0000&quot;))" office:value-type="string" office:string-value="레프트21-0159">
            <text:p>레프트21-0159</text:p>
          </table:table-cell>
          <table:table-cell table:number-columns-repeated="1017"/>
        </table:table-row>
        <table:table-row table:style-name="ro4">
          <table:table-cell office:value-type="string">
            <text:p>레프트21-0160</text:p>
          </table:table-cell>
          <table:table-cell office:value-type="string">
            <text:p>레프트21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1]; &quot;-&quot;; TEXT([.C161];&quot;0000&quot;))" office:value-type="string" office:string-value="레프트21-0160">
            <text:p>레프트21-0160</text:p>
          </table:table-cell>
          <table:table-cell table:number-columns-repeated="1017"/>
        </table:table-row>
        <table:table-row table:style-name="ro4">
          <table:table-cell office:value-type="string">
            <text:p>레프트21-0161</text:p>
          </table:table-cell>
          <table:table-cell office:value-type="string">
            <text:p>레프트21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2]; &quot;-&quot;; TEXT([.C162];&quot;0000&quot;))" office:value-type="string" office:string-value="레프트21-0161">
            <text:p>레프트21-0161</text:p>
          </table:table-cell>
          <table:table-cell table:number-columns-repeated="1017"/>
        </table:table-row>
        <table:table-row table:style-name="ro4">
          <table:table-cell office:value-type="string">
            <text:p>레프트21-0162</text:p>
          </table:table-cell>
          <table:table-cell office:value-type="string">
            <text:p>레프트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3]; &quot;-&quot;; TEXT([.C163];&quot;0000&quot;))" office:value-type="string" office:string-value="레프트21-0162">
            <text:p>레프트21-0162</text:p>
          </table:table-cell>
          <table:table-cell table:number-columns-repeated="1017"/>
        </table:table-row>
        <table:table-row table:style-name="ro4">
          <table:table-cell office:value-type="string">
            <text:p>레프트21-0163</text:p>
          </table:table-cell>
          <table:table-cell office:value-type="string">
            <text:p>레프트21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4]; &quot;-&quot;; TEXT([.C164];&quot;0000&quot;))" office:value-type="string" office:string-value="레프트21-0163">
            <text:p>레프트21-0163</text:p>
          </table:table-cell>
          <table:table-cell table:number-columns-repeated="1017"/>
        </table:table-row>
        <table:table-row table:style-name="ro4">
          <table:table-cell office:value-type="string">
            <text:p>레프트21-0164</text:p>
          </table:table-cell>
          <table:table-cell office:value-type="string">
            <text:p>레프트21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5]; &quot;-&quot;; TEXT([.C165];&quot;0000&quot;))" office:value-type="string" office:string-value="레프트21-0164">
            <text:p>레프트21-0164</text:p>
          </table:table-cell>
          <table:table-cell table:number-columns-repeated="1017"/>
        </table:table-row>
        <table:table-row table:style-name="ro4">
          <table:table-cell office:value-type="string">
            <text:p>레프트21-0165</text:p>
          </table:table-cell>
          <table:table-cell office:value-type="string">
            <text:p>레프트21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6]; &quot;-&quot;; TEXT([.C166];&quot;0000&quot;))" office:value-type="string" office:string-value="레프트21-0165">
            <text:p>레프트21-0165</text:p>
          </table:table-cell>
          <table:table-cell table:number-columns-repeated="1017"/>
        </table:table-row>
        <table:table-row table:style-name="ro4">
          <table:table-cell office:value-type="string">
            <text:p>레프트21-0166</text:p>
          </table:table-cell>
          <table:table-cell office:value-type="string">
            <text:p>레프트21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7]; &quot;-&quot;; TEXT([.C167];&quot;0000&quot;))" office:value-type="string" office:string-value="레프트21-0166">
            <text:p>레프트21-0166</text:p>
          </table:table-cell>
          <table:table-cell table:number-columns-repeated="1017"/>
        </table:table-row>
        <table:table-row table:style-name="ro4">
          <table:table-cell office:value-type="string">
            <text:p>레프트21-0167</text:p>
          </table:table-cell>
          <table:table-cell office:value-type="string">
            <text:p>레프트21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8]; &quot;-&quot;; TEXT([.C168];&quot;0000&quot;))" office:value-type="string" office:string-value="레프트21-0167">
            <text:p>레프트21-0167</text:p>
          </table:table-cell>
          <table:table-cell table:number-columns-repeated="1017"/>
        </table:table-row>
        <table:table-row table:style-name="ro4">
          <table:table-cell office:value-type="string">
            <text:p>레프트21-0168</text:p>
          </table:table-cell>
          <table:table-cell office:value-type="string">
            <text:p>레프트21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9]; &quot;-&quot;; TEXT([.C169];&quot;0000&quot;))" office:value-type="string" office:string-value="레프트21-0168">
            <text:p>레프트21-0168</text:p>
          </table:table-cell>
          <table:table-cell table:number-columns-repeated="1017"/>
        </table:table-row>
        <table:table-row table:style-name="ro4">
          <table:table-cell office:value-type="string">
            <text:p>레프트21-0169</text:p>
          </table:table-cell>
          <table:table-cell office:value-type="string">
            <text:p>레프트21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0]; &quot;-&quot;; TEXT([.C170];&quot;0000&quot;))" office:value-type="string" office:string-value="레프트21-0169">
            <text:p>레프트21-0169</text:p>
          </table:table-cell>
          <table:table-cell table:number-columns-repeated="1017"/>
        </table:table-row>
        <table:table-row table:style-name="ro4">
          <table:table-cell office:value-type="string">
            <text:p>레프트21-0170</text:p>
          </table:table-cell>
          <table:table-cell office:value-type="string">
            <text:p>레프트21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1]; &quot;-&quot;; TEXT([.C171];&quot;0000&quot;))" office:value-type="string" office:string-value="레프트21-0170">
            <text:p>레프트21-0170</text:p>
          </table:table-cell>
          <table:table-cell table:number-columns-repeated="1017"/>
        </table:table-row>
        <table:table-row table:style-name="ro4">
          <table:table-cell office:value-type="string">
            <text:p>레프트21-0171</text:p>
          </table:table-cell>
          <table:table-cell office:value-type="string">
            <text:p>레프트21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2]; &quot;-&quot;; TEXT([.C172];&quot;0000&quot;))" office:value-type="string" office:string-value="레프트21-0171">
            <text:p>레프트21-0171</text:p>
          </table:table-cell>
          <table:table-cell table:number-columns-repeated="1017"/>
        </table:table-row>
        <table:table-row table:style-name="ro4">
          <table:table-cell office:value-type="string">
            <text:p>레프트21-0172</text:p>
          </table:table-cell>
          <table:table-cell office:value-type="string">
            <text:p>레프트21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3]; &quot;-&quot;; TEXT([.C173];&quot;0000&quot;))" office:value-type="string" office:string-value="레프트21-0172">
            <text:p>레프트21-0172</text:p>
          </table:table-cell>
          <table:table-cell table:number-columns-repeated="1017"/>
        </table:table-row>
        <table:table-row table:style-name="ro4">
          <table:table-cell office:value-type="string">
            <text:p>레프트21-0173</text:p>
          </table:table-cell>
          <table:table-cell office:value-type="string">
            <text:p>레프트21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4]; &quot;-&quot;; TEXT([.C174];&quot;0000&quot;))" office:value-type="string" office:string-value="레프트21-0173">
            <text:p>레프트21-0173</text:p>
          </table:table-cell>
          <table:table-cell table:number-columns-repeated="1017"/>
        </table:table-row>
        <table:table-row table:style-name="ro4">
          <table:table-cell office:value-type="string">
            <text:p>레프트21-0174</text:p>
          </table:table-cell>
          <table:table-cell office:value-type="string">
            <text:p>레프트21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5]; &quot;-&quot;; TEXT([.C175];&quot;0000&quot;))" office:value-type="string" office:string-value="레프트21-0174">
            <text:p>레프트21-0174</text:p>
          </table:table-cell>
          <table:table-cell table:number-columns-repeated="1017"/>
        </table:table-row>
        <table:table-row table:style-name="ro4">
          <table:table-cell office:value-type="string">
            <text:p>레프트21-0175</text:p>
          </table:table-cell>
          <table:table-cell office:value-type="string">
            <text:p>레프트21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6]; &quot;-&quot;; TEXT([.C176];&quot;0000&quot;))" office:value-type="string" office:string-value="레프트21-0175">
            <text:p>레프트21-0175</text:p>
          </table:table-cell>
          <table:table-cell table:number-columns-repeated="1017"/>
        </table:table-row>
        <table:table-row table:style-name="ro4">
          <table:table-cell office:value-type="string">
            <text:p>레프트21-0176</text:p>
          </table:table-cell>
          <table:table-cell office:value-type="string">
            <text:p>레프트21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7]; &quot;-&quot;; TEXT([.C177];&quot;0000&quot;))" office:value-type="string" office:string-value="레프트21-0176">
            <text:p>레프트21-0176</text:p>
          </table:table-cell>
          <table:table-cell table:number-columns-repeated="1017"/>
        </table:table-row>
        <table:table-row table:style-name="ro4">
          <table:table-cell office:value-type="string">
            <text:p>레프트21-0177</text:p>
          </table:table-cell>
          <table:table-cell office:value-type="string">
            <text:p>레프트21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8]; &quot;-&quot;; TEXT([.C178];&quot;0000&quot;))" office:value-type="string" office:string-value="레프트21-0177">
            <text:p>레프트21-0177</text:p>
          </table:table-cell>
          <table:table-cell table:number-columns-repeated="1017"/>
        </table:table-row>
        <table:table-row table:style-name="ro4">
          <table:table-cell office:value-type="string">
            <text:p>레프트21-0178</text:p>
          </table:table-cell>
          <table:table-cell office:value-type="string">
            <text:p>레프트21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9]; &quot;-&quot;; TEXT([.C179];&quot;0000&quot;))" office:value-type="string" office:string-value="레프트21-0178">
            <text:p>레프트21-0178</text:p>
          </table:table-cell>
          <table:table-cell table:number-columns-repeated="1017"/>
        </table:table-row>
        <table:table-row table:style-name="ro4">
          <table:table-cell office:value-type="string">
            <text:p>레프트21-0179</text:p>
          </table:table-cell>
          <table:table-cell office:value-type="string">
            <text:p>레프트21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0]; &quot;-&quot;; TEXT([.C180];&quot;0000&quot;))" office:value-type="string" office:string-value="레프트21-0179">
            <text:p>레프트21-0179</text:p>
          </table:table-cell>
          <table:table-cell table:number-columns-repeated="1017"/>
        </table:table-row>
        <table:table-row table:style-name="ro4">
          <table:table-cell office:value-type="string">
            <text:p>레프트21-0180</text:p>
          </table:table-cell>
          <table:table-cell office:value-type="string">
            <text:p>레프트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1]; &quot;-&quot;; TEXT([.C181];&quot;0000&quot;))" office:value-type="string" office:string-value="레프트21-0180">
            <text:p>레프트21-0180</text:p>
          </table:table-cell>
          <table:table-cell table:number-columns-repeated="1017"/>
        </table:table-row>
        <table:table-row table:style-name="ro4">
          <table:table-cell office:value-type="string">
            <text:p>레프트21-0181</text:p>
          </table:table-cell>
          <table:table-cell office:value-type="string">
            <text:p>레프트21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2]; &quot;-&quot;; TEXT([.C182];&quot;0000&quot;))" office:value-type="string" office:string-value="레프트21-0181">
            <text:p>레프트21-0181</text:p>
          </table:table-cell>
          <table:table-cell table:number-columns-repeated="1017"/>
        </table:table-row>
        <table:table-row table:style-name="ro4">
          <table:table-cell office:value-type="string">
            <text:p>레프트21-0182</text:p>
          </table:table-cell>
          <table:table-cell office:value-type="string">
            <text:p>레프트21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3]; &quot;-&quot;; TEXT([.C183];&quot;0000&quot;))" office:value-type="string" office:string-value="레프트21-0182">
            <text:p>레프트21-0182</text:p>
          </table:table-cell>
          <table:table-cell table:number-columns-repeated="1017"/>
        </table:table-row>
        <table:table-row table:style-name="ro4">
          <table:table-cell office:value-type="string">
            <text:p>레프트21-0183</text:p>
          </table:table-cell>
          <table:table-cell office:value-type="string">
            <text:p>레프트21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4]; &quot;-&quot;; TEXT([.C184];&quot;0000&quot;))" office:value-type="string" office:string-value="레프트21-0183">
            <text:p>레프트21-0183</text:p>
          </table:table-cell>
          <table:table-cell table:number-columns-repeated="1017"/>
        </table:table-row>
        <table:table-row table:style-name="ro4">
          <table:table-cell office:value-type="string">
            <text:p>레프트21-0184</text:p>
          </table:table-cell>
          <table:table-cell office:value-type="string">
            <text:p>레프트21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5]; &quot;-&quot;; TEXT([.C185];&quot;0000&quot;))" office:value-type="string" office:string-value="레프트21-0184">
            <text:p>레프트21-0184</text:p>
          </table:table-cell>
          <table:table-cell table:number-columns-repeated="1017"/>
        </table:table-row>
        <table:table-row table:style-name="ro4">
          <table:table-cell office:value-type="string">
            <text:p>레프트21-0185</text:p>
          </table:table-cell>
          <table:table-cell office:value-type="string">
            <text:p>레프트21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6]; &quot;-&quot;; TEXT([.C186];&quot;0000&quot;))" office:value-type="string" office:string-value="레프트21-0185">
            <text:p>레프트21-0185</text:p>
          </table:table-cell>
          <table:table-cell table:number-columns-repeated="1017"/>
        </table:table-row>
        <table:table-row table:style-name="ro4">
          <table:table-cell office:value-type="string">
            <text:p>레프트21-0186</text:p>
          </table:table-cell>
          <table:table-cell office:value-type="string">
            <text:p>레프트21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7]; &quot;-&quot;; TEXT([.C187];&quot;0000&quot;))" office:value-type="string" office:string-value="레프트21-0186">
            <text:p>레프트21-0186</text:p>
          </table:table-cell>
          <table:table-cell table:number-columns-repeated="1017"/>
        </table:table-row>
        <table:table-row table:style-name="ro4">
          <table:table-cell office:value-type="string">
            <text:p>레프트21-0187</text:p>
          </table:table-cell>
          <table:table-cell office:value-type="string">
            <text:p>레프트21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8]; &quot;-&quot;; TEXT([.C188];&quot;0000&quot;))" office:value-type="string" office:string-value="레프트21-0187">
            <text:p>레프트21-0187</text:p>
          </table:table-cell>
          <table:table-cell table:number-columns-repeated="1017"/>
        </table:table-row>
        <table:table-row table:style-name="ro4">
          <table:table-cell office:value-type="string">
            <text:p>레프트21-0188</text:p>
          </table:table-cell>
          <table:table-cell office:value-type="string">
            <text:p>레프트21</text:p>
          </table:table-cell>
          <table:table-cell office:value-type="float" office:value="188">
            <text:p>1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9]; &quot;-&quot;; TEXT([.C189];&quot;0000&quot;))" office:value-type="string" office:string-value="레프트21-0188">
            <text:p>레프트21-0188</text:p>
          </table:table-cell>
          <table:table-cell table:number-columns-repeated="1017"/>
        </table:table-row>
        <table:table-row table:style-name="ro4">
          <table:table-cell office:value-type="string">
            <text:p>레프트21-0189</text:p>
          </table:table-cell>
          <table:table-cell office:value-type="string">
            <text:p>레프트21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0]; &quot;-&quot;; TEXT([.C190];&quot;0000&quot;))" office:value-type="string" office:string-value="레프트21-0189">
            <text:p>레프트21-0189</text:p>
          </table:table-cell>
          <table:table-cell table:number-columns-repeated="1017"/>
        </table:table-row>
        <table:table-row table:style-name="ro4">
          <table:table-cell office:value-type="string">
            <text:p>레프트21-0190</text:p>
          </table:table-cell>
          <table:table-cell office:value-type="string">
            <text:p>레프트21</text:p>
          </table:table-cell>
          <table:table-cell office:value-type="float" office:value="190">
            <text:p>1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1]; &quot;-&quot;; TEXT([.C191];&quot;0000&quot;))" office:value-type="string" office:string-value="레프트21-0190">
            <text:p>레프트21-0190</text:p>
          </table:table-cell>
          <table:table-cell table:number-columns-repeated="1017"/>
        </table:table-row>
        <table:table-row table:style-name="ro4">
          <table:table-cell office:value-type="string">
            <text:p>레프트21-0191</text:p>
          </table:table-cell>
          <table:table-cell office:value-type="string">
            <text:p>레프트21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2]; &quot;-&quot;; TEXT([.C192];&quot;0000&quot;))" office:value-type="string" office:string-value="레프트21-0191">
            <text:p>레프트21-0191</text:p>
          </table:table-cell>
          <table:table-cell table:number-columns-repeated="1017"/>
        </table:table-row>
        <table:table-row table:style-name="ro4">
          <table:table-cell office:value-type="string">
            <text:p>레프트21-0192</text:p>
          </table:table-cell>
          <table:table-cell office:value-type="string">
            <text:p>레프트21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3]; &quot;-&quot;; TEXT([.C193];&quot;0000&quot;))" office:value-type="string" office:string-value="레프트21-0192">
            <text:p>레프트21-0192</text:p>
          </table:table-cell>
          <table:table-cell table:number-columns-repeated="1017"/>
        </table:table-row>
        <table:table-row table:style-name="ro4">
          <table:table-cell office:value-type="string">
            <text:p>레프트21-0193</text:p>
          </table:table-cell>
          <table:table-cell office:value-type="string">
            <text:p>레프트21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4]; &quot;-&quot;; TEXT([.C194];&quot;0000&quot;))" office:value-type="string" office:string-value="레프트21-0193">
            <text:p>레프트21-0193</text:p>
          </table:table-cell>
          <table:table-cell table:number-columns-repeated="1017"/>
        </table:table-row>
        <table:table-row table:style-name="ro4">
          <table:table-cell office:value-type="string">
            <text:p>레프트21-0194</text:p>
          </table:table-cell>
          <table:table-cell office:value-type="string">
            <text:p>레프트21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5]; &quot;-&quot;; TEXT([.C195];&quot;0000&quot;))" office:value-type="string" office:string-value="레프트21-0194">
            <text:p>레프트21-0194</text:p>
          </table:table-cell>
          <table:table-cell table:number-columns-repeated="1017"/>
        </table:table-row>
        <table:table-row table:style-name="ro4">
          <table:table-cell office:value-type="string">
            <text:p>레프트21-0195</text:p>
          </table:table-cell>
          <table:table-cell office:value-type="string">
            <text:p>레프트21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6]; &quot;-&quot;; TEXT([.C196];&quot;0000&quot;))" office:value-type="string" office:string-value="레프트21-0195">
            <text:p>레프트21-0195</text:p>
          </table:table-cell>
          <table:table-cell table:number-columns-repeated="1017"/>
        </table:table-row>
        <table:table-row table:style-name="ro4">
          <table:table-cell office:value-type="string">
            <text:p>레프트21-0196</text:p>
          </table:table-cell>
          <table:table-cell office:value-type="string">
            <text:p>레프트21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7]; &quot;-&quot;; TEXT([.C197];&quot;0000&quot;))" office:value-type="string" office:string-value="레프트21-0196">
            <text:p>레프트21-0196</text:p>
          </table:table-cell>
          <table:table-cell table:number-columns-repeated="1017"/>
        </table:table-row>
        <table:table-row table:style-name="ro4">
          <table:table-cell office:value-type="string">
            <text:p>레프트21-0197</text:p>
          </table:table-cell>
          <table:table-cell office:value-type="string">
            <text:p>레프트21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8]; &quot;-&quot;; TEXT([.C198];&quot;0000&quot;))" office:value-type="string" office:string-value="레프트21-0197">
            <text:p>레프트21-0197</text:p>
          </table:table-cell>
          <table:table-cell table:number-columns-repeated="1017"/>
        </table:table-row>
        <table:table-row table:style-name="ro4">
          <table:table-cell office:value-type="string">
            <text:p>레프트21-0198</text:p>
          </table:table-cell>
          <table:table-cell office:value-type="string">
            <text:p>레프트21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9]; &quot;-&quot;; TEXT([.C199];&quot;0000&quot;))" office:value-type="string" office:string-value="레프트21-0198">
            <text:p>레프트21-0198</text:p>
          </table:table-cell>
          <table:table-cell table:number-columns-repeated="1017"/>
        </table:table-row>
        <table:table-row table:style-name="ro4">
          <table:table-cell office:value-type="string">
            <text:p>레프트21-0199</text:p>
          </table:table-cell>
          <table:table-cell office:value-type="string">
            <text:p>레프트21</text:p>
          </table:table-cell>
          <table:table-cell office:value-type="float" office:value="199">
            <text:p>1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0]; &quot;-&quot;; TEXT([.C200];&quot;0000&quot;))" office:value-type="string" office:string-value="레프트21-0199">
            <text:p>레프트21-0199</text:p>
          </table:table-cell>
          <table:table-cell table:number-columns-repeated="1017"/>
        </table:table-row>
        <table:table-row table:style-name="ro4">
          <table:table-cell office:value-type="string">
            <text:p>레프트21-0200</text:p>
          </table:table-cell>
          <table:table-cell office:value-type="string">
            <text:p>레프트21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1]; &quot;-&quot;; TEXT([.C201];&quot;0000&quot;))" office:value-type="string" office:string-value="레프트21-0200">
            <text:p>레프트21-0200</text:p>
          </table:table-cell>
          <table:table-cell table:number-columns-repeated="1017"/>
        </table:table-row>
        <table:table-row table:style-name="ro4">
          <table:table-cell office:value-type="string">
            <text:p>레프트21-0201</text:p>
          </table:table-cell>
          <table:table-cell office:value-type="string">
            <text:p>레프트21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2]; &quot;-&quot;; TEXT([.C202];&quot;0000&quot;))" office:value-type="string" office:string-value="레프트21-0201">
            <text:p>레프트21-0201</text:p>
          </table:table-cell>
          <table:table-cell table:number-columns-repeated="1017"/>
        </table:table-row>
        <table:table-row table:style-name="ro4">
          <table:table-cell office:value-type="string">
            <text:p>레프트21-0202</text:p>
          </table:table-cell>
          <table:table-cell office:value-type="string">
            <text:p>레프트21</text:p>
          </table:table-cell>
          <table:table-cell office:value-type="float" office:value="202">
            <text:p>20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3]; &quot;-&quot;; TEXT([.C203];&quot;0000&quot;))" office:value-type="string" office:string-value="레프트21-0202">
            <text:p>레프트21-0202</text:p>
          </table:table-cell>
          <table:table-cell table:number-columns-repeated="1017"/>
        </table:table-row>
        <table:table-row table:style-name="ro4">
          <table:table-cell office:value-type="string">
            <text:p>레프트21-0203</text:p>
          </table:table-cell>
          <table:table-cell office:value-type="string">
            <text:p>레프트21</text:p>
          </table:table-cell>
          <table:table-cell office:value-type="float" office:value="203">
            <text:p>20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4]; &quot;-&quot;; TEXT([.C204];&quot;0000&quot;))" office:value-type="string" office:string-value="레프트21-0203">
            <text:p>레프트21-0203</text:p>
          </table:table-cell>
          <table:table-cell table:number-columns-repeated="1017"/>
        </table:table-row>
        <table:table-row table:style-name="ro4">
          <table:table-cell office:value-type="string">
            <text:p>레프트21-0204</text:p>
          </table:table-cell>
          <table:table-cell office:value-type="string">
            <text:p>레프트21</text:p>
          </table:table-cell>
          <table:table-cell office:value-type="float" office:value="204">
            <text:p>20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5]; &quot;-&quot;; TEXT([.C205];&quot;0000&quot;))" office:value-type="string" office:string-value="레프트21-0204">
            <text:p>레프트21-0204</text:p>
          </table:table-cell>
          <table:table-cell table:number-columns-repeated="1017"/>
        </table:table-row>
        <table:table-row table:style-name="ro4">
          <table:table-cell office:value-type="string">
            <text:p>레프트21-0205</text:p>
          </table:table-cell>
          <table:table-cell office:value-type="string">
            <text:p>레프트21</text:p>
          </table:table-cell>
          <table:table-cell office:value-type="float" office:value="205">
            <text:p>20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6]; &quot;-&quot;; TEXT([.C206];&quot;0000&quot;))" office:value-type="string" office:string-value="레프트21-0205">
            <text:p>레프트21-0205</text:p>
          </table:table-cell>
          <table:table-cell table:number-columns-repeated="1017"/>
        </table:table-row>
        <table:table-row table:style-name="ro4">
          <table:table-cell office:value-type="string">
            <text:p>레프트21-0206</text:p>
          </table:table-cell>
          <table:table-cell office:value-type="string">
            <text:p>레프트21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7]; &quot;-&quot;; TEXT([.C207];&quot;0000&quot;))" office:value-type="string" office:string-value="레프트21-0206">
            <text:p>레프트21-0206</text:p>
          </table:table-cell>
          <table:table-cell table:number-columns-repeated="1017"/>
        </table:table-row>
        <table:table-row table:style-name="ro4">
          <table:table-cell office:value-type="string">
            <text:p>레프트21-0207</text:p>
          </table:table-cell>
          <table:table-cell office:value-type="string">
            <text:p>레프트21</text:p>
          </table:table-cell>
          <table:table-cell office:value-type="float" office:value="207">
            <text:p>20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8]; &quot;-&quot;; TEXT([.C208];&quot;0000&quot;))" office:value-type="string" office:string-value="레프트21-0207">
            <text:p>레프트21-0207</text:p>
          </table:table-cell>
          <table:table-cell table:number-columns-repeated="1017"/>
        </table:table-row>
        <table:table-row table:style-name="ro4">
          <table:table-cell office:value-type="string">
            <text:p>레프트21-0208</text:p>
          </table:table-cell>
          <table:table-cell office:value-type="string">
            <text:p>레프트21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9]; &quot;-&quot;; TEXT([.C209];&quot;0000&quot;))" office:value-type="string" office:string-value="레프트21-0208">
            <text:p>레프트21-0208</text:p>
          </table:table-cell>
          <table:table-cell table:number-columns-repeated="1017"/>
        </table:table-row>
        <table:table-row table:style-name="ro4">
          <table:table-cell office:value-type="string">
            <text:p>레프트21-0209</text:p>
          </table:table-cell>
          <table:table-cell office:value-type="string">
            <text:p>레프트21</text:p>
          </table:table-cell>
          <table:table-cell office:value-type="float" office:value="209">
            <text:p>20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0]; &quot;-&quot;; TEXT([.C210];&quot;0000&quot;))" office:value-type="string" office:string-value="레프트21-0209">
            <text:p>레프트21-0209</text:p>
          </table:table-cell>
          <table:table-cell table:number-columns-repeated="1017"/>
        </table:table-row>
        <table:table-row table:style-name="ro4">
          <table:table-cell office:value-type="string">
            <text:p>레프트21-0210</text:p>
          </table:table-cell>
          <table:table-cell office:value-type="string">
            <text:p>레프트21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1]; &quot;-&quot;; TEXT([.C211];&quot;0000&quot;))" office:value-type="string" office:string-value="레프트21-0210">
            <text:p>레프트21-0210</text:p>
          </table:table-cell>
          <table:table-cell table:number-columns-repeated="1017"/>
        </table:table-row>
        <table:table-row table:style-name="ro4">
          <table:table-cell office:value-type="string">
            <text:p>레프트21-0211</text:p>
          </table:table-cell>
          <table:table-cell office:value-type="string">
            <text:p>레프트21</text:p>
          </table:table-cell>
          <table:table-cell office:value-type="float" office:value="211">
            <text:p>21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2]; &quot;-&quot;; TEXT([.C212];&quot;0000&quot;))" office:value-type="string" office:string-value="레프트21-0211">
            <text:p>레프트21-0211</text:p>
          </table:table-cell>
          <table:table-cell table:number-columns-repeated="1017"/>
        </table:table-row>
        <table:table-row table:style-name="ro4">
          <table:table-cell office:value-type="string">
            <text:p>레프트21-0212</text:p>
          </table:table-cell>
          <table:table-cell office:value-type="string">
            <text:p>레프트21</text:p>
          </table:table-cell>
          <table:table-cell office:value-type="float" office:value="212">
            <text:p>21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3]; &quot;-&quot;; TEXT([.C213];&quot;0000&quot;))" office:value-type="string" office:string-value="레프트21-0212">
            <text:p>레프트21-0212</text:p>
          </table:table-cell>
          <table:table-cell table:number-columns-repeated="1017"/>
        </table:table-row>
        <table:table-row table:style-name="ro4">
          <table:table-cell office:value-type="string">
            <text:p>레프트21-0213</text:p>
          </table:table-cell>
          <table:table-cell office:value-type="string">
            <text:p>레프트21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4]; &quot;-&quot;; TEXT([.C214];&quot;0000&quot;))" office:value-type="string" office:string-value="레프트21-0213">
            <text:p>레프트21-0213</text:p>
          </table:table-cell>
          <table:table-cell table:number-columns-repeated="1017"/>
        </table:table-row>
        <table:table-row table:style-name="ro4">
          <table:table-cell office:value-type="string">
            <text:p>레프트21-0214</text:p>
          </table:table-cell>
          <table:table-cell office:value-type="string">
            <text:p>레프트21</text:p>
          </table:table-cell>
          <table:table-cell office:value-type="float" office:value="214">
            <text:p>21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5]; &quot;-&quot;; TEXT([.C215];&quot;0000&quot;))" office:value-type="string" office:string-value="레프트21-0214">
            <text:p>레프트21-0214</text:p>
          </table:table-cell>
          <table:table-cell table:number-columns-repeated="1017"/>
        </table:table-row>
        <table:table-row table:style-name="ro4">
          <table:table-cell office:value-type="string">
            <text:p>레프트21-0215</text:p>
          </table:table-cell>
          <table:table-cell office:value-type="string">
            <text:p>레프트21</text:p>
          </table:table-cell>
          <table:table-cell office:value-type="float" office:value="215">
            <text:p>21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6]; &quot;-&quot;; TEXT([.C216];&quot;0000&quot;))" office:value-type="string" office:string-value="레프트21-0215">
            <text:p>레프트21-0215</text:p>
          </table:table-cell>
          <table:table-cell table:number-columns-repeated="1017"/>
        </table:table-row>
        <table:table-row table:style-name="ro4">
          <table:table-cell office:value-type="string">
            <text:p>레프트21-0216</text:p>
          </table:table-cell>
          <table:table-cell office:value-type="string">
            <text:p>레프트21</text:p>
          </table:table-cell>
          <table:table-cell office:value-type="float" office:value="216">
            <text:p>21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7]; &quot;-&quot;; TEXT([.C217];&quot;0000&quot;))" office:value-type="string" office:string-value="레프트21-0216">
            <text:p>레프트21-0216</text:p>
          </table:table-cell>
          <table:table-cell table:number-columns-repeated="1017"/>
        </table:table-row>
        <table:table-row table:style-name="ro4">
          <table:table-cell office:value-type="string">
            <text:p>레프트21-0217</text:p>
          </table:table-cell>
          <table:table-cell office:value-type="string">
            <text:p>레프트21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8]; &quot;-&quot;; TEXT([.C218];&quot;0000&quot;))" office:value-type="string" office:string-value="레프트21-0217">
            <text:p>레프트21-0217</text:p>
          </table:table-cell>
          <table:table-cell table:number-columns-repeated="1017"/>
        </table:table-row>
        <table:table-row table:style-name="ro4">
          <table:table-cell office:value-type="string">
            <text:p>레프트21-0218</text:p>
          </table:table-cell>
          <table:table-cell office:value-type="string">
            <text:p>레프트21</text:p>
          </table:table-cell>
          <table:table-cell office:value-type="float" office:value="218">
            <text:p>21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9]; &quot;-&quot;; TEXT([.C219];&quot;0000&quot;))" office:value-type="string" office:string-value="레프트21-0218">
            <text:p>레프트21-0218</text:p>
          </table:table-cell>
          <table:table-cell table:number-columns-repeated="1017"/>
        </table:table-row>
        <table:table-row table:style-name="ro4">
          <table:table-cell office:value-type="string">
            <text:p>레프트21-0219</text:p>
          </table:table-cell>
          <table:table-cell office:value-type="string">
            <text:p>레프트21</text:p>
          </table:table-cell>
          <table:table-cell office:value-type="float" office:value="219">
            <text:p>21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0]; &quot;-&quot;; TEXT([.C220];&quot;0000&quot;))" office:value-type="string" office:string-value="레프트21-0219">
            <text:p>레프트21-0219</text:p>
          </table:table-cell>
          <table:table-cell table:number-columns-repeated="1017"/>
        </table:table-row>
        <table:table-row table:style-name="ro4">
          <table:table-cell office:value-type="string">
            <text:p>레프트21-0220</text:p>
          </table:table-cell>
          <table:table-cell office:value-type="string">
            <text:p>레프트21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1]; &quot;-&quot;; TEXT([.C221];&quot;0000&quot;))" office:value-type="string" office:string-value="레프트21-0220">
            <text:p>레프트21-0220</text:p>
          </table:table-cell>
          <table:table-cell table:number-columns-repeated="1017"/>
        </table:table-row>
        <table:table-row table:style-name="ro4">
          <table:table-cell office:value-type="string">
            <text:p>레프트21-0221</text:p>
          </table:table-cell>
          <table:table-cell office:value-type="string">
            <text:p>레프트21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2]; &quot;-&quot;; TEXT([.C222];&quot;0000&quot;))" office:value-type="string" office:string-value="레프트21-0221">
            <text:p>레프트21-0221</text:p>
          </table:table-cell>
          <table:table-cell table:number-columns-repeated="1017"/>
        </table:table-row>
        <table:table-row table:style-name="ro4">
          <table:table-cell office:value-type="string">
            <text:p>레프트21-0222</text:p>
          </table:table-cell>
          <table:table-cell office:value-type="string">
            <text:p>레프트21</text:p>
          </table:table-cell>
          <table:table-cell office:value-type="float" office:value="222">
            <text:p>2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3]; &quot;-&quot;; TEXT([.C223];&quot;0000&quot;))" office:value-type="string" office:string-value="레프트21-0222">
            <text:p>레프트21-0222</text:p>
          </table:table-cell>
          <table:table-cell table:number-columns-repeated="1017"/>
        </table:table-row>
        <table:table-row table:style-name="ro4">
          <table:table-cell office:value-type="string">
            <text:p>레프트21-0223</text:p>
          </table:table-cell>
          <table:table-cell office:value-type="string">
            <text:p>레프트21</text:p>
          </table:table-cell>
          <table:table-cell office:value-type="float" office:value="223">
            <text:p>2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4]; &quot;-&quot;; TEXT([.C224];&quot;0000&quot;))" office:value-type="string" office:string-value="레프트21-0223">
            <text:p>레프트21-0223</text:p>
          </table:table-cell>
          <table:table-cell table:number-columns-repeated="1017"/>
        </table:table-row>
        <table:table-row table:style-name="ro4">
          <table:table-cell office:value-type="string">
            <text:p>레프트21-0224</text:p>
          </table:table-cell>
          <table:table-cell office:value-type="string">
            <text:p>레프트21</text:p>
          </table:table-cell>
          <table:table-cell office:value-type="float" office:value="224">
            <text:p>2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5]; &quot;-&quot;; TEXT([.C225];&quot;0000&quot;))" office:value-type="string" office:string-value="레프트21-0224">
            <text:p>레프트21-0224</text:p>
          </table:table-cell>
          <table:table-cell table:number-columns-repeated="1017"/>
        </table:table-row>
        <table:table-row table:style-name="ro4">
          <table:table-cell office:value-type="string">
            <text:p>레프트21-0225</text:p>
          </table:table-cell>
          <table:table-cell office:value-type="string">
            <text:p>레프트21</text:p>
          </table:table-cell>
          <table:table-cell office:value-type="float" office:value="225">
            <text:p>2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6]; &quot;-&quot;; TEXT([.C226];&quot;0000&quot;))" office:value-type="string" office:string-value="레프트21-0225">
            <text:p>레프트21-0225</text:p>
          </table:table-cell>
          <table:table-cell table:number-columns-repeated="1017"/>
        </table:table-row>
        <table:table-row table:style-name="ro4">
          <table:table-cell office:value-type="string">
            <text:p>레프트21-0226</text:p>
          </table:table-cell>
          <table:table-cell office:value-type="string">
            <text:p>레프트21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7]; &quot;-&quot;; TEXT([.C227];&quot;0000&quot;))" office:value-type="string" office:string-value="레프트21-0226">
            <text:p>레프트21-0226</text:p>
          </table:table-cell>
          <table:table-cell table:number-columns-repeated="1017"/>
        </table:table-row>
        <table:table-row table:style-name="ro4">
          <table:table-cell office:value-type="string">
            <text:p>레프트21-0227</text:p>
          </table:table-cell>
          <table:table-cell office:value-type="string">
            <text:p>레프트21</text:p>
          </table:table-cell>
          <table:table-cell office:value-type="float" office:value="227">
            <text:p>2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8]; &quot;-&quot;; TEXT([.C228];&quot;0000&quot;))" office:value-type="string" office:string-value="레프트21-0227">
            <text:p>레프트21-0227</text:p>
          </table:table-cell>
          <table:table-cell table:number-columns-repeated="1017"/>
        </table:table-row>
        <table:table-row table:style-name="ro4">
          <table:table-cell office:value-type="string">
            <text:p>레프트21-0228</text:p>
          </table:table-cell>
          <table:table-cell office:value-type="string">
            <text:p>레프트21</text:p>
          </table:table-cell>
          <table:table-cell office:value-type="float" office:value="228">
            <text:p>2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9]; &quot;-&quot;; TEXT([.C229];&quot;0000&quot;))" office:value-type="string" office:string-value="레프트21-0228">
            <text:p>레프트21-0228</text:p>
          </table:table-cell>
          <table:table-cell table:number-columns-repeated="1017"/>
        </table:table-row>
        <table:table-row table:style-name="ro4">
          <table:table-cell office:value-type="string">
            <text:p>레프트21-0229</text:p>
          </table:table-cell>
          <table:table-cell office:value-type="string">
            <text:p>레프트21</text:p>
          </table:table-cell>
          <table:table-cell office:value-type="float" office:value="229">
            <text:p>2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0]; &quot;-&quot;; TEXT([.C230];&quot;0000&quot;))" office:value-type="string" office:string-value="레프트21-0229">
            <text:p>레프트21-0229</text:p>
          </table:table-cell>
          <table:table-cell table:number-columns-repeated="1017"/>
        </table:table-row>
        <table:table-row table:style-name="ro4">
          <table:table-cell office:value-type="string">
            <text:p>레프트21-0230</text:p>
          </table:table-cell>
          <table:table-cell office:value-type="string">
            <text:p>레프트21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1]; &quot;-&quot;; TEXT([.C231];&quot;0000&quot;))" office:value-type="string" office:string-value="레프트21-0230">
            <text:p>레프트21-0230</text:p>
          </table:table-cell>
          <table:table-cell table:number-columns-repeated="1017"/>
        </table:table-row>
        <table:table-row table:style-name="ro4">
          <table:table-cell office:value-type="string">
            <text:p>레프트21-0231</text:p>
          </table:table-cell>
          <table:table-cell office:value-type="string">
            <text:p>레프트21</text:p>
          </table:table-cell>
          <table:table-cell office:value-type="float" office:value="231">
            <text:p>2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2]; &quot;-&quot;; TEXT([.C232];&quot;0000&quot;))" office:value-type="string" office:string-value="레프트21-0231">
            <text:p>레프트21-0231</text:p>
          </table:table-cell>
          <table:table-cell table:number-columns-repeated="1017"/>
        </table:table-row>
        <table:table-row table:style-name="ro4">
          <table:table-cell office:value-type="string">
            <text:p>레프트21-0232</text:p>
          </table:table-cell>
          <table:table-cell office:value-type="string">
            <text:p>레프트21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3]; &quot;-&quot;; TEXT([.C233];&quot;0000&quot;))" office:value-type="string" office:string-value="레프트21-0232">
            <text:p>레프트21-0232</text:p>
          </table:table-cell>
          <table:table-cell table:number-columns-repeated="1017"/>
        </table:table-row>
        <table:table-row table:style-name="ro4">
          <table:table-cell office:value-type="string">
            <text:p>레프트21-0233</text:p>
          </table:table-cell>
          <table:table-cell office:value-type="string">
            <text:p>레프트21</text:p>
          </table:table-cell>
          <table:table-cell office:value-type="float" office:value="233">
            <text:p>2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4]; &quot;-&quot;; TEXT([.C234];&quot;0000&quot;))" office:value-type="string" office:string-value="레프트21-0233">
            <text:p>레프트21-0233</text:p>
          </table:table-cell>
          <table:table-cell table:number-columns-repeated="1017"/>
        </table:table-row>
        <table:table-row table:style-name="ro4">
          <table:table-cell office:value-type="string">
            <text:p>레프트21-0234</text:p>
          </table:table-cell>
          <table:table-cell office:value-type="string">
            <text:p>레프트21</text:p>
          </table:table-cell>
          <table:table-cell office:value-type="float" office:value="234">
            <text:p>2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5]; &quot;-&quot;; TEXT([.C235];&quot;0000&quot;))" office:value-type="string" office:string-value="레프트21-0234">
            <text:p>레프트21-0234</text:p>
          </table:table-cell>
          <table:table-cell table:number-columns-repeated="1017"/>
        </table:table-row>
        <table:table-row table:style-name="ro4">
          <table:table-cell office:value-type="string">
            <text:p>레프트21-0235</text:p>
          </table:table-cell>
          <table:table-cell office:value-type="string">
            <text:p>레프트21</text:p>
          </table:table-cell>
          <table:table-cell office:value-type="float" office:value="235">
            <text:p>2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6]; &quot;-&quot;; TEXT([.C236];&quot;0000&quot;))" office:value-type="string" office:string-value="레프트21-0235">
            <text:p>레프트21-0235</text:p>
          </table:table-cell>
          <table:table-cell table:number-columns-repeated="1017"/>
        </table:table-row>
        <table:table-row table:style-name="ro4">
          <table:table-cell office:value-type="string">
            <text:p>레프트21-0236</text:p>
          </table:table-cell>
          <table:table-cell office:value-type="string">
            <text:p>레프트21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7]; &quot;-&quot;; TEXT([.C237];&quot;0000&quot;))" office:value-type="string" office:string-value="레프트21-0236">
            <text:p>레프트21-0236</text:p>
          </table:table-cell>
          <table:table-cell table:number-columns-repeated="1017"/>
        </table:table-row>
        <table:table-row table:style-name="ro4">
          <table:table-cell office:value-type="string">
            <text:p>레프트21-0237</text:p>
          </table:table-cell>
          <table:table-cell office:value-type="string">
            <text:p>레프트21</text:p>
          </table:table-cell>
          <table:table-cell office:value-type="float" office:value="237">
            <text:p>2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8]; &quot;-&quot;; TEXT([.C238];&quot;0000&quot;))" office:value-type="string" office:string-value="레프트21-0237">
            <text:p>레프트21-0237</text:p>
          </table:table-cell>
          <table:table-cell table:number-columns-repeated="1017"/>
        </table:table-row>
        <table:table-row table:style-name="ro4">
          <table:table-cell office:value-type="string">
            <text:p>레프트21-0238</text:p>
          </table:table-cell>
          <table:table-cell office:value-type="string">
            <text:p>레프트21</text:p>
          </table:table-cell>
          <table:table-cell office:value-type="float" office:value="238">
            <text:p>2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9]; &quot;-&quot;; TEXT([.C239];&quot;0000&quot;))" office:value-type="string" office:string-value="레프트21-0238">
            <text:p>레프트21-0238</text:p>
          </table:table-cell>
          <table:table-cell table:number-columns-repeated="1017"/>
        </table:table-row>
        <table:table-row table:style-name="ro4">
          <table:table-cell office:value-type="string">
            <text:p>레프트21-0239</text:p>
          </table:table-cell>
          <table:table-cell office:value-type="string">
            <text:p>레프트21</text:p>
          </table:table-cell>
          <table:table-cell office:value-type="float" office:value="239">
            <text:p>2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0]; &quot;-&quot;; TEXT([.C240];&quot;0000&quot;))" office:value-type="string" office:string-value="레프트21-0239">
            <text:p>레프트21-0239</text:p>
          </table:table-cell>
          <table:table-cell table:number-columns-repeated="1017"/>
        </table:table-row>
        <table:table-row table:style-name="ro4">
          <table:table-cell office:value-type="string">
            <text:p>레프트21-0240</text:p>
          </table:table-cell>
          <table:table-cell office:value-type="string">
            <text:p>레프트21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1]; &quot;-&quot;; TEXT([.C241];&quot;0000&quot;))" office:value-type="string" office:string-value="레프트21-0240">
            <text:p>레프트21-0240</text:p>
          </table:table-cell>
          <table:table-cell table:number-columns-repeated="1017"/>
        </table:table-row>
        <table:table-row table:style-name="ro4">
          <table:table-cell office:value-type="string">
            <text:p>레프트21-0241</text:p>
          </table:table-cell>
          <table:table-cell office:value-type="string">
            <text:p>레프트21</text:p>
          </table:table-cell>
          <table:table-cell office:value-type="float" office:value="241">
            <text:p>2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2]; &quot;-&quot;; TEXT([.C242];&quot;0000&quot;))" office:value-type="string" office:string-value="레프트21-0241">
            <text:p>레프트21-0241</text:p>
          </table:table-cell>
          <table:table-cell table:number-columns-repeated="1017"/>
        </table:table-row>
        <table:table-row table:style-name="ro4">
          <table:table-cell office:value-type="string">
            <text:p>레프트21-0242</text:p>
          </table:table-cell>
          <table:table-cell office:value-type="string">
            <text:p>레프트21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3]; &quot;-&quot;; TEXT([.C243];&quot;0000&quot;))" office:value-type="string" office:string-value="레프트21-0242">
            <text:p>레프트21-0242</text:p>
          </table:table-cell>
          <table:table-cell table:number-columns-repeated="1017"/>
        </table:table-row>
        <table:table-row table:style-name="ro4">
          <table:table-cell office:value-type="string">
            <text:p>레프트21-0243</text:p>
          </table:table-cell>
          <table:table-cell office:value-type="string">
            <text:p>레프트21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4]; &quot;-&quot;; TEXT([.C244];&quot;0000&quot;))" office:value-type="string" office:string-value="레프트21-0243">
            <text:p>레프트21-0243</text:p>
          </table:table-cell>
          <table:table-cell table:number-columns-repeated="1017"/>
        </table:table-row>
        <table:table-row table:style-name="ro4">
          <table:table-cell office:value-type="string">
            <text:p>레프트21-0244</text:p>
          </table:table-cell>
          <table:table-cell office:value-type="string">
            <text:p>레프트21</text:p>
          </table:table-cell>
          <table:table-cell office:value-type="float" office:value="244">
            <text:p>2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5]; &quot;-&quot;; TEXT([.C245];&quot;0000&quot;))" office:value-type="string" office:string-value="레프트21-0244">
            <text:p>레프트21-0244</text:p>
          </table:table-cell>
          <table:table-cell table:number-columns-repeated="1017"/>
        </table:table-row>
        <table:table-row table:style-name="ro4">
          <table:table-cell office:value-type="string">
            <text:p>레프트21-0245</text:p>
          </table:table-cell>
          <table:table-cell office:value-type="string">
            <text:p>레프트21</text:p>
          </table:table-cell>
          <table:table-cell office:value-type="float" office:value="245">
            <text:p>2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6]; &quot;-&quot;; TEXT([.C246];&quot;0000&quot;))" office:value-type="string" office:string-value="레프트21-0245">
            <text:p>레프트21-0245</text:p>
          </table:table-cell>
          <table:table-cell table:number-columns-repeated="1017"/>
        </table:table-row>
        <table:table-row table:style-name="ro4">
          <table:table-cell office:value-type="string">
            <text:p>레프트21-0246</text:p>
          </table:table-cell>
          <table:table-cell office:value-type="string">
            <text:p>레프트21</text:p>
          </table:table-cell>
          <table:table-cell office:value-type="float" office:value="246">
            <text:p>2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7]; &quot;-&quot;; TEXT([.C247];&quot;0000&quot;))" office:value-type="string" office:string-value="레프트21-0246">
            <text:p>레프트21-0246</text:p>
          </table:table-cell>
          <table:table-cell table:number-columns-repeated="1017"/>
        </table:table-row>
        <table:table-row table:style-name="ro4">
          <table:table-cell office:value-type="string">
            <text:p>레프트21-0247</text:p>
          </table:table-cell>
          <table:table-cell office:value-type="string">
            <text:p>레프트21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8]; &quot;-&quot;; TEXT([.C248];&quot;0000&quot;))" office:value-type="string" office:string-value="레프트21-0247">
            <text:p>레프트21-0247</text:p>
          </table:table-cell>
          <table:table-cell table:number-columns-repeated="1017"/>
        </table:table-row>
        <table:table-row table:style-name="ro4">
          <table:table-cell office:value-type="string">
            <text:p>레프트21-0248</text:p>
          </table:table-cell>
          <table:table-cell office:value-type="string">
            <text:p>레프트21</text:p>
          </table:table-cell>
          <table:table-cell office:value-type="float" office:value="248">
            <text:p>2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9]; &quot;-&quot;; TEXT([.C249];&quot;0000&quot;))" office:value-type="string" office:string-value="레프트21-0248">
            <text:p>레프트21-0248</text:p>
          </table:table-cell>
          <table:table-cell table:number-columns-repeated="1017"/>
        </table:table-row>
        <table:table-row table:style-name="ro4">
          <table:table-cell office:value-type="string">
            <text:p>레프트21-0249</text:p>
          </table:table-cell>
          <table:table-cell office:value-type="string">
            <text:p>레프트21</text:p>
          </table:table-cell>
          <table:table-cell office:value-type="float" office:value="249">
            <text:p>2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0]; &quot;-&quot;; TEXT([.C250];&quot;0000&quot;))" office:value-type="string" office:string-value="레프트21-0249">
            <text:p>레프트21-0249</text:p>
          </table:table-cell>
          <table:table-cell table:number-columns-repeated="1017"/>
        </table:table-row>
        <table:table-row table:style-name="ro4">
          <table:table-cell office:value-type="string">
            <text:p>레프트21-0250</text:p>
          </table:table-cell>
          <table:table-cell office:value-type="string">
            <text:p>레프트21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1]; &quot;-&quot;; TEXT([.C251];&quot;0000&quot;))" office:value-type="string" office:string-value="레프트21-0250">
            <text:p>레프트21-0250</text:p>
          </table:table-cell>
          <table:table-cell table:number-columns-repeated="1017"/>
        </table:table-row>
        <table:table-row table:style-name="ro4">
          <table:table-cell office:value-type="string">
            <text:p>레프트21-0251</text:p>
          </table:table-cell>
          <table:table-cell office:value-type="string">
            <text:p>레프트21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2]; &quot;-&quot;; TEXT([.C252];&quot;0000&quot;))" office:value-type="string" office:string-value="레프트21-0251">
            <text:p>레프트21-0251</text:p>
          </table:table-cell>
          <table:table-cell table:number-columns-repeated="1017"/>
        </table:table-row>
        <table:table-row table:style-name="ro4">
          <table:table-cell office:value-type="string">
            <text:p>레프트21-0252</text:p>
          </table:table-cell>
          <table:table-cell office:value-type="string">
            <text:p>레프트21</text:p>
          </table:table-cell>
          <table:table-cell office:value-type="float" office:value="252">
            <text:p>2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3]; &quot;-&quot;; TEXT([.C253];&quot;0000&quot;))" office:value-type="string" office:string-value="레프트21-0252">
            <text:p>레프트21-0252</text:p>
          </table:table-cell>
          <table:table-cell table:number-columns-repeated="1017"/>
        </table:table-row>
        <table:table-row table:style-name="ro4">
          <table:table-cell office:value-type="string">
            <text:p>레프트21-0253</text:p>
          </table:table-cell>
          <table:table-cell office:value-type="string">
            <text:p>레프트21</text:p>
          </table:table-cell>
          <table:table-cell office:value-type="float" office:value="253">
            <text:p>2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4]; &quot;-&quot;; TEXT([.C254];&quot;0000&quot;))" office:value-type="string" office:string-value="레프트21-0253">
            <text:p>레프트21-0253</text:p>
          </table:table-cell>
          <table:table-cell table:number-columns-repeated="1017"/>
        </table:table-row>
        <table:table-row table:style-name="ro4">
          <table:table-cell office:value-type="string">
            <text:p>레프트21-0254</text:p>
          </table:table-cell>
          <table:table-cell office:value-type="string">
            <text:p>레프트21</text:p>
          </table:table-cell>
          <table:table-cell office:value-type="float" office:value="254">
            <text:p>2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5]; &quot;-&quot;; TEXT([.C255];&quot;0000&quot;))" office:value-type="string" office:string-value="레프트21-0254">
            <text:p>레프트21-0254</text:p>
          </table:table-cell>
          <table:table-cell table:number-columns-repeated="1017"/>
        </table:table-row>
        <table:table-row table:style-name="ro4">
          <table:table-cell office:value-type="string">
            <text:p>레프트21-0255</text:p>
          </table:table-cell>
          <table:table-cell office:value-type="string">
            <text:p>레프트21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6]; &quot;-&quot;; TEXT([.C256];&quot;0000&quot;))" office:value-type="string" office:string-value="레프트21-0255">
            <text:p>레프트21-0255</text:p>
          </table:table-cell>
          <table:table-cell table:number-columns-repeated="1017"/>
        </table:table-row>
        <table:table-row table:style-name="ro4">
          <table:table-cell office:value-type="string">
            <text:p>레프트21-0256</text:p>
          </table:table-cell>
          <table:table-cell office:value-type="string">
            <text:p>레프트21</text:p>
          </table:table-cell>
          <table:table-cell office:value-type="float" office:value="256">
            <text:p>2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7]; &quot;-&quot;; TEXT([.C257];&quot;0000&quot;))" office:value-type="string" office:string-value="레프트21-0256">
            <text:p>레프트21-0256</text:p>
          </table:table-cell>
          <table:table-cell table:number-columns-repeated="1017"/>
        </table:table-row>
        <table:table-row table:style-name="ro4">
          <table:table-cell office:value-type="string">
            <text:p>레프트21-0257</text:p>
          </table:table-cell>
          <table:table-cell office:value-type="string">
            <text:p>레프트21</text:p>
          </table:table-cell>
          <table:table-cell office:value-type="float" office:value="257">
            <text:p>2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8]; &quot;-&quot;; TEXT([.C258];&quot;0000&quot;))" office:value-type="string" office:string-value="레프트21-0257">
            <text:p>레프트21-0257</text:p>
          </table:table-cell>
          <table:table-cell table:number-columns-repeated="1017"/>
        </table:table-row>
        <table:table-row table:style-name="ro4">
          <table:table-cell office:value-type="string">
            <text:p>레프트21-0258</text:p>
          </table:table-cell>
          <table:table-cell office:value-type="string">
            <text:p>레프트21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9]; &quot;-&quot;; TEXT([.C259];&quot;0000&quot;))" office:value-type="string" office:string-value="레프트21-0258">
            <text:p>레프트21-0258</text:p>
          </table:table-cell>
          <table:table-cell table:number-columns-repeated="1017"/>
        </table:table-row>
        <table:table-row table:style-name="ro4">
          <table:table-cell office:value-type="string">
            <text:p>레프트21-0259</text:p>
          </table:table-cell>
          <table:table-cell office:value-type="string">
            <text:p>레프트21</text:p>
          </table:table-cell>
          <table:table-cell office:value-type="float" office:value="259">
            <text:p>2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0]; &quot;-&quot;; TEXT([.C260];&quot;0000&quot;))" office:value-type="string" office:string-value="레프트21-0259">
            <text:p>레프트21-0259</text:p>
          </table:table-cell>
          <table:table-cell table:number-columns-repeated="1017"/>
        </table:table-row>
        <table:table-row table:style-name="ro4">
          <table:table-cell office:value-type="string">
            <text:p>레프트21-0260</text:p>
          </table:table-cell>
          <table:table-cell office:value-type="string">
            <text:p>레프트21</text:p>
          </table:table-cell>
          <table:table-cell office:value-type="float" office:value="260">
            <text:p>2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1]; &quot;-&quot;; TEXT([.C261];&quot;0000&quot;))" office:value-type="string" office:string-value="레프트21-0260">
            <text:p>레프트21-0260</text:p>
          </table:table-cell>
          <table:table-cell table:number-columns-repeated="1017"/>
        </table:table-row>
        <table:table-row table:style-name="ro4">
          <table:table-cell office:value-type="string">
            <text:p>레프트21-0261</text:p>
          </table:table-cell>
          <table:table-cell office:value-type="string">
            <text:p>레프트21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2]; &quot;-&quot;; TEXT([.C262];&quot;0000&quot;))" office:value-type="string" office:string-value="레프트21-0261">
            <text:p>레프트21-0261</text:p>
          </table:table-cell>
          <table:table-cell table:number-columns-repeated="1017"/>
        </table:table-row>
        <table:table-row table:style-name="ro4">
          <table:table-cell office:value-type="string">
            <text:p>레프트21-0262</text:p>
          </table:table-cell>
          <table:table-cell office:value-type="string">
            <text:p>레프트21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3]; &quot;-&quot;; TEXT([.C263];&quot;0000&quot;))" office:value-type="string" office:string-value="레프트21-0262">
            <text:p>레프트21-0262</text:p>
          </table:table-cell>
          <table:table-cell table:number-columns-repeated="1017"/>
        </table:table-row>
        <table:table-row table:style-name="ro4">
          <table:table-cell office:value-type="string">
            <text:p>레프트21-0263</text:p>
          </table:table-cell>
          <table:table-cell office:value-type="string">
            <text:p>레프트21</text:p>
          </table:table-cell>
          <table:table-cell office:value-type="float" office:value="263">
            <text:p>2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4]; &quot;-&quot;; TEXT([.C264];&quot;0000&quot;))" office:value-type="string" office:string-value="레프트21-0263">
            <text:p>레프트21-0263</text:p>
          </table:table-cell>
          <table:table-cell table:number-columns-repeated="1017"/>
        </table:table-row>
        <table:table-row table:style-name="ro4">
          <table:table-cell office:value-type="string">
            <text:p>레프트21-0264</text:p>
          </table:table-cell>
          <table:table-cell office:value-type="string">
            <text:p>레프트21</text:p>
          </table:table-cell>
          <table:table-cell office:value-type="float" office:value="264">
            <text:p>2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5]; &quot;-&quot;; TEXT([.C265];&quot;0000&quot;))" office:value-type="string" office:string-value="레프트21-0264">
            <text:p>레프트21-0264</text:p>
          </table:table-cell>
          <table:table-cell table:number-columns-repeated="1017"/>
        </table:table-row>
        <table:table-row table:style-name="ro4">
          <table:table-cell office:value-type="string">
            <text:p>레프트21-0265</text:p>
          </table:table-cell>
          <table:table-cell office:value-type="string">
            <text:p>레프트21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6]; &quot;-&quot;; TEXT([.C266];&quot;0000&quot;))" office:value-type="string" office:string-value="레프트21-0265">
            <text:p>레프트21-0265</text:p>
          </table:table-cell>
          <table:table-cell table:number-columns-repeated="1017"/>
        </table:table-row>
        <table:table-row table:style-name="ro4">
          <table:table-cell office:value-type="string">
            <text:p>레프트21-0266</text:p>
          </table:table-cell>
          <table:table-cell office:value-type="string">
            <text:p>레프트21</text:p>
          </table:table-cell>
          <table:table-cell office:value-type="float" office:value="266">
            <text:p>2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7]; &quot;-&quot;; TEXT([.C267];&quot;0000&quot;))" office:value-type="string" office:string-value="레프트21-0266">
            <text:p>레프트21-0266</text:p>
          </table:table-cell>
          <table:table-cell table:number-columns-repeated="1017"/>
        </table:table-row>
        <table:table-row table:style-name="ro4">
          <table:table-cell office:value-type="string">
            <text:p>레프트21-0267</text:p>
          </table:table-cell>
          <table:table-cell office:value-type="string">
            <text:p>레프트21</text:p>
          </table:table-cell>
          <table:table-cell office:value-type="float" office:value="267">
            <text:p>2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8]; &quot;-&quot;; TEXT([.C268];&quot;0000&quot;))" office:value-type="string" office:string-value="레프트21-0267">
            <text:p>레프트21-0267</text:p>
          </table:table-cell>
          <table:table-cell table:number-columns-repeated="1017"/>
        </table:table-row>
        <table:table-row table:style-name="ro4">
          <table:table-cell office:value-type="string">
            <text:p>레프트21-0268</text:p>
          </table:table-cell>
          <table:table-cell office:value-type="string">
            <text:p>레프트21</text:p>
          </table:table-cell>
          <table:table-cell office:value-type="float" office:value="268">
            <text:p>2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9]; &quot;-&quot;; TEXT([.C269];&quot;0000&quot;))" office:value-type="string" office:string-value="레프트21-0268">
            <text:p>레프트21-0268</text:p>
          </table:table-cell>
          <table:table-cell table:number-columns-repeated="1017"/>
        </table:table-row>
        <table:table-row table:style-name="ro4">
          <table:table-cell office:value-type="string">
            <text:p>레프트21-0269</text:p>
          </table:table-cell>
          <table:table-cell office:value-type="string">
            <text:p>레프트21</text:p>
          </table:table-cell>
          <table:table-cell office:value-type="float" office:value="269">
            <text:p>2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0]; &quot;-&quot;; TEXT([.C270];&quot;0000&quot;))" office:value-type="string" office:string-value="레프트21-0269">
            <text:p>레프트21-0269</text:p>
          </table:table-cell>
          <table:table-cell table:number-columns-repeated="1017"/>
        </table:table-row>
        <table:table-row table:style-name="ro4">
          <table:table-cell office:value-type="string">
            <text:p>레프트21-0270</text:p>
          </table:table-cell>
          <table:table-cell office:value-type="string">
            <text:p>레프트21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1]; &quot;-&quot;; TEXT([.C271];&quot;0000&quot;))" office:value-type="string" office:string-value="레프트21-0270">
            <text:p>레프트21-0270</text:p>
          </table:table-cell>
          <table:table-cell table:number-columns-repeated="1017"/>
        </table:table-row>
        <table:table-row table:style-name="ro4">
          <table:table-cell office:value-type="string">
            <text:p>레프트21-0271</text:p>
          </table:table-cell>
          <table:table-cell office:value-type="string">
            <text:p>레프트21</text:p>
          </table:table-cell>
          <table:table-cell office:value-type="float" office:value="271">
            <text:p>2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2]; &quot;-&quot;; TEXT([.C272];&quot;0000&quot;))" office:value-type="string" office:string-value="레프트21-0271">
            <text:p>레프트21-0271</text:p>
          </table:table-cell>
          <table:table-cell table:number-columns-repeated="1017"/>
        </table:table-row>
        <table:table-row table:style-name="ro4">
          <table:table-cell office:value-type="string">
            <text:p>레프트21-0272</text:p>
          </table:table-cell>
          <table:table-cell office:value-type="string">
            <text:p>레프트21</text:p>
          </table:table-cell>
          <table:table-cell office:value-type="float" office:value="272">
            <text:p>2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3]; &quot;-&quot;; TEXT([.C273];&quot;0000&quot;))" office:value-type="string" office:string-value="레프트21-0272">
            <text:p>레프트21-0272</text:p>
          </table:table-cell>
          <table:table-cell table:number-columns-repeated="1017"/>
        </table:table-row>
        <table:table-row table:style-name="ro4">
          <table:table-cell office:value-type="string">
            <text:p>레프트21-0273</text:p>
          </table:table-cell>
          <table:table-cell office:value-type="string">
            <text:p>레프트21</text:p>
          </table:table-cell>
          <table:table-cell office:value-type="float" office:value="273">
            <text:p>2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4]; &quot;-&quot;; TEXT([.C274];&quot;0000&quot;))" office:value-type="string" office:string-value="레프트21-0273">
            <text:p>레프트21-0273</text:p>
          </table:table-cell>
          <table:table-cell table:number-columns-repeated="1017"/>
        </table:table-row>
        <table:table-row table:style-name="ro4">
          <table:table-cell office:value-type="string">
            <text:p>레프트21-0274</text:p>
          </table:table-cell>
          <table:table-cell office:value-type="string">
            <text:p>레프트21</text:p>
          </table:table-cell>
          <table:table-cell office:value-type="float" office:value="274">
            <text:p>2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5]; &quot;-&quot;; TEXT([.C275];&quot;0000&quot;))" office:value-type="string" office:string-value="레프트21-0274">
            <text:p>레프트21-0274</text:p>
          </table:table-cell>
          <table:table-cell table:number-columns-repeated="1017"/>
        </table:table-row>
        <table:table-row table:style-name="ro4">
          <table:table-cell office:value-type="string">
            <text:p>레프트21-0275</text:p>
          </table:table-cell>
          <table:table-cell office:value-type="string">
            <text:p>레프트21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6]; &quot;-&quot;; TEXT([.C276];&quot;0000&quot;))" office:value-type="string" office:string-value="레프트21-0275">
            <text:p>레프트21-0275</text:p>
          </table:table-cell>
          <table:table-cell table:number-columns-repeated="1017"/>
        </table:table-row>
        <table:table-row table:style-name="ro4">
          <table:table-cell office:value-type="string">
            <text:p>레프트21-0276</text:p>
          </table:table-cell>
          <table:table-cell office:value-type="string">
            <text:p>레프트21</text:p>
          </table:table-cell>
          <table:table-cell office:value-type="float" office:value="276">
            <text:p>2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7]; &quot;-&quot;; TEXT([.C277];&quot;0000&quot;))" office:value-type="string" office:string-value="레프트21-0276">
            <text:p>레프트21-0276</text:p>
          </table:table-cell>
          <table:table-cell table:number-columns-repeated="1017"/>
        </table:table-row>
        <table:table-row table:style-name="ro4">
          <table:table-cell office:value-type="string">
            <text:p>레프트21-0277</text:p>
          </table:table-cell>
          <table:table-cell office:value-type="string">
            <text:p>레프트21</text:p>
          </table:table-cell>
          <table:table-cell office:value-type="float" office:value="277">
            <text:p>2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8]; &quot;-&quot;; TEXT([.C278];&quot;0000&quot;))" office:value-type="string" office:string-value="레프트21-0277">
            <text:p>레프트21-0277</text:p>
          </table:table-cell>
          <table:table-cell table:number-columns-repeated="1017"/>
        </table:table-row>
        <table:table-row table:style-name="ro4">
          <table:table-cell office:value-type="string">
            <text:p>레프트21-0278</text:p>
          </table:table-cell>
          <table:table-cell office:value-type="string">
            <text:p>레프트21</text:p>
          </table:table-cell>
          <table:table-cell office:value-type="float" office:value="278">
            <text:p>2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9]; &quot;-&quot;; TEXT([.C279];&quot;0000&quot;))" office:value-type="string" office:string-value="레프트21-0278">
            <text:p>레프트21-0278</text:p>
          </table:table-cell>
          <table:table-cell table:number-columns-repeated="1017"/>
        </table:table-row>
        <table:table-row table:style-name="ro4">
          <table:table-cell office:value-type="string">
            <text:p>레프트21-0279</text:p>
          </table:table-cell>
          <table:table-cell office:value-type="string">
            <text:p>레프트21</text:p>
          </table:table-cell>
          <table:table-cell office:value-type="float" office:value="279">
            <text:p>2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0]; &quot;-&quot;; TEXT([.C280];&quot;0000&quot;))" office:value-type="string" office:string-value="레프트21-0279">
            <text:p>레프트21-0279</text:p>
          </table:table-cell>
          <table:table-cell table:number-columns-repeated="1017"/>
        </table:table-row>
        <table:table-row table:style-name="ro4">
          <table:table-cell office:value-type="string">
            <text:p>레프트21-0280</text:p>
          </table:table-cell>
          <table:table-cell office:value-type="string">
            <text:p>레프트21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1]; &quot;-&quot;; TEXT([.C281];&quot;0000&quot;))" office:value-type="string" office:string-value="레프트21-0280">
            <text:p>레프트21-0280</text:p>
          </table:table-cell>
          <table:table-cell table:number-columns-repeated="1017"/>
        </table:table-row>
        <table:table-row table:style-name="ro4">
          <table:table-cell office:value-type="string">
            <text:p>레프트21-0281</text:p>
          </table:table-cell>
          <table:table-cell office:value-type="string">
            <text:p>레프트21</text:p>
          </table:table-cell>
          <table:table-cell office:value-type="float" office:value="281">
            <text:p>2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2]; &quot;-&quot;; TEXT([.C282];&quot;0000&quot;))" office:value-type="string" office:string-value="레프트21-0281">
            <text:p>레프트21-0281</text:p>
          </table:table-cell>
          <table:table-cell table:number-columns-repeated="1017"/>
        </table:table-row>
        <table:table-row table:style-name="ro4">
          <table:table-cell office:value-type="string">
            <text:p>레프트21-0282</text:p>
          </table:table-cell>
          <table:table-cell office:value-type="string">
            <text:p>레프트21</text:p>
          </table:table-cell>
          <table:table-cell office:value-type="float" office:value="282">
            <text:p>2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3]; &quot;-&quot;; TEXT([.C283];&quot;0000&quot;))" office:value-type="string" office:string-value="레프트21-0282">
            <text:p>레프트21-0282</text:p>
          </table:table-cell>
          <table:table-cell table:number-columns-repeated="1017"/>
        </table:table-row>
        <table:table-row table:style-name="ro4">
          <table:table-cell office:value-type="string">
            <text:p>레프트21-0283</text:p>
          </table:table-cell>
          <table:table-cell office:value-type="string">
            <text:p>레프트21</text:p>
          </table:table-cell>
          <table:table-cell office:value-type="float" office:value="283">
            <text:p>2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4]; &quot;-&quot;; TEXT([.C284];&quot;0000&quot;))" office:value-type="string" office:string-value="레프트21-0283">
            <text:p>레프트21-0283</text:p>
          </table:table-cell>
          <table:table-cell table:number-columns-repeated="1017"/>
        </table:table-row>
        <table:table-row table:style-name="ro4">
          <table:table-cell office:value-type="string">
            <text:p>레프트21-0284</text:p>
          </table:table-cell>
          <table:table-cell office:value-type="string">
            <text:p>레프트21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5]; &quot;-&quot;; TEXT([.C285];&quot;0000&quot;))" office:value-type="string" office:string-value="레프트21-0284">
            <text:p>레프트21-0284</text:p>
          </table:table-cell>
          <table:table-cell table:number-columns-repeated="1017"/>
        </table:table-row>
        <table:table-row table:style-name="ro4">
          <table:table-cell office:value-type="string">
            <text:p>레프트21-0285</text:p>
          </table:table-cell>
          <table:table-cell office:value-type="string">
            <text:p>레프트21</text:p>
          </table:table-cell>
          <table:table-cell office:value-type="float" office:value="285">
            <text:p>2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6]; &quot;-&quot;; TEXT([.C286];&quot;0000&quot;))" office:value-type="string" office:string-value="레프트21-0285">
            <text:p>레프트21-0285</text:p>
          </table:table-cell>
          <table:table-cell table:number-columns-repeated="1017"/>
        </table:table-row>
        <table:table-row table:style-name="ro4">
          <table:table-cell office:value-type="string">
            <text:p>레프트21-0286</text:p>
          </table:table-cell>
          <table:table-cell office:value-type="string">
            <text:p>레프트21</text:p>
          </table:table-cell>
          <table:table-cell office:value-type="float" office:value="286">
            <text:p>2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7]; &quot;-&quot;; TEXT([.C287];&quot;0000&quot;))" office:value-type="string" office:string-value="레프트21-0286">
            <text:p>레프트21-0286</text:p>
          </table:table-cell>
          <table:table-cell table:number-columns-repeated="1017"/>
        </table:table-row>
        <table:table-row table:style-name="ro4">
          <table:table-cell office:value-type="string">
            <text:p>레프트21-0287</text:p>
          </table:table-cell>
          <table:table-cell office:value-type="string">
            <text:p>레프트21</text:p>
          </table:table-cell>
          <table:table-cell office:value-type="float" office:value="287">
            <text:p>2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8]; &quot;-&quot;; TEXT([.C288];&quot;0000&quot;))" office:value-type="string" office:string-value="레프트21-0287">
            <text:p>레프트21-0287</text:p>
          </table:table-cell>
          <table:table-cell table:number-columns-repeated="1017"/>
        </table:table-row>
        <table:table-row table:style-name="ro4">
          <table:table-cell office:value-type="string">
            <text:p>레프트21-0288</text:p>
          </table:table-cell>
          <table:table-cell office:value-type="string">
            <text:p>레프트21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9]; &quot;-&quot;; TEXT([.C289];&quot;0000&quot;))" office:value-type="string" office:string-value="레프트21-0288">
            <text:p>레프트21-0288</text:p>
          </table:table-cell>
          <table:table-cell table:number-columns-repeated="1017"/>
        </table:table-row>
        <table:table-row table:style-name="ro4">
          <table:table-cell office:value-type="string">
            <text:p>레프트21-0289</text:p>
          </table:table-cell>
          <table:table-cell office:value-type="string">
            <text:p>레프트21</text:p>
          </table:table-cell>
          <table:table-cell office:value-type="float" office:value="289">
            <text:p>2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0]; &quot;-&quot;; TEXT([.C290];&quot;0000&quot;))" office:value-type="string" office:string-value="레프트21-0289">
            <text:p>레프트21-0289</text:p>
          </table:table-cell>
          <table:table-cell table:number-columns-repeated="1017"/>
        </table:table-row>
        <table:table-row table:style-name="ro4">
          <table:table-cell office:value-type="string">
            <text:p>레프트21-0290</text:p>
          </table:table-cell>
          <table:table-cell office:value-type="string">
            <text:p>레프트21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1]; &quot;-&quot;; TEXT([.C291];&quot;0000&quot;))" office:value-type="string" office:string-value="레프트21-0290">
            <text:p>레프트21-0290</text:p>
          </table:table-cell>
          <table:table-cell table:number-columns-repeated="1017"/>
        </table:table-row>
        <table:table-row table:style-name="ro4">
          <table:table-cell office:value-type="string">
            <text:p>레프트21-0291</text:p>
          </table:table-cell>
          <table:table-cell office:value-type="string">
            <text:p>레프트21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2]; &quot;-&quot;; TEXT([.C292];&quot;0000&quot;))" office:value-type="string" office:string-value="레프트21-0291">
            <text:p>레프트21-0291</text:p>
          </table:table-cell>
          <table:table-cell table:number-columns-repeated="1017"/>
        </table:table-row>
        <table:table-row table:style-name="ro4">
          <table:table-cell office:value-type="string">
            <text:p>레프트21-0292</text:p>
          </table:table-cell>
          <table:table-cell office:value-type="string">
            <text:p>레프트21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3]; &quot;-&quot;; TEXT([.C293];&quot;0000&quot;))" office:value-type="string" office:string-value="레프트21-0292">
            <text:p>레프트21-0292</text:p>
          </table:table-cell>
          <table:table-cell table:number-columns-repeated="1017"/>
        </table:table-row>
        <table:table-row table:style-name="ro4">
          <table:table-cell office:value-type="string">
            <text:p>레프트21-0293</text:p>
          </table:table-cell>
          <table:table-cell office:value-type="string">
            <text:p>레프트21</text:p>
          </table:table-cell>
          <table:table-cell office:value-type="float" office:value="293">
            <text:p>2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4]; &quot;-&quot;; TEXT([.C294];&quot;0000&quot;))" office:value-type="string" office:string-value="레프트21-0293">
            <text:p>레프트21-0293</text:p>
          </table:table-cell>
          <table:table-cell table:number-columns-repeated="1017"/>
        </table:table-row>
        <table:table-row table:style-name="ro4">
          <table:table-cell office:value-type="string">
            <text:p>레프트21-0294</text:p>
          </table:table-cell>
          <table:table-cell office:value-type="string">
            <text:p>레프트21</text:p>
          </table:table-cell>
          <table:table-cell office:value-type="float" office:value="294">
            <text:p>2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5]; &quot;-&quot;; TEXT([.C295];&quot;0000&quot;))" office:value-type="string" office:string-value="레프트21-0294">
            <text:p>레프트21-0294</text:p>
          </table:table-cell>
          <table:table-cell table:number-columns-repeated="1017"/>
        </table:table-row>
        <table:table-row table:style-name="ro4">
          <table:table-cell office:value-type="string">
            <text:p>레프트21-0295</text:p>
          </table:table-cell>
          <table:table-cell office:value-type="string">
            <text:p>레프트21</text:p>
          </table:table-cell>
          <table:table-cell office:value-type="float" office:value="295">
            <text:p>2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6]; &quot;-&quot;; TEXT([.C296];&quot;0000&quot;))" office:value-type="string" office:string-value="레프트21-0295">
            <text:p>레프트21-0295</text:p>
          </table:table-cell>
          <table:table-cell table:number-columns-repeated="1017"/>
        </table:table-row>
        <table:table-row table:style-name="ro4">
          <table:table-cell office:value-type="string">
            <text:p>레프트21-0296</text:p>
          </table:table-cell>
          <table:table-cell office:value-type="string">
            <text:p>레프트21</text:p>
          </table:table-cell>
          <table:table-cell office:value-type="float" office:value="296">
            <text:p>2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7]; &quot;-&quot;; TEXT([.C297];&quot;0000&quot;))" office:value-type="string" office:string-value="레프트21-0296">
            <text:p>레프트21-0296</text:p>
          </table:table-cell>
          <table:table-cell table:number-columns-repeated="1017"/>
        </table:table-row>
        <table:table-row table:style-name="ro4">
          <table:table-cell office:value-type="string">
            <text:p>레프트21-0297</text:p>
          </table:table-cell>
          <table:table-cell office:value-type="string">
            <text:p>레프트21</text:p>
          </table:table-cell>
          <table:table-cell office:value-type="float" office:value="297">
            <text:p>2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8]; &quot;-&quot;; TEXT([.C298];&quot;0000&quot;))" office:value-type="string" office:string-value="레프트21-0297">
            <text:p>레프트21-0297</text:p>
          </table:table-cell>
          <table:table-cell table:number-columns-repeated="1017"/>
        </table:table-row>
        <table:table-row table:style-name="ro4">
          <table:table-cell office:value-type="string">
            <text:p>레프트21-0298</text:p>
          </table:table-cell>
          <table:table-cell office:value-type="string">
            <text:p>레프트21</text:p>
          </table:table-cell>
          <table:table-cell office:value-type="float" office:value="298">
            <text:p>2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9]; &quot;-&quot;; TEXT([.C299];&quot;0000&quot;))" office:value-type="string" office:string-value="레프트21-0298">
            <text:p>레프트21-0298</text:p>
          </table:table-cell>
          <table:table-cell table:number-columns-repeated="1017"/>
        </table:table-row>
        <table:table-row table:style-name="ro4">
          <table:table-cell office:value-type="string">
            <text:p>레프트21-0299</text:p>
          </table:table-cell>
          <table:table-cell office:value-type="string">
            <text:p>레프트21</text:p>
          </table:table-cell>
          <table:table-cell office:value-type="float" office:value="299">
            <text:p>2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0]; &quot;-&quot;; TEXT([.C300];&quot;0000&quot;))" office:value-type="string" office:string-value="레프트21-0299">
            <text:p>레프트21-0299</text:p>
          </table:table-cell>
          <table:table-cell table:number-columns-repeated="1017"/>
        </table:table-row>
        <table:table-row table:style-name="ro4">
          <table:table-cell office:value-type="string">
            <text:p>레프트21-0300</text:p>
          </table:table-cell>
          <table:table-cell office:value-type="string">
            <text:p>레프트21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1]; &quot;-&quot;; TEXT([.C301];&quot;0000&quot;))" office:value-type="string" office:string-value="레프트21-0300">
            <text:p>레프트21-0300</text:p>
          </table:table-cell>
          <table:table-cell table:number-columns-repeated="1017"/>
        </table:table-row>
        <table:table-row table:style-name="ro4">
          <table:table-cell office:value-type="string">
            <text:p>레프트21-0301</text:p>
          </table:table-cell>
          <table:table-cell office:value-type="string">
            <text:p>레프트21</text:p>
          </table:table-cell>
          <table:table-cell office:value-type="float" office:value="301">
            <text:p>30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2]; &quot;-&quot;; TEXT([.C302];&quot;0000&quot;))" office:value-type="string" office:string-value="레프트21-0301">
            <text:p>레프트21-0301</text:p>
          </table:table-cell>
          <table:table-cell table:number-columns-repeated="1017"/>
        </table:table-row>
        <table:table-row table:style-name="ro4">
          <table:table-cell office:value-type="string">
            <text:p>레프트21-0302</text:p>
          </table:table-cell>
          <table:table-cell office:value-type="string">
            <text:p>레프트21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3]; &quot;-&quot;; TEXT([.C303];&quot;0000&quot;))" office:value-type="string" office:string-value="레프트21-0302">
            <text:p>레프트21-0302</text:p>
          </table:table-cell>
          <table:table-cell table:number-columns-repeated="1017"/>
        </table:table-row>
        <table:table-row table:style-name="ro4">
          <table:table-cell office:value-type="string">
            <text:p>레프트21-0303</text:p>
          </table:table-cell>
          <table:table-cell office:value-type="string">
            <text:p>레프트21</text:p>
          </table:table-cell>
          <table:table-cell office:value-type="float" office:value="303">
            <text:p>30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4]; &quot;-&quot;; TEXT([.C304];&quot;0000&quot;))" office:value-type="string" office:string-value="레프트21-0303">
            <text:p>레프트21-0303</text:p>
          </table:table-cell>
          <table:table-cell table:number-columns-repeated="1017"/>
        </table:table-row>
        <table:table-row table:style-name="ro4">
          <table:table-cell office:value-type="string">
            <text:p>레프트21-0304</text:p>
          </table:table-cell>
          <table:table-cell office:value-type="string">
            <text:p>레프트21</text:p>
          </table:table-cell>
          <table:table-cell office:value-type="float" office:value="304">
            <text:p>30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5]; &quot;-&quot;; TEXT([.C305];&quot;0000&quot;))" office:value-type="string" office:string-value="레프트21-0304">
            <text:p>레프트21-0304</text:p>
          </table:table-cell>
          <table:table-cell table:number-columns-repeated="1017"/>
        </table:table-row>
        <table:table-row table:style-name="ro4">
          <table:table-cell office:value-type="string">
            <text:p>레프트21-0305</text:p>
          </table:table-cell>
          <table:table-cell office:value-type="string">
            <text:p>레프트21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6]; &quot;-&quot;; TEXT([.C306];&quot;0000&quot;))" office:value-type="string" office:string-value="레프트21-0305">
            <text:p>레프트21-0305</text:p>
          </table:table-cell>
          <table:table-cell table:number-columns-repeated="1017"/>
        </table:table-row>
        <table:table-row table:style-name="ro4">
          <table:table-cell office:value-type="string">
            <text:p>레프트21-0306</text:p>
          </table:table-cell>
          <table:table-cell office:value-type="string">
            <text:p>레프트21</text:p>
          </table:table-cell>
          <table:table-cell office:value-type="float" office:value="306">
            <text:p>30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7]; &quot;-&quot;; TEXT([.C307];&quot;0000&quot;))" office:value-type="string" office:string-value="레프트21-0306">
            <text:p>레프트21-0306</text:p>
          </table:table-cell>
          <table:table-cell table:number-columns-repeated="1017"/>
        </table:table-row>
        <table:table-row table:style-name="ro4">
          <table:table-cell office:value-type="string">
            <text:p>레프트21-0307</text:p>
          </table:table-cell>
          <table:table-cell office:value-type="string">
            <text:p>레프트21</text:p>
          </table:table-cell>
          <table:table-cell office:value-type="float" office:value="307">
            <text:p>30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8]; &quot;-&quot;; TEXT([.C308];&quot;0000&quot;))" office:value-type="string" office:string-value="레프트21-0307">
            <text:p>레프트21-0307</text:p>
          </table:table-cell>
          <table:table-cell table:number-columns-repeated="1017"/>
        </table:table-row>
        <table:table-row table:style-name="ro4">
          <table:table-cell office:value-type="string">
            <text:p>레프트21-0308</text:p>
          </table:table-cell>
          <table:table-cell office:value-type="string">
            <text:p>레프트21</text:p>
          </table:table-cell>
          <table:table-cell office:value-type="float" office:value="308">
            <text:p>30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9]; &quot;-&quot;; TEXT([.C309];&quot;0000&quot;))" office:value-type="string" office:string-value="레프트21-0308">
            <text:p>레프트21-0308</text:p>
          </table:table-cell>
          <table:table-cell table:number-columns-repeated="1017"/>
        </table:table-row>
        <table:table-row table:style-name="ro4">
          <table:table-cell office:value-type="string">
            <text:p>레프트21-0309</text:p>
          </table:table-cell>
          <table:table-cell office:value-type="string">
            <text:p>레프트21</text:p>
          </table:table-cell>
          <table:table-cell office:value-type="float" office:value="309">
            <text:p>30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0]; &quot;-&quot;; TEXT([.C310];&quot;0000&quot;))" office:value-type="string" office:string-value="레프트21-0309">
            <text:p>레프트21-0309</text:p>
          </table:table-cell>
          <table:table-cell table:number-columns-repeated="1017"/>
        </table:table-row>
        <table:table-row table:style-name="ro4">
          <table:table-cell office:value-type="string">
            <text:p>레프트21-0310</text:p>
          </table:table-cell>
          <table:table-cell office:value-type="string">
            <text:p>레프트21</text:p>
          </table:table-cell>
          <table:table-cell office:value-type="float" office:value="310">
            <text:p>31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1]; &quot;-&quot;; TEXT([.C311];&quot;0000&quot;))" office:value-type="string" office:string-value="레프트21-0310">
            <text:p>레프트21-0310</text:p>
          </table:table-cell>
          <table:table-cell table:number-columns-repeated="1017"/>
        </table:table-row>
        <table:table-row table:style-name="ro4">
          <table:table-cell office:value-type="string">
            <text:p>레프트21-0311</text:p>
          </table:table-cell>
          <table:table-cell office:value-type="string">
            <text:p>레프트21</text:p>
          </table:table-cell>
          <table:table-cell office:value-type="float" office:value="311">
            <text:p>31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2]; &quot;-&quot;; TEXT([.C312];&quot;0000&quot;))" office:value-type="string" office:string-value="레프트21-0311">
            <text:p>레프트21-0311</text:p>
          </table:table-cell>
          <table:table-cell table:number-columns-repeated="1017"/>
        </table:table-row>
        <table:table-row table:style-name="ro4">
          <table:table-cell office:value-type="string">
            <text:p>레프트21-0312</text:p>
          </table:table-cell>
          <table:table-cell office:value-type="string">
            <text:p>레프트21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3]; &quot;-&quot;; TEXT([.C313];&quot;0000&quot;))" office:value-type="string" office:string-value="레프트21-0312">
            <text:p>레프트21-0312</text:p>
          </table:table-cell>
          <table:table-cell table:number-columns-repeated="1017"/>
        </table:table-row>
        <table:table-row table:style-name="ro4">
          <table:table-cell office:value-type="string">
            <text:p>레프트21-0313</text:p>
          </table:table-cell>
          <table:table-cell office:value-type="string">
            <text:p>레프트21</text:p>
          </table:table-cell>
          <table:table-cell office:value-type="float" office:value="313">
            <text:p>31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4]; &quot;-&quot;; TEXT([.C314];&quot;0000&quot;))" office:value-type="string" office:string-value="레프트21-0313">
            <text:p>레프트21-0313</text:p>
          </table:table-cell>
          <table:table-cell table:number-columns-repeated="1017"/>
        </table:table-row>
        <table:table-row table:style-name="ro4">
          <table:table-cell office:value-type="string">
            <text:p>레프트21-0314</text:p>
          </table:table-cell>
          <table:table-cell office:value-type="string">
            <text:p>레프트21</text:p>
          </table:table-cell>
          <table:table-cell office:value-type="float" office:value="314">
            <text:p>31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5]; &quot;-&quot;; TEXT([.C315];&quot;0000&quot;))" office:value-type="string" office:string-value="레프트21-0314">
            <text:p>레프트21-0314</text:p>
          </table:table-cell>
          <table:table-cell table:number-columns-repeated="1017"/>
        </table:table-row>
        <table:table-row table:style-name="ro4">
          <table:table-cell office:value-type="string">
            <text:p>레프트21-0315</text:p>
          </table:table-cell>
          <table:table-cell office:value-type="string">
            <text:p>레프트21</text:p>
          </table:table-cell>
          <table:table-cell office:value-type="float" office:value="315">
            <text:p>31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6]; &quot;-&quot;; TEXT([.C316];&quot;0000&quot;))" office:value-type="string" office:string-value="레프트21-0315">
            <text:p>레프트21-0315</text:p>
          </table:table-cell>
          <table:table-cell table:number-columns-repeated="1017"/>
        </table:table-row>
        <table:table-row table:style-name="ro4">
          <table:table-cell office:value-type="string">
            <text:p>레프트21-0316</text:p>
          </table:table-cell>
          <table:table-cell office:value-type="string">
            <text:p>레프트21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7]; &quot;-&quot;; TEXT([.C317];&quot;0000&quot;))" office:value-type="string" office:string-value="레프트21-0316">
            <text:p>레프트21-0316</text:p>
          </table:table-cell>
          <table:table-cell table:number-columns-repeated="1017"/>
        </table:table-row>
        <table:table-row table:style-name="ro4">
          <table:table-cell office:value-type="string">
            <text:p>레프트21-0317</text:p>
          </table:table-cell>
          <table:table-cell office:value-type="string">
            <text:p>레프트21</text:p>
          </table:table-cell>
          <table:table-cell office:value-type="float" office:value="317">
            <text:p>31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8]; &quot;-&quot;; TEXT([.C318];&quot;0000&quot;))" office:value-type="string" office:string-value="레프트21-0317">
            <text:p>레프트21-0317</text:p>
          </table:table-cell>
          <table:table-cell table:number-columns-repeated="1017"/>
        </table:table-row>
        <table:table-row table:style-name="ro4">
          <table:table-cell office:value-type="string">
            <text:p>레프트21-0318</text:p>
          </table:table-cell>
          <table:table-cell office:value-type="string">
            <text:p>레프트21</text:p>
          </table:table-cell>
          <table:table-cell office:value-type="float" office:value="318">
            <text:p>31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9]; &quot;-&quot;; TEXT([.C319];&quot;0000&quot;))" office:value-type="string" office:string-value="레프트21-0318">
            <text:p>레프트21-0318</text:p>
          </table:table-cell>
          <table:table-cell table:number-columns-repeated="1017"/>
        </table:table-row>
        <table:table-row table:style-name="ro4">
          <table:table-cell office:value-type="string">
            <text:p>레프트21-0319</text:p>
          </table:table-cell>
          <table:table-cell office:value-type="string">
            <text:p>레프트21</text:p>
          </table:table-cell>
          <table:table-cell office:value-type="float" office:value="319">
            <text:p>31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0]; &quot;-&quot;; TEXT([.C320];&quot;0000&quot;))" office:value-type="string" office:string-value="레프트21-0319">
            <text:p>레프트21-0319</text:p>
          </table:table-cell>
          <table:table-cell table:number-columns-repeated="1017"/>
        </table:table-row>
        <table:table-row table:style-name="ro4">
          <table:table-cell office:value-type="string">
            <text:p>레프트21-0320</text:p>
          </table:table-cell>
          <table:table-cell office:value-type="string">
            <text:p>레프트21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1]; &quot;-&quot;; TEXT([.C321];&quot;0000&quot;))" office:value-type="string" office:string-value="레프트21-0320">
            <text:p>레프트21-0320</text:p>
          </table:table-cell>
          <table:table-cell table:number-columns-repeated="1017"/>
        </table:table-row>
        <table:table-row table:style-name="ro4">
          <table:table-cell office:value-type="string">
            <text:p>레프트21-0321</text:p>
          </table:table-cell>
          <table:table-cell office:value-type="string">
            <text:p>레프트21</text:p>
          </table:table-cell>
          <table:table-cell office:value-type="float" office:value="321">
            <text:p>3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2]; &quot;-&quot;; TEXT([.C322];&quot;0000&quot;))" office:value-type="string" office:string-value="레프트21-0321">
            <text:p>레프트21-0321</text:p>
          </table:table-cell>
          <table:table-cell table:number-columns-repeated="1017"/>
        </table:table-row>
        <table:table-row table:style-name="ro4">
          <table:table-cell office:value-type="string">
            <text:p>레프트21-0322</text:p>
          </table:table-cell>
          <table:table-cell office:value-type="string">
            <text:p>레프트21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3]; &quot;-&quot;; TEXT([.C323];&quot;0000&quot;))" office:value-type="string" office:string-value="레프트21-0322">
            <text:p>레프트21-0322</text:p>
          </table:table-cell>
          <table:table-cell table:number-columns-repeated="1017"/>
        </table:table-row>
        <table:table-row table:style-name="ro4">
          <table:table-cell office:value-type="string">
            <text:p>레프트21-0323</text:p>
          </table:table-cell>
          <table:table-cell office:value-type="string">
            <text:p>레프트21</text:p>
          </table:table-cell>
          <table:table-cell office:value-type="float" office:value="323">
            <text:p>3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4]; &quot;-&quot;; TEXT([.C324];&quot;0000&quot;))" office:value-type="string" office:string-value="레프트21-0323">
            <text:p>레프트21-0323</text:p>
          </table:table-cell>
          <table:table-cell table:number-columns-repeated="1017"/>
        </table:table-row>
        <table:table-row table:style-name="ro4">
          <table:table-cell office:value-type="string">
            <text:p>레프트21-0324</text:p>
          </table:table-cell>
          <table:table-cell office:value-type="string">
            <text:p>레프트21</text:p>
          </table:table-cell>
          <table:table-cell office:value-type="float" office:value="324">
            <text:p>3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5]; &quot;-&quot;; TEXT([.C325];&quot;0000&quot;))" office:value-type="string" office:string-value="레프트21-0324">
            <text:p>레프트21-0324</text:p>
          </table:table-cell>
          <table:table-cell table:number-columns-repeated="1017"/>
        </table:table-row>
        <table:table-row table:style-name="ro4">
          <table:table-cell office:value-type="string">
            <text:p>레프트21-0325</text:p>
          </table:table-cell>
          <table:table-cell office:value-type="string">
            <text:p>레프트21</text:p>
          </table:table-cell>
          <table:table-cell office:value-type="float" office:value="325">
            <text:p>3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6]; &quot;-&quot;; TEXT([.C326];&quot;0000&quot;))" office:value-type="string" office:string-value="레프트21-0325">
            <text:p>레프트21-0325</text:p>
          </table:table-cell>
          <table:table-cell table:number-columns-repeated="1017"/>
        </table:table-row>
        <table:table-row table:style-name="ro4">
          <table:table-cell office:value-type="string">
            <text:p>레프트21-0326</text:p>
          </table:table-cell>
          <table:table-cell office:value-type="string">
            <text:p>레프트21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7]; &quot;-&quot;; TEXT([.C327];&quot;0000&quot;))" office:value-type="string" office:string-value="레프트21-0326">
            <text:p>레프트21-0326</text:p>
          </table:table-cell>
          <table:table-cell table:number-columns-repeated="1017"/>
        </table:table-row>
        <table:table-row table:style-name="ro4">
          <table:table-cell office:value-type="string">
            <text:p>레프트21-0327</text:p>
          </table:table-cell>
          <table:table-cell office:value-type="string">
            <text:p>레프트21</text:p>
          </table:table-cell>
          <table:table-cell office:value-type="float" office:value="327">
            <text:p>3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8]; &quot;-&quot;; TEXT([.C328];&quot;0000&quot;))" office:value-type="string" office:string-value="레프트21-0327">
            <text:p>레프트21-0327</text:p>
          </table:table-cell>
          <table:table-cell table:number-columns-repeated="1017"/>
        </table:table-row>
        <table:table-row table:style-name="ro4">
          <table:table-cell office:value-type="string">
            <text:p>레프트21-0328</text:p>
          </table:table-cell>
          <table:table-cell office:value-type="string">
            <text:p>레프트21</text:p>
          </table:table-cell>
          <table:table-cell office:value-type="float" office:value="328">
            <text:p>3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9]; &quot;-&quot;; TEXT([.C329];&quot;0000&quot;))" office:value-type="string" office:string-value="레프트21-0328">
            <text:p>레프트21-0328</text:p>
          </table:table-cell>
          <table:table-cell table:number-columns-repeated="1017"/>
        </table:table-row>
        <table:table-row table:style-name="ro4">
          <table:table-cell office:value-type="string">
            <text:p>레프트21-0329</text:p>
          </table:table-cell>
          <table:table-cell office:value-type="string">
            <text:p>레프트21</text:p>
          </table:table-cell>
          <table:table-cell office:value-type="float" office:value="329">
            <text:p>3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0]; &quot;-&quot;; TEXT([.C330];&quot;0000&quot;))" office:value-type="string" office:string-value="레프트21-0329">
            <text:p>레프트21-0329</text:p>
          </table:table-cell>
          <table:table-cell table:number-columns-repeated="1017"/>
        </table:table-row>
        <table:table-row table:style-name="ro4">
          <table:table-cell office:value-type="string">
            <text:p>레프트21-0330</text:p>
          </table:table-cell>
          <table:table-cell office:value-type="string">
            <text:p>레프트21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1]; &quot;-&quot;; TEXT([.C331];&quot;0000&quot;))" office:value-type="string" office:string-value="레프트21-0330">
            <text:p>레프트21-0330</text:p>
          </table:table-cell>
          <table:table-cell table:number-columns-repeated="1017"/>
        </table:table-row>
        <table:table-row table:style-name="ro4">
          <table:table-cell office:value-type="string">
            <text:p>레프트21-0331</text:p>
          </table:table-cell>
          <table:table-cell office:value-type="string">
            <text:p>레프트21</text:p>
          </table:table-cell>
          <table:table-cell office:value-type="float" office:value="331">
            <text:p>3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2]; &quot;-&quot;; TEXT([.C332];&quot;0000&quot;))" office:value-type="string" office:string-value="레프트21-0331">
            <text:p>레프트21-0331</text:p>
          </table:table-cell>
          <table:table-cell table:number-columns-repeated="1017"/>
        </table:table-row>
        <table:table-row table:style-name="ro4">
          <table:table-cell office:value-type="string">
            <text:p>레프트21-0332</text:p>
          </table:table-cell>
          <table:table-cell office:value-type="string">
            <text:p>레프트21</text:p>
          </table:table-cell>
          <table:table-cell office:value-type="float" office:value="332">
            <text:p>3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3]; &quot;-&quot;; TEXT([.C333];&quot;0000&quot;))" office:value-type="string" office:string-value="레프트21-0332">
            <text:p>레프트21-0332</text:p>
          </table:table-cell>
          <table:table-cell table:number-columns-repeated="1017"/>
        </table:table-row>
        <table:table-row table:style-name="ro4">
          <table:table-cell office:value-type="string">
            <text:p>레프트21-0333</text:p>
          </table:table-cell>
          <table:table-cell office:value-type="string">
            <text:p>레프트21</text:p>
          </table:table-cell>
          <table:table-cell office:value-type="float" office:value="333">
            <text:p>3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4]; &quot;-&quot;; TEXT([.C334];&quot;0000&quot;))" office:value-type="string" office:string-value="레프트21-0333">
            <text:p>레프트21-0333</text:p>
          </table:table-cell>
          <table:table-cell table:number-columns-repeated="1017"/>
        </table:table-row>
        <table:table-row table:style-name="ro4">
          <table:table-cell office:value-type="string">
            <text:p>레프트21-0334</text:p>
          </table:table-cell>
          <table:table-cell office:value-type="string">
            <text:p>레프트21</text:p>
          </table:table-cell>
          <table:table-cell office:value-type="float" office:value="334">
            <text:p>3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5]; &quot;-&quot;; TEXT([.C335];&quot;0000&quot;))" office:value-type="string" office:string-value="레프트21-0334">
            <text:p>레프트21-0334</text:p>
          </table:table-cell>
          <table:table-cell table:number-columns-repeated="1017"/>
        </table:table-row>
        <table:table-row table:style-name="ro4">
          <table:table-cell office:value-type="string">
            <text:p>레프트21-0335</text:p>
          </table:table-cell>
          <table:table-cell office:value-type="string">
            <text:p>레프트21</text:p>
          </table:table-cell>
          <table:table-cell office:value-type="float" office:value="335">
            <text:p>3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6]; &quot;-&quot;; TEXT([.C336];&quot;0000&quot;))" office:value-type="string" office:string-value="레프트21-0335">
            <text:p>레프트21-0335</text:p>
          </table:table-cell>
          <table:table-cell table:number-columns-repeated="1017"/>
        </table:table-row>
        <table:table-row table:style-name="ro4">
          <table:table-cell office:value-type="string">
            <text:p>레프트21-0336</text:p>
          </table:table-cell>
          <table:table-cell office:value-type="string">
            <text:p>레프트21</text:p>
          </table:table-cell>
          <table:table-cell office:value-type="float" office:value="336">
            <text:p>3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7]; &quot;-&quot;; TEXT([.C337];&quot;0000&quot;))" office:value-type="string" office:string-value="레프트21-0336">
            <text:p>레프트21-0336</text:p>
          </table:table-cell>
          <table:table-cell table:number-columns-repeated="1017"/>
        </table:table-row>
        <table:table-row table:style-name="ro4">
          <table:table-cell office:value-type="string">
            <text:p>레프트21-0337</text:p>
          </table:table-cell>
          <table:table-cell office:value-type="string">
            <text:p>레프트21</text:p>
          </table:table-cell>
          <table:table-cell office:value-type="float" office:value="337">
            <text:p>3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8]; &quot;-&quot;; TEXT([.C338];&quot;0000&quot;))" office:value-type="string" office:string-value="레프트21-0337">
            <text:p>레프트21-0337</text:p>
          </table:table-cell>
          <table:table-cell table:number-columns-repeated="1017"/>
        </table:table-row>
        <table:table-row table:style-name="ro4">
          <table:table-cell office:value-type="string">
            <text:p>레프트21-0338</text:p>
          </table:table-cell>
          <table:table-cell office:value-type="string">
            <text:p>레프트21</text:p>
          </table:table-cell>
          <table:table-cell office:value-type="float" office:value="338">
            <text:p>3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9]; &quot;-&quot;; TEXT([.C339];&quot;0000&quot;))" office:value-type="string" office:string-value="레프트21-0338">
            <text:p>레프트21-0338</text:p>
          </table:table-cell>
          <table:table-cell table:number-columns-repeated="1017"/>
        </table:table-row>
        <table:table-row table:style-name="ro4">
          <table:table-cell office:value-type="string">
            <text:p>레프트21-0339</text:p>
          </table:table-cell>
          <table:table-cell office:value-type="string">
            <text:p>레프트21</text:p>
          </table:table-cell>
          <table:table-cell office:value-type="float" office:value="339">
            <text:p>3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0]; &quot;-&quot;; TEXT([.C340];&quot;0000&quot;))" office:value-type="string" office:string-value="레프트21-0339">
            <text:p>레프트21-0339</text:p>
          </table:table-cell>
          <table:table-cell table:number-columns-repeated="1017"/>
        </table:table-row>
        <table:table-row table:style-name="ro4">
          <table:table-cell office:value-type="string">
            <text:p>레프트21-0340</text:p>
          </table:table-cell>
          <table:table-cell office:value-type="string">
            <text:p>레프트21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1]; &quot;-&quot;; TEXT([.C341];&quot;0000&quot;))" office:value-type="string" office:string-value="레프트21-0340">
            <text:p>레프트21-0340</text:p>
          </table:table-cell>
          <table:table-cell table:number-columns-repeated="1017"/>
        </table:table-row>
        <table:table-row table:style-name="ro4">
          <table:table-cell office:value-type="string">
            <text:p>레프트21-0341</text:p>
          </table:table-cell>
          <table:table-cell office:value-type="string">
            <text:p>레프트21</text:p>
          </table:table-cell>
          <table:table-cell office:value-type="float" office:value="341">
            <text:p>3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2]; &quot;-&quot;; TEXT([.C342];&quot;0000&quot;))" office:value-type="string" office:string-value="레프트21-0341">
            <text:p>레프트21-0341</text:p>
          </table:table-cell>
          <table:table-cell table:number-columns-repeated="1017"/>
        </table:table-row>
        <table:table-row table:style-name="ro4">
          <table:table-cell office:value-type="string">
            <text:p>레프트21-0342</text:p>
          </table:table-cell>
          <table:table-cell office:value-type="string">
            <text:p>레프트21</text:p>
          </table:table-cell>
          <table:table-cell office:value-type="float" office:value="342">
            <text:p>3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3]; &quot;-&quot;; TEXT([.C343];&quot;0000&quot;))" office:value-type="string" office:string-value="레프트21-0342">
            <text:p>레프트21-0342</text:p>
          </table:table-cell>
          <table:table-cell table:number-columns-repeated="1017"/>
        </table:table-row>
        <table:table-row table:style-name="ro4">
          <table:table-cell office:value-type="string">
            <text:p>레프트21-0343</text:p>
          </table:table-cell>
          <table:table-cell office:value-type="string">
            <text:p>레프트21</text:p>
          </table:table-cell>
          <table:table-cell office:value-type="float" office:value="343">
            <text:p>3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4]; &quot;-&quot;; TEXT([.C344];&quot;0000&quot;))" office:value-type="string" office:string-value="레프트21-0343">
            <text:p>레프트21-0343</text:p>
          </table:table-cell>
          <table:table-cell table:number-columns-repeated="1017"/>
        </table:table-row>
        <table:table-row table:style-name="ro4">
          <table:table-cell office:value-type="string">
            <text:p>레프트21-0344</text:p>
          </table:table-cell>
          <table:table-cell office:value-type="string">
            <text:p>레프트21</text:p>
          </table:table-cell>
          <table:table-cell office:value-type="float" office:value="344">
            <text:p>3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5]; &quot;-&quot;; TEXT([.C345];&quot;0000&quot;))" office:value-type="string" office:string-value="레프트21-0344">
            <text:p>레프트21-0344</text:p>
          </table:table-cell>
          <table:table-cell table:number-columns-repeated="1017"/>
        </table:table-row>
        <table:table-row table:style-name="ro4">
          <table:table-cell office:value-type="string">
            <text:p>레프트21-0345</text:p>
          </table:table-cell>
          <table:table-cell office:value-type="string">
            <text:p>레프트21</text:p>
          </table:table-cell>
          <table:table-cell office:value-type="float" office:value="345">
            <text:p>3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6]; &quot;-&quot;; TEXT([.C346];&quot;0000&quot;))" office:value-type="string" office:string-value="레프트21-0345">
            <text:p>레프트21-0345</text:p>
          </table:table-cell>
          <table:table-cell table:number-columns-repeated="1017"/>
        </table:table-row>
        <table:table-row table:style-name="ro4">
          <table:table-cell office:value-type="string">
            <text:p>레프트21-0346</text:p>
          </table:table-cell>
          <table:table-cell office:value-type="string">
            <text:p>레프트21</text:p>
          </table:table-cell>
          <table:table-cell office:value-type="float" office:value="346">
            <text:p>3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7]; &quot;-&quot;; TEXT([.C347];&quot;0000&quot;))" office:value-type="string" office:string-value="레프트21-0346">
            <text:p>레프트21-0346</text:p>
          </table:table-cell>
          <table:table-cell table:number-columns-repeated="1017"/>
        </table:table-row>
        <table:table-row table:style-name="ro4">
          <table:table-cell office:value-type="string">
            <text:p>레프트21-0347</text:p>
          </table:table-cell>
          <table:table-cell office:value-type="string">
            <text:p>레프트21</text:p>
          </table:table-cell>
          <table:table-cell office:value-type="float" office:value="347">
            <text:p>3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8]; &quot;-&quot;; TEXT([.C348];&quot;0000&quot;))" office:value-type="string" office:string-value="레프트21-0347">
            <text:p>레프트21-0347</text:p>
          </table:table-cell>
          <table:table-cell table:number-columns-repeated="1017"/>
        </table:table-row>
        <table:table-row table:style-name="ro4">
          <table:table-cell office:value-type="string">
            <text:p>레프트21-0348</text:p>
          </table:table-cell>
          <table:table-cell office:value-type="string">
            <text:p>레프트21</text:p>
          </table:table-cell>
          <table:table-cell office:value-type="float" office:value="348">
            <text:p>3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9]; &quot;-&quot;; TEXT([.C349];&quot;0000&quot;))" office:value-type="string" office:string-value="레프트21-0348">
            <text:p>레프트21-0348</text:p>
          </table:table-cell>
          <table:table-cell table:number-columns-repeated="1017"/>
        </table:table-row>
        <table:table-row table:style-name="ro4">
          <table:table-cell office:value-type="string">
            <text:p>레프트21-0349</text:p>
          </table:table-cell>
          <table:table-cell office:value-type="string">
            <text:p>레프트21</text:p>
          </table:table-cell>
          <table:table-cell office:value-type="float" office:value="349">
            <text:p>3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0]; &quot;-&quot;; TEXT([.C350];&quot;0000&quot;))" office:value-type="string" office:string-value="레프트21-0349">
            <text:p>레프트21-0349</text:p>
          </table:table-cell>
          <table:table-cell table:number-columns-repeated="1017"/>
        </table:table-row>
        <table:table-row table:style-name="ro4">
          <table:table-cell office:value-type="string">
            <text:p>레프트21-0350</text:p>
          </table:table-cell>
          <table:table-cell office:value-type="string">
            <text:p>레프트21</text:p>
          </table:table-cell>
          <table:table-cell office:value-type="float" office:value="350">
            <text:p>3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1]; &quot;-&quot;; TEXT([.C351];&quot;0000&quot;))" office:value-type="string" office:string-value="레프트21-0350">
            <text:p>레프트21-0350</text:p>
          </table:table-cell>
          <table:table-cell table:number-columns-repeated="1017"/>
        </table:table-row>
        <table:table-row table:style-name="ro4">
          <table:table-cell office:value-type="string">
            <text:p>레프트21-0351</text:p>
          </table:table-cell>
          <table:table-cell office:value-type="string">
            <text:p>레프트21</text:p>
          </table:table-cell>
          <table:table-cell office:value-type="float" office:value="351">
            <text:p>3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2]; &quot;-&quot;; TEXT([.C352];&quot;0000&quot;))" office:value-type="string" office:string-value="레프트21-0351">
            <text:p>레프트21-0351</text:p>
          </table:table-cell>
          <table:table-cell table:number-columns-repeated="1017"/>
        </table:table-row>
        <table:table-row table:style-name="ro4">
          <table:table-cell office:value-type="string">
            <text:p>레프트21-0352</text:p>
          </table:table-cell>
          <table:table-cell office:value-type="string">
            <text:p>레프트21</text:p>
          </table:table-cell>
          <table:table-cell office:value-type="float" office:value="352">
            <text:p>3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3]; &quot;-&quot;; TEXT([.C353];&quot;0000&quot;))" office:value-type="string" office:string-value="레프트21-0352">
            <text:p>레프트21-0352</text:p>
          </table:table-cell>
          <table:table-cell table:number-columns-repeated="1017"/>
        </table:table-row>
        <table:table-row table:style-name="ro4">
          <table:table-cell office:value-type="string">
            <text:p>레프트21-0353</text:p>
          </table:table-cell>
          <table:table-cell office:value-type="string">
            <text:p>레프트21</text:p>
          </table:table-cell>
          <table:table-cell office:value-type="float" office:value="353">
            <text:p>3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4]; &quot;-&quot;; TEXT([.C354];&quot;0000&quot;))" office:value-type="string" office:string-value="레프트21-0353">
            <text:p>레프트21-0353</text:p>
          </table:table-cell>
          <table:table-cell table:number-columns-repeated="1017"/>
        </table:table-row>
        <table:table-row table:style-name="ro4">
          <table:table-cell office:value-type="string">
            <text:p>레프트21-0354</text:p>
          </table:table-cell>
          <table:table-cell office:value-type="string">
            <text:p>레프트21</text:p>
          </table:table-cell>
          <table:table-cell office:value-type="float" office:value="354">
            <text:p>3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5]; &quot;-&quot;; TEXT([.C355];&quot;0000&quot;))" office:value-type="string" office:string-value="레프트21-0354">
            <text:p>레프트21-0354</text:p>
          </table:table-cell>
          <table:table-cell table:number-columns-repeated="1017"/>
        </table:table-row>
        <table:table-row table:style-name="ro4">
          <table:table-cell office:value-type="string">
            <text:p>레프트21-0355</text:p>
          </table:table-cell>
          <table:table-cell office:value-type="string">
            <text:p>레프트21</text:p>
          </table:table-cell>
          <table:table-cell office:value-type="float" office:value="355">
            <text:p>3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6]; &quot;-&quot;; TEXT([.C356];&quot;0000&quot;))" office:value-type="string" office:string-value="레프트21-0355">
            <text:p>레프트21-0355</text:p>
          </table:table-cell>
          <table:table-cell table:number-columns-repeated="1017"/>
        </table:table-row>
        <table:table-row table:style-name="ro4">
          <table:table-cell office:value-type="string">
            <text:p>레프트21-0356</text:p>
          </table:table-cell>
          <table:table-cell office:value-type="string">
            <text:p>레프트21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7]; &quot;-&quot;; TEXT([.C357];&quot;0000&quot;))" office:value-type="string" office:string-value="레프트21-0356">
            <text:p>레프트21-0356</text:p>
          </table:table-cell>
          <table:table-cell table:number-columns-repeated="1017"/>
        </table:table-row>
        <table:table-row table:style-name="ro4">
          <table:table-cell office:value-type="string">
            <text:p>레프트21-0357</text:p>
          </table:table-cell>
          <table:table-cell office:value-type="string">
            <text:p>레프트21</text:p>
          </table:table-cell>
          <table:table-cell office:value-type="float" office:value="357">
            <text:p>3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8]; &quot;-&quot;; TEXT([.C358];&quot;0000&quot;))" office:value-type="string" office:string-value="레프트21-0357">
            <text:p>레프트21-0357</text:p>
          </table:table-cell>
          <table:table-cell table:number-columns-repeated="1017"/>
        </table:table-row>
        <table:table-row table:style-name="ro4">
          <table:table-cell office:value-type="string">
            <text:p>레프트21-0358</text:p>
          </table:table-cell>
          <table:table-cell office:value-type="string">
            <text:p>레프트21</text:p>
          </table:table-cell>
          <table:table-cell office:value-type="float" office:value="358">
            <text:p>3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9]; &quot;-&quot;; TEXT([.C359];&quot;0000&quot;))" office:value-type="string" office:string-value="레프트21-0358">
            <text:p>레프트21-0358</text:p>
          </table:table-cell>
          <table:table-cell table:number-columns-repeated="1017"/>
        </table:table-row>
        <table:table-row table:style-name="ro4">
          <table:table-cell office:value-type="string">
            <text:p>레프트21-0359</text:p>
          </table:table-cell>
          <table:table-cell office:value-type="string">
            <text:p>레프트21</text:p>
          </table:table-cell>
          <table:table-cell office:value-type="float" office:value="359">
            <text:p>3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0]; &quot;-&quot;; TEXT([.C360];&quot;0000&quot;))" office:value-type="string" office:string-value="레프트21-0359">
            <text:p>레프트21-0359</text:p>
          </table:table-cell>
          <table:table-cell table:number-columns-repeated="1017"/>
        </table:table-row>
        <table:table-row table:style-name="ro4">
          <table:table-cell office:value-type="string">
            <text:p>레프트21-0360</text:p>
          </table:table-cell>
          <table:table-cell office:value-type="string">
            <text:p>레프트21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1]; &quot;-&quot;; TEXT([.C361];&quot;0000&quot;))" office:value-type="string" office:string-value="레프트21-0360">
            <text:p>레프트21-0360</text:p>
          </table:table-cell>
          <table:table-cell table:number-columns-repeated="1017"/>
        </table:table-row>
        <table:table-row table:style-name="ro4">
          <table:table-cell office:value-type="string">
            <text:p>레프트21-0361</text:p>
          </table:table-cell>
          <table:table-cell office:value-type="string">
            <text:p>레프트21</text:p>
          </table:table-cell>
          <table:table-cell office:value-type="float" office:value="361">
            <text:p>3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2]; &quot;-&quot;; TEXT([.C362];&quot;0000&quot;))" office:value-type="string" office:string-value="레프트21-0361">
            <text:p>레프트21-0361</text:p>
          </table:table-cell>
          <table:table-cell table:number-columns-repeated="1017"/>
        </table:table-row>
        <table:table-row table:style-name="ro4">
          <table:table-cell office:value-type="string">
            <text:p>레프트21-0362</text:p>
          </table:table-cell>
          <table:table-cell office:value-type="string">
            <text:p>레프트21</text:p>
          </table:table-cell>
          <table:table-cell office:value-type="float" office:value="362">
            <text:p>3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3]; &quot;-&quot;; TEXT([.C363];&quot;0000&quot;))" office:value-type="string" office:string-value="레프트21-0362">
            <text:p>레프트21-0362</text:p>
          </table:table-cell>
          <table:table-cell table:number-columns-repeated="1017"/>
        </table:table-row>
        <table:table-row table:style-name="ro4">
          <table:table-cell office:value-type="string">
            <text:p>레프트21-0363</text:p>
          </table:table-cell>
          <table:table-cell office:value-type="string">
            <text:p>레프트21</text:p>
          </table:table-cell>
          <table:table-cell office:value-type="float" office:value="363">
            <text:p>3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4]; &quot;-&quot;; TEXT([.C364];&quot;0000&quot;))" office:value-type="string" office:string-value="레프트21-0363">
            <text:p>레프트21-0363</text:p>
          </table:table-cell>
          <table:table-cell table:number-columns-repeated="1017"/>
        </table:table-row>
        <table:table-row table:style-name="ro4">
          <table:table-cell office:value-type="string">
            <text:p>레프트21-0364</text:p>
          </table:table-cell>
          <table:table-cell office:value-type="string">
            <text:p>레프트21</text:p>
          </table:table-cell>
          <table:table-cell office:value-type="float" office:value="364">
            <text:p>3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5]; &quot;-&quot;; TEXT([.C365];&quot;0000&quot;))" office:value-type="string" office:string-value="레프트21-0364">
            <text:p>레프트21-0364</text:p>
          </table:table-cell>
          <table:table-cell table:number-columns-repeated="1017"/>
        </table:table-row>
        <table:table-row table:style-name="ro4">
          <table:table-cell office:value-type="string">
            <text:p>레프트21-0365</text:p>
          </table:table-cell>
          <table:table-cell office:value-type="string">
            <text:p>레프트21</text:p>
          </table:table-cell>
          <table:table-cell office:value-type="float" office:value="365">
            <text:p>3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6]; &quot;-&quot;; TEXT([.C366];&quot;0000&quot;))" office:value-type="string" office:string-value="레프트21-0365">
            <text:p>레프트21-0365</text:p>
          </table:table-cell>
          <table:table-cell table:number-columns-repeated="1017"/>
        </table:table-row>
        <table:table-row table:style-name="ro4">
          <table:table-cell office:value-type="string">
            <text:p>레프트21-0366</text:p>
          </table:table-cell>
          <table:table-cell office:value-type="string">
            <text:p>레프트21</text:p>
          </table:table-cell>
          <table:table-cell office:value-type="float" office:value="366">
            <text:p>3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7]; &quot;-&quot;; TEXT([.C367];&quot;0000&quot;))" office:value-type="string" office:string-value="레프트21-0366">
            <text:p>레프트21-0366</text:p>
          </table:table-cell>
          <table:table-cell table:number-columns-repeated="1017"/>
        </table:table-row>
        <table:table-row table:style-name="ro4">
          <table:table-cell office:value-type="string">
            <text:p>레프트21-0367</text:p>
          </table:table-cell>
          <table:table-cell office:value-type="string">
            <text:p>레프트21</text:p>
          </table:table-cell>
          <table:table-cell office:value-type="float" office:value="367">
            <text:p>3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8]; &quot;-&quot;; TEXT([.C368];&quot;0000&quot;))" office:value-type="string" office:string-value="레프트21-0367">
            <text:p>레프트21-0367</text:p>
          </table:table-cell>
          <table:table-cell table:number-columns-repeated="1017"/>
        </table:table-row>
        <table:table-row table:style-name="ro4">
          <table:table-cell office:value-type="string">
            <text:p>레프트21-0368</text:p>
          </table:table-cell>
          <table:table-cell office:value-type="string">
            <text:p>레프트21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9]; &quot;-&quot;; TEXT([.C369];&quot;0000&quot;))" office:value-type="string" office:string-value="레프트21-0368">
            <text:p>레프트21-0368</text:p>
          </table:table-cell>
          <table:table-cell table:number-columns-repeated="1017"/>
        </table:table-row>
        <table:table-row table:style-name="ro4">
          <table:table-cell office:value-type="string">
            <text:p>레프트21-0369</text:p>
          </table:table-cell>
          <table:table-cell office:value-type="string">
            <text:p>레프트21</text:p>
          </table:table-cell>
          <table:table-cell office:value-type="float" office:value="369">
            <text:p>3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0]; &quot;-&quot;; TEXT([.C370];&quot;0000&quot;))" office:value-type="string" office:string-value="레프트21-0369">
            <text:p>레프트21-0369</text:p>
          </table:table-cell>
          <table:table-cell table:number-columns-repeated="1017"/>
        </table:table-row>
        <table:table-row table:style-name="ro4">
          <table:table-cell office:value-type="string">
            <text:p>레프트21-0370</text:p>
          </table:table-cell>
          <table:table-cell office:value-type="string">
            <text:p>레프트21</text:p>
          </table:table-cell>
          <table:table-cell office:value-type="float" office:value="370">
            <text:p>3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1]; &quot;-&quot;; TEXT([.C371];&quot;0000&quot;))" office:value-type="string" office:string-value="레프트21-0370">
            <text:p>레프트21-0370</text:p>
          </table:table-cell>
          <table:table-cell table:number-columns-repeated="1017"/>
        </table:table-row>
        <table:table-row table:style-name="ro4">
          <table:table-cell office:value-type="string">
            <text:p>레프트21-0371</text:p>
          </table:table-cell>
          <table:table-cell office:value-type="string">
            <text:p>레프트21</text:p>
          </table:table-cell>
          <table:table-cell office:value-type="float" office:value="371">
            <text:p>3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2]; &quot;-&quot;; TEXT([.C372];&quot;0000&quot;))" office:value-type="string" office:string-value="레프트21-0371">
            <text:p>레프트21-0371</text:p>
          </table:table-cell>
          <table:table-cell table:number-columns-repeated="1017"/>
        </table:table-row>
        <table:table-row table:style-name="ro4">
          <table:table-cell office:value-type="string">
            <text:p>레프트21-0372</text:p>
          </table:table-cell>
          <table:table-cell office:value-type="string">
            <text:p>레프트21</text:p>
          </table:table-cell>
          <table:table-cell office:value-type="float" office:value="372">
            <text:p>3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3]; &quot;-&quot;; TEXT([.C373];&quot;0000&quot;))" office:value-type="string" office:string-value="레프트21-0372">
            <text:p>레프트21-0372</text:p>
          </table:table-cell>
          <table:table-cell table:number-columns-repeated="1017"/>
        </table:table-row>
        <table:table-row table:style-name="ro4">
          <table:table-cell office:value-type="string">
            <text:p>레프트21-0373</text:p>
          </table:table-cell>
          <table:table-cell office:value-type="string">
            <text:p>레프트21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4]; &quot;-&quot;; TEXT([.C374];&quot;0000&quot;))" office:value-type="string" office:string-value="레프트21-0373">
            <text:p>레프트21-0373</text:p>
          </table:table-cell>
          <table:table-cell table:number-columns-repeated="1017"/>
        </table:table-row>
        <table:table-row table:style-name="ro4">
          <table:table-cell office:value-type="string">
            <text:p>레프트21-0374</text:p>
          </table:table-cell>
          <table:table-cell office:value-type="string">
            <text:p>레프트21</text:p>
          </table:table-cell>
          <table:table-cell office:value-type="float" office:value="374">
            <text:p>3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5]; &quot;-&quot;; TEXT([.C375];&quot;0000&quot;))" office:value-type="string" office:string-value="레프트21-0374">
            <text:p>레프트21-0374</text:p>
          </table:table-cell>
          <table:table-cell table:number-columns-repeated="1017"/>
        </table:table-row>
        <table:table-row table:style-name="ro4">
          <table:table-cell office:value-type="string">
            <text:p>레프트21-0375</text:p>
          </table:table-cell>
          <table:table-cell office:value-type="string">
            <text:p>레프트21</text:p>
          </table:table-cell>
          <table:table-cell office:value-type="float" office:value="375">
            <text:p>3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6]; &quot;-&quot;; TEXT([.C376];&quot;0000&quot;))" office:value-type="string" office:string-value="레프트21-0375">
            <text:p>레프트21-0375</text:p>
          </table:table-cell>
          <table:table-cell table:number-columns-repeated="1017"/>
        </table:table-row>
        <table:table-row table:style-name="ro4">
          <table:table-cell office:value-type="string">
            <text:p>레프트21-0376</text:p>
          </table:table-cell>
          <table:table-cell office:value-type="string">
            <text:p>레프트21</text:p>
          </table:table-cell>
          <table:table-cell office:value-type="float" office:value="376">
            <text:p>3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7]; &quot;-&quot;; TEXT([.C377];&quot;0000&quot;))" office:value-type="string" office:string-value="레프트21-0376">
            <text:p>레프트21-0376</text:p>
          </table:table-cell>
          <table:table-cell table:number-columns-repeated="1017"/>
        </table:table-row>
        <table:table-row table:style-name="ro4">
          <table:table-cell office:value-type="string">
            <text:p>레프트21-0377</text:p>
          </table:table-cell>
          <table:table-cell office:value-type="string">
            <text:p>레프트21</text:p>
          </table:table-cell>
          <table:table-cell office:value-type="float" office:value="377">
            <text:p>3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8]; &quot;-&quot;; TEXT([.C378];&quot;0000&quot;))" office:value-type="string" office:string-value="레프트21-0377">
            <text:p>레프트21-0377</text:p>
          </table:table-cell>
          <table:table-cell table:number-columns-repeated="1017"/>
        </table:table-row>
        <table:table-row table:style-name="ro4">
          <table:table-cell office:value-type="string">
            <text:p>레프트21-0378</text:p>
          </table:table-cell>
          <table:table-cell office:value-type="string">
            <text:p>레프트21</text:p>
          </table:table-cell>
          <table:table-cell office:value-type="float" office:value="378">
            <text:p>3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9]; &quot;-&quot;; TEXT([.C379];&quot;0000&quot;))" office:value-type="string" office:string-value="레프트21-0378">
            <text:p>레프트21-0378</text:p>
          </table:table-cell>
          <table:table-cell table:number-columns-repeated="1017"/>
        </table:table-row>
        <table:table-row table:style-name="ro4">
          <table:table-cell office:value-type="string">
            <text:p>레프트21-0379</text:p>
          </table:table-cell>
          <table:table-cell office:value-type="string">
            <text:p>레프트21</text:p>
          </table:table-cell>
          <table:table-cell office:value-type="float" office:value="379">
            <text:p>3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0]; &quot;-&quot;; TEXT([.C380];&quot;0000&quot;))" office:value-type="string" office:string-value="레프트21-0379">
            <text:p>레프트21-0379</text:p>
          </table:table-cell>
          <table:table-cell table:number-columns-repeated="1017"/>
        </table:table-row>
        <table:table-row table:style-name="ro4">
          <table:table-cell office:value-type="string">
            <text:p>레프트21-0380</text:p>
          </table:table-cell>
          <table:table-cell office:value-type="string">
            <text:p>레프트21</text:p>
          </table:table-cell>
          <table:table-cell office:value-type="float" office:value="380">
            <text:p>3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1]; &quot;-&quot;; TEXT([.C381];&quot;0000&quot;))" office:value-type="string" office:string-value="레프트21-0380">
            <text:p>레프트21-0380</text:p>
          </table:table-cell>
          <table:table-cell table:number-columns-repeated="1017"/>
        </table:table-row>
        <table:table-row table:style-name="ro4">
          <table:table-cell office:value-type="string">
            <text:p>레프트21-0381</text:p>
          </table:table-cell>
          <table:table-cell office:value-type="string">
            <text:p>레프트21</text:p>
          </table:table-cell>
          <table:table-cell office:value-type="float" office:value="381">
            <text:p>3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2]; &quot;-&quot;; TEXT([.C382];&quot;0000&quot;))" office:value-type="string" office:string-value="레프트21-0381">
            <text:p>레프트21-0381</text:p>
          </table:table-cell>
          <table:table-cell table:number-columns-repeated="1017"/>
        </table:table-row>
        <table:table-row table:style-name="ro4">
          <table:table-cell office:value-type="string">
            <text:p>레프트21-0382</text:p>
          </table:table-cell>
          <table:table-cell office:value-type="string">
            <text:p>레프트21</text:p>
          </table:table-cell>
          <table:table-cell office:value-type="float" office:value="382">
            <text:p>3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3]; &quot;-&quot;; TEXT([.C383];&quot;0000&quot;))" office:value-type="string" office:string-value="레프트21-0382">
            <text:p>레프트21-0382</text:p>
          </table:table-cell>
          <table:table-cell table:number-columns-repeated="1017"/>
        </table:table-row>
        <table:table-row table:style-name="ro4">
          <table:table-cell office:value-type="string">
            <text:p>레프트21-0383</text:p>
          </table:table-cell>
          <table:table-cell office:value-type="string">
            <text:p>레프트21</text:p>
          </table:table-cell>
          <table:table-cell office:value-type="float" office:value="383">
            <text:p>3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4]; &quot;-&quot;; TEXT([.C384];&quot;0000&quot;))" office:value-type="string" office:string-value="레프트21-0383">
            <text:p>레프트21-0383</text:p>
          </table:table-cell>
          <table:table-cell table:number-columns-repeated="1017"/>
        </table:table-row>
        <table:table-row table:style-name="ro4">
          <table:table-cell office:value-type="string">
            <text:p>레프트21-0384</text:p>
          </table:table-cell>
          <table:table-cell office:value-type="string">
            <text:p>레프트21</text:p>
          </table:table-cell>
          <table:table-cell office:value-type="float" office:value="384">
            <text:p>3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5]; &quot;-&quot;; TEXT([.C385];&quot;0000&quot;))" office:value-type="string" office:string-value="레프트21-0384">
            <text:p>레프트21-0384</text:p>
          </table:table-cell>
          <table:table-cell table:number-columns-repeated="1017"/>
        </table:table-row>
        <table:table-row table:style-name="ro4">
          <table:table-cell office:value-type="string">
            <text:p>레프트21-0385</text:p>
          </table:table-cell>
          <table:table-cell office:value-type="string">
            <text:p>레프트21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6]; &quot;-&quot;; TEXT([.C386];&quot;0000&quot;))" office:value-type="string" office:string-value="레프트21-0385">
            <text:p>레프트21-0385</text:p>
          </table:table-cell>
          <table:table-cell table:number-columns-repeated="1017"/>
        </table:table-row>
        <table:table-row table:style-name="ro4">
          <table:table-cell office:value-type="string">
            <text:p>레프트21-0386</text:p>
          </table:table-cell>
          <table:table-cell office:value-type="string">
            <text:p>레프트21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7]; &quot;-&quot;; TEXT([.C387];&quot;0000&quot;))" office:value-type="string" office:string-value="레프트21-0386">
            <text:p>레프트21-0386</text:p>
          </table:table-cell>
          <table:table-cell table:number-columns-repeated="1017"/>
        </table:table-row>
        <table:table-row table:style-name="ro4">
          <table:table-cell office:value-type="string">
            <text:p>레프트21-0387</text:p>
          </table:table-cell>
          <table:table-cell office:value-type="string">
            <text:p>레프트21</text:p>
          </table:table-cell>
          <table:table-cell office:value-type="float" office:value="387">
            <text:p>3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8]; &quot;-&quot;; TEXT([.C388];&quot;0000&quot;))" office:value-type="string" office:string-value="레프트21-0387">
            <text:p>레프트21-0387</text:p>
          </table:table-cell>
          <table:table-cell table:number-columns-repeated="1017"/>
        </table:table-row>
        <table:table-row table:style-name="ro4">
          <table:table-cell office:value-type="string">
            <text:p>레프트21-0388</text:p>
          </table:table-cell>
          <table:table-cell office:value-type="string">
            <text:p>레프트21</text:p>
          </table:table-cell>
          <table:table-cell office:value-type="float" office:value="388">
            <text:p>3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9]; &quot;-&quot;; TEXT([.C389];&quot;0000&quot;))" office:value-type="string" office:string-value="레프트21-0388">
            <text:p>레프트21-0388</text:p>
          </table:table-cell>
          <table:table-cell table:number-columns-repeated="1017"/>
        </table:table-row>
        <table:table-row table:style-name="ro4">
          <table:table-cell office:value-type="string">
            <text:p>레프트21-0389</text:p>
          </table:table-cell>
          <table:table-cell office:value-type="string">
            <text:p>레프트21</text:p>
          </table:table-cell>
          <table:table-cell office:value-type="float" office:value="389">
            <text:p>3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0]; &quot;-&quot;; TEXT([.C390];&quot;0000&quot;))" office:value-type="string" office:string-value="레프트21-0389">
            <text:p>레프트21-0389</text:p>
          </table:table-cell>
          <table:table-cell table:number-columns-repeated="1017"/>
        </table:table-row>
        <table:table-row table:style-name="ro4">
          <table:table-cell office:value-type="string">
            <text:p>레프트21-0390</text:p>
          </table:table-cell>
          <table:table-cell office:value-type="string">
            <text:p>레프트21</text:p>
          </table:table-cell>
          <table:table-cell office:value-type="float" office:value="390">
            <text:p>3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1]; &quot;-&quot;; TEXT([.C391];&quot;0000&quot;))" office:value-type="string" office:string-value="레프트21-0390">
            <text:p>레프트21-0390</text:p>
          </table:table-cell>
          <table:table-cell table:number-columns-repeated="1017"/>
        </table:table-row>
        <table:table-row table:style-name="ro4">
          <table:table-cell office:value-type="string">
            <text:p>레프트21-0391</text:p>
          </table:table-cell>
          <table:table-cell office:value-type="string">
            <text:p>레프트21</text:p>
          </table:table-cell>
          <table:table-cell office:value-type="float" office:value="391">
            <text:p>3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2]; &quot;-&quot;; TEXT([.C392];&quot;0000&quot;))" office:value-type="string" office:string-value="레프트21-0391">
            <text:p>레프트21-0391</text:p>
          </table:table-cell>
          <table:table-cell table:number-columns-repeated="1017"/>
        </table:table-row>
        <table:table-row table:style-name="ro4">
          <table:table-cell office:value-type="string">
            <text:p>레프트21-0392</text:p>
          </table:table-cell>
          <table:table-cell office:value-type="string">
            <text:p>레프트21</text:p>
          </table:table-cell>
          <table:table-cell office:value-type="float" office:value="392">
            <text:p>3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3]; &quot;-&quot;; TEXT([.C393];&quot;0000&quot;))" office:value-type="string" office:string-value="레프트21-0392">
            <text:p>레프트21-0392</text:p>
          </table:table-cell>
          <table:table-cell table:number-columns-repeated="1017"/>
        </table:table-row>
        <table:table-row table:style-name="ro4">
          <table:table-cell office:value-type="string">
            <text:p>레프트21-0393</text:p>
          </table:table-cell>
          <table:table-cell office:value-type="string">
            <text:p>레프트21</text:p>
          </table:table-cell>
          <table:table-cell office:value-type="float" office:value="393">
            <text:p>3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4]; &quot;-&quot;; TEXT([.C394];&quot;0000&quot;))" office:value-type="string" office:string-value="레프트21-0393">
            <text:p>레프트21-0393</text:p>
          </table:table-cell>
          <table:table-cell table:number-columns-repeated="1017"/>
        </table:table-row>
        <table:table-row table:style-name="ro4">
          <table:table-cell office:value-type="string">
            <text:p>레프트21-0394</text:p>
          </table:table-cell>
          <table:table-cell office:value-type="string">
            <text:p>레프트21</text:p>
          </table:table-cell>
          <table:table-cell office:value-type="float" office:value="394">
            <text:p>3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5]; &quot;-&quot;; TEXT([.C395];&quot;0000&quot;))" office:value-type="string" office:string-value="레프트21-0394">
            <text:p>레프트21-0394</text:p>
          </table:table-cell>
          <table:table-cell table:number-columns-repeated="1017"/>
        </table:table-row>
        <table:table-row table:style-name="ro4">
          <table:table-cell office:value-type="string">
            <text:p>레프트21-0395</text:p>
          </table:table-cell>
          <table:table-cell office:value-type="string">
            <text:p>레프트21</text:p>
          </table:table-cell>
          <table:table-cell office:value-type="float" office:value="395">
            <text:p>3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6]; &quot;-&quot;; TEXT([.C396];&quot;0000&quot;))" office:value-type="string" office:string-value="레프트21-0395">
            <text:p>레프트21-0395</text:p>
          </table:table-cell>
          <table:table-cell table:number-columns-repeated="1017"/>
        </table:table-row>
        <table:table-row table:style-name="ro4">
          <table:table-cell office:value-type="string">
            <text:p>레프트21-0396</text:p>
          </table:table-cell>
          <table:table-cell office:value-type="string">
            <text:p>레프트21</text:p>
          </table:table-cell>
          <table:table-cell office:value-type="float" office:value="396">
            <text:p>3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7]; &quot;-&quot;; TEXT([.C397];&quot;0000&quot;))" office:value-type="string" office:string-value="레프트21-0396">
            <text:p>레프트21-0396</text:p>
          </table:table-cell>
          <table:table-cell table:number-columns-repeated="1017"/>
        </table:table-row>
        <table:table-row table:style-name="ro4">
          <table:table-cell office:value-type="string">
            <text:p>레프트21-0397</text:p>
          </table:table-cell>
          <table:table-cell office:value-type="string">
            <text:p>레프트21</text:p>
          </table:table-cell>
          <table:table-cell office:value-type="float" office:value="397">
            <text:p>3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8]; &quot;-&quot;; TEXT([.C398];&quot;0000&quot;))" office:value-type="string" office:string-value="레프트21-0397">
            <text:p>레프트21-0397</text:p>
          </table:table-cell>
          <table:table-cell table:number-columns-repeated="1017"/>
        </table:table-row>
        <table:table-row table:style-name="ro4">
          <table:table-cell office:value-type="string">
            <text:p>레프트21-0398</text:p>
          </table:table-cell>
          <table:table-cell office:value-type="string">
            <text:p>레프트21</text:p>
          </table:table-cell>
          <table:table-cell office:value-type="float" office:value="398">
            <text:p>3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9]; &quot;-&quot;; TEXT([.C399];&quot;0000&quot;))" office:value-type="string" office:string-value="레프트21-0398">
            <text:p>레프트21-0398</text:p>
          </table:table-cell>
          <table:table-cell table:number-columns-repeated="1017"/>
        </table:table-row>
        <table:table-row table:style-name="ro4">
          <table:table-cell office:value-type="string">
            <text:p>레프트21-0399</text:p>
          </table:table-cell>
          <table:table-cell office:value-type="string">
            <text:p>레프트21</text:p>
          </table:table-cell>
          <table:table-cell office:value-type="float" office:value="399">
            <text:p>3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0]; &quot;-&quot;; TEXT([.C400];&quot;0000&quot;))" office:value-type="string" office:string-value="레프트21-0399">
            <text:p>레프트21-0399</text:p>
          </table:table-cell>
          <table:table-cell table:number-columns-repeated="1017"/>
        </table:table-row>
        <table:table-row table:style-name="ro4">
          <table:table-cell office:value-type="string">
            <text:p>레프트21-0400</text:p>
          </table:table-cell>
          <table:table-cell office:value-type="string">
            <text:p>레프트21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1]; &quot;-&quot;; TEXT([.C401];&quot;0000&quot;))" office:value-type="string" office:string-value="레프트21-0400">
            <text:p>레프트21-0400</text:p>
          </table:table-cell>
          <table:table-cell table:number-columns-repeated="1017"/>
        </table:table-row>
        <table:table-row table:style-name="ro4">
          <table:table-cell office:value-type="string">
            <text:p>레프트21-0401</text:p>
          </table:table-cell>
          <table:table-cell office:value-type="string">
            <text:p>레프트21</text:p>
          </table:table-cell>
          <table:table-cell office:value-type="float" office:value="401">
            <text:p>40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2]; &quot;-&quot;; TEXT([.C402];&quot;0000&quot;))" office:value-type="string" office:string-value="레프트21-0401">
            <text:p>레프트21-0401</text:p>
          </table:table-cell>
          <table:table-cell table:number-columns-repeated="1017"/>
        </table:table-row>
        <table:table-row table:style-name="ro4">
          <table:table-cell office:value-type="string">
            <text:p>레프트21-0402</text:p>
          </table:table-cell>
          <table:table-cell office:value-type="string">
            <text:p>레프트21</text:p>
          </table:table-cell>
          <table:table-cell office:value-type="float" office:value="402">
            <text:p>40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3]; &quot;-&quot;; TEXT([.C403];&quot;0000&quot;))" office:value-type="string" office:string-value="레프트21-0402">
            <text:p>레프트21-0402</text:p>
          </table:table-cell>
          <table:table-cell table:number-columns-repeated="1017"/>
        </table:table-row>
        <table:table-row table:style-name="ro4">
          <table:table-cell office:value-type="string">
            <text:p>레프트21-0403</text:p>
          </table:table-cell>
          <table:table-cell office:value-type="string">
            <text:p>레프트21</text:p>
          </table:table-cell>
          <table:table-cell office:value-type="float" office:value="403">
            <text:p>40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4]; &quot;-&quot;; TEXT([.C404];&quot;0000&quot;))" office:value-type="string" office:string-value="레프트21-0403">
            <text:p>레프트21-0403</text:p>
          </table:table-cell>
          <table:table-cell table:number-columns-repeated="1017"/>
        </table:table-row>
        <table:table-row table:style-name="ro4">
          <table:table-cell office:value-type="string">
            <text:p>레프트21-0404</text:p>
          </table:table-cell>
          <table:table-cell office:value-type="string">
            <text:p>레프트21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5]; &quot;-&quot;; TEXT([.C405];&quot;0000&quot;))" office:value-type="string" office:string-value="레프트21-0404">
            <text:p>레프트21-0404</text:p>
          </table:table-cell>
          <table:table-cell table:number-columns-repeated="1017"/>
        </table:table-row>
        <table:table-row table:style-name="ro4">
          <table:table-cell office:value-type="string">
            <text:p>레프트21-0405</text:p>
          </table:table-cell>
          <table:table-cell office:value-type="string">
            <text:p>레프트21</text:p>
          </table:table-cell>
          <table:table-cell office:value-type="float" office:value="405">
            <text:p>40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6]; &quot;-&quot;; TEXT([.C406];&quot;0000&quot;))" office:value-type="string" office:string-value="레프트21-0405">
            <text:p>레프트21-0405</text:p>
          </table:table-cell>
          <table:table-cell table:number-columns-repeated="1017"/>
        </table:table-row>
        <table:table-row table:style-name="ro4">
          <table:table-cell office:value-type="string">
            <text:p>레프트21-0406</text:p>
          </table:table-cell>
          <table:table-cell office:value-type="string">
            <text:p>레프트21</text:p>
          </table:table-cell>
          <table:table-cell office:value-type="float" office:value="406">
            <text:p>40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7]; &quot;-&quot;; TEXT([.C407];&quot;0000&quot;))" office:value-type="string" office:string-value="레프트21-0406">
            <text:p>레프트21-0406</text:p>
          </table:table-cell>
          <table:table-cell table:number-columns-repeated="1017"/>
        </table:table-row>
        <table:table-row table:style-name="ro4">
          <table:table-cell office:value-type="string">
            <text:p>레프트21-0407</text:p>
          </table:table-cell>
          <table:table-cell office:value-type="string">
            <text:p>레프트21</text:p>
          </table:table-cell>
          <table:table-cell office:value-type="float" office:value="407">
            <text:p>40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8]; &quot;-&quot;; TEXT([.C408];&quot;0000&quot;))" office:value-type="string" office:string-value="레프트21-0407">
            <text:p>레프트21-0407</text:p>
          </table:table-cell>
          <table:table-cell table:number-columns-repeated="1017"/>
        </table:table-row>
        <table:table-row table:style-name="ro4">
          <table:table-cell office:value-type="string">
            <text:p>레프트21-0408</text:p>
          </table:table-cell>
          <table:table-cell office:value-type="string">
            <text:p>레프트21</text:p>
          </table:table-cell>
          <table:table-cell office:value-type="float" office:value="408">
            <text:p>40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9]; &quot;-&quot;; TEXT([.C409];&quot;0000&quot;))" office:value-type="string" office:string-value="레프트21-0408">
            <text:p>레프트21-0408</text:p>
          </table:table-cell>
          <table:table-cell table:number-columns-repeated="1017"/>
        </table:table-row>
        <table:table-row table:style-name="ro4">
          <table:table-cell office:value-type="string">
            <text:p>레프트21-0409</text:p>
          </table:table-cell>
          <table:table-cell office:value-type="string">
            <text:p>레프트21</text:p>
          </table:table-cell>
          <table:table-cell office:value-type="float" office:value="409">
            <text:p>40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0]; &quot;-&quot;; TEXT([.C410];&quot;0000&quot;))" office:value-type="string" office:string-value="레프트21-0409">
            <text:p>레프트21-0409</text:p>
          </table:table-cell>
          <table:table-cell table:number-columns-repeated="1017"/>
        </table:table-row>
        <table:table-row table:style-name="ro4">
          <table:table-cell office:value-type="string">
            <text:p>레프트21-0410</text:p>
          </table:table-cell>
          <table:table-cell office:value-type="string">
            <text:p>레프트21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1]; &quot;-&quot;; TEXT([.C411];&quot;0000&quot;))" office:value-type="string" office:string-value="레프트21-0410">
            <text:p>레프트21-0410</text:p>
          </table:table-cell>
          <table:table-cell table:number-columns-repeated="1017"/>
        </table:table-row>
        <table:table-row table:style-name="ro4">
          <table:table-cell office:value-type="string">
            <text:p>레프트21-0411</text:p>
          </table:table-cell>
          <table:table-cell office:value-type="string">
            <text:p>레프트21</text:p>
          </table:table-cell>
          <table:table-cell office:value-type="float" office:value="411">
            <text:p>41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2]; &quot;-&quot;; TEXT([.C412];&quot;0000&quot;))" office:value-type="string" office:string-value="레프트21-0411">
            <text:p>레프트21-0411</text:p>
          </table:table-cell>
          <table:table-cell table:number-columns-repeated="1017"/>
        </table:table-row>
        <table:table-row table:style-name="ro4">
          <table:table-cell office:value-type="string">
            <text:p>레프트21-0412</text:p>
          </table:table-cell>
          <table:table-cell office:value-type="string">
            <text:p>레프트21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3]; &quot;-&quot;; TEXT([.C413];&quot;0000&quot;))" office:value-type="string" office:string-value="레프트21-0412">
            <text:p>레프트21-0412</text:p>
          </table:table-cell>
          <table:table-cell table:number-columns-repeated="1017"/>
        </table:table-row>
        <table:table-row table:style-name="ro4">
          <table:table-cell office:value-type="string">
            <text:p>레프트21-0413</text:p>
          </table:table-cell>
          <table:table-cell office:value-type="string">
            <text:p>레프트21</text:p>
          </table:table-cell>
          <table:table-cell office:value-type="float" office:value="413">
            <text:p>41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4]; &quot;-&quot;; TEXT([.C414];&quot;0000&quot;))" office:value-type="string" office:string-value="레프트21-0413">
            <text:p>레프트21-0413</text:p>
          </table:table-cell>
          <table:table-cell table:number-columns-repeated="1017"/>
        </table:table-row>
        <table:table-row table:style-name="ro4">
          <table:table-cell office:value-type="string">
            <text:p>레프트21-0414</text:p>
          </table:table-cell>
          <table:table-cell office:value-type="string">
            <text:p>레프트21</text:p>
          </table:table-cell>
          <table:table-cell office:value-type="float" office:value="414">
            <text:p>41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5]; &quot;-&quot;; TEXT([.C415];&quot;0000&quot;))" office:value-type="string" office:string-value="레프트21-0414">
            <text:p>레프트21-0414</text:p>
          </table:table-cell>
          <table:table-cell table:number-columns-repeated="1017"/>
        </table:table-row>
        <table:table-row table:style-name="ro4">
          <table:table-cell office:value-type="string">
            <text:p>레프트21-0415</text:p>
          </table:table-cell>
          <table:table-cell office:value-type="string">
            <text:p>레프트21</text:p>
          </table:table-cell>
          <table:table-cell office:value-type="float" office:value="415">
            <text:p>41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6]; &quot;-&quot;; TEXT([.C416];&quot;0000&quot;))" office:value-type="string" office:string-value="레프트21-0415">
            <text:p>레프트21-0415</text:p>
          </table:table-cell>
          <table:table-cell table:number-columns-repeated="1017"/>
        </table:table-row>
        <table:table-row table:style-name="ro4">
          <table:table-cell office:value-type="string">
            <text:p>레프트21-0416</text:p>
          </table:table-cell>
          <table:table-cell office:value-type="string">
            <text:p>레프트21</text:p>
          </table:table-cell>
          <table:table-cell office:value-type="float" office:value="416">
            <text:p>41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7]; &quot;-&quot;; TEXT([.C417];&quot;0000&quot;))" office:value-type="string" office:string-value="레프트21-0416">
            <text:p>레프트21-0416</text:p>
          </table:table-cell>
          <table:table-cell table:number-columns-repeated="1017"/>
        </table:table-row>
        <table:table-row table:style-name="ro4">
          <table:table-cell office:value-type="string">
            <text:p>레프트21-0417</text:p>
          </table:table-cell>
          <table:table-cell office:value-type="string">
            <text:p>레프트21</text:p>
          </table:table-cell>
          <table:table-cell office:value-type="float" office:value="417">
            <text:p>41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8]; &quot;-&quot;; TEXT([.C418];&quot;0000&quot;))" office:value-type="string" office:string-value="레프트21-0417">
            <text:p>레프트21-0417</text:p>
          </table:table-cell>
          <table:table-cell table:number-columns-repeated="1017"/>
        </table:table-row>
        <table:table-row table:style-name="ro4">
          <table:table-cell office:value-type="string">
            <text:p>레프트21-0418</text:p>
          </table:table-cell>
          <table:table-cell office:value-type="string">
            <text:p>레프트21</text:p>
          </table:table-cell>
          <table:table-cell office:value-type="float" office:value="418">
            <text:p>41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9]; &quot;-&quot;; TEXT([.C419];&quot;0000&quot;))" office:value-type="string" office:string-value="레프트21-0418">
            <text:p>레프트21-0418</text:p>
          </table:table-cell>
          <table:table-cell table:number-columns-repeated="1017"/>
        </table:table-row>
        <table:table-row table:style-name="ro4">
          <table:table-cell office:value-type="string">
            <text:p>레프트21-0419</text:p>
          </table:table-cell>
          <table:table-cell office:value-type="string">
            <text:p>레프트21</text:p>
          </table:table-cell>
          <table:table-cell office:value-type="float" office:value="419">
            <text:p>41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0]; &quot;-&quot;; TEXT([.C420];&quot;0000&quot;))" office:value-type="string" office:string-value="레프트21-0419">
            <text:p>레프트21-0419</text:p>
          </table:table-cell>
          <table:table-cell table:number-columns-repeated="1017"/>
        </table:table-row>
        <table:table-row table:style-name="ro4">
          <table:table-cell office:value-type="string">
            <text:p>레프트21-0420</text:p>
          </table:table-cell>
          <table:table-cell office:value-type="string">
            <text:p>레프트21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1]; &quot;-&quot;; TEXT([.C421];&quot;0000&quot;))" office:value-type="string" office:string-value="레프트21-0420">
            <text:p>레프트21-0420</text:p>
          </table:table-cell>
          <table:table-cell table:number-columns-repeated="1017"/>
        </table:table-row>
        <table:table-row table:style-name="ro4">
          <table:table-cell office:value-type="string">
            <text:p>레프트21-0421</text:p>
          </table:table-cell>
          <table:table-cell office:value-type="string">
            <text:p>레프트21</text:p>
          </table:table-cell>
          <table:table-cell office:value-type="float" office:value="421">
            <text:p>4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2]; &quot;-&quot;; TEXT([.C422];&quot;0000&quot;))" office:value-type="string" office:string-value="레프트21-0421">
            <text:p>레프트21-0421</text:p>
          </table:table-cell>
          <table:table-cell table:number-columns-repeated="1017"/>
        </table:table-row>
        <table:table-row table:style-name="ro4">
          <table:table-cell office:value-type="string">
            <text:p>레프트21-0422</text:p>
          </table:table-cell>
          <table:table-cell office:value-type="string">
            <text:p>레프트21</text:p>
          </table:table-cell>
          <table:table-cell office:value-type="float" office:value="422">
            <text:p>4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3]; &quot;-&quot;; TEXT([.C423];&quot;0000&quot;))" office:value-type="string" office:string-value="레프트21-0422">
            <text:p>레프트21-0422</text:p>
          </table:table-cell>
          <table:table-cell table:number-columns-repeated="1017"/>
        </table:table-row>
        <table:table-row table:style-name="ro4">
          <table:table-cell office:value-type="string">
            <text:p>레프트21-0423</text:p>
          </table:table-cell>
          <table:table-cell office:value-type="string">
            <text:p>레프트21</text:p>
          </table:table-cell>
          <table:table-cell office:value-type="float" office:value="423">
            <text:p>4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4]; &quot;-&quot;; TEXT([.C424];&quot;0000&quot;))" office:value-type="string" office:string-value="레프트21-0423">
            <text:p>레프트21-0423</text:p>
          </table:table-cell>
          <table:table-cell table:number-columns-repeated="1017"/>
        </table:table-row>
        <table:table-row table:style-name="ro4">
          <table:table-cell office:value-type="string">
            <text:p>레프트21-0424</text:p>
          </table:table-cell>
          <table:table-cell office:value-type="string">
            <text:p>레프트21</text:p>
          </table:table-cell>
          <table:table-cell office:value-type="float" office:value="424">
            <text:p>4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5]; &quot;-&quot;; TEXT([.C425];&quot;0000&quot;))" office:value-type="string" office:string-value="레프트21-0424">
            <text:p>레프트21-0424</text:p>
          </table:table-cell>
          <table:table-cell table:number-columns-repeated="1017"/>
        </table:table-row>
        <table:table-row table:style-name="ro4">
          <table:table-cell office:value-type="string">
            <text:p>레프트21-0425</text:p>
          </table:table-cell>
          <table:table-cell office:value-type="string">
            <text:p>레프트21</text:p>
          </table:table-cell>
          <table:table-cell office:value-type="float" office:value="425">
            <text:p>4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6]; &quot;-&quot;; TEXT([.C426];&quot;0000&quot;))" office:value-type="string" office:string-value="레프트21-0425">
            <text:p>레프트21-0425</text:p>
          </table:table-cell>
          <table:table-cell table:number-columns-repeated="1017"/>
        </table:table-row>
        <table:table-row table:style-name="ro4">
          <table:table-cell office:value-type="string">
            <text:p>레프트21-0426</text:p>
          </table:table-cell>
          <table:table-cell office:value-type="string">
            <text:p>레프트21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7]; &quot;-&quot;; TEXT([.C427];&quot;0000&quot;))" office:value-type="string" office:string-value="레프트21-0426">
            <text:p>레프트21-0426</text:p>
          </table:table-cell>
          <table:table-cell table:number-columns-repeated="1017"/>
        </table:table-row>
        <table:table-row table:style-name="ro4">
          <table:table-cell office:value-type="string">
            <text:p>레프트21-0427</text:p>
          </table:table-cell>
          <table:table-cell office:value-type="string">
            <text:p>레프트21</text:p>
          </table:table-cell>
          <table:table-cell office:value-type="float" office:value="427">
            <text:p>4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8]; &quot;-&quot;; TEXT([.C428];&quot;0000&quot;))" office:value-type="string" office:string-value="레프트21-0427">
            <text:p>레프트21-0427</text:p>
          </table:table-cell>
          <table:table-cell table:number-columns-repeated="1017"/>
        </table:table-row>
        <table:table-row table:style-name="ro4">
          <table:table-cell office:value-type="string">
            <text:p>레프트21-0428</text:p>
          </table:table-cell>
          <table:table-cell office:value-type="string">
            <text:p>레프트21</text:p>
          </table:table-cell>
          <table:table-cell office:value-type="float" office:value="428">
            <text:p>4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9]; &quot;-&quot;; TEXT([.C429];&quot;0000&quot;))" office:value-type="string" office:string-value="레프트21-0428">
            <text:p>레프트21-0428</text:p>
          </table:table-cell>
          <table:table-cell table:number-columns-repeated="1017"/>
        </table:table-row>
        <table:table-row table:style-name="ro4">
          <table:table-cell office:value-type="string">
            <text:p>레프트21-0429</text:p>
          </table:table-cell>
          <table:table-cell office:value-type="string">
            <text:p>레프트21</text:p>
          </table:table-cell>
          <table:table-cell office:value-type="float" office:value="429">
            <text:p>4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0]; &quot;-&quot;; TEXT([.C430];&quot;0000&quot;))" office:value-type="string" office:string-value="레프트21-0429">
            <text:p>레프트21-0429</text:p>
          </table:table-cell>
          <table:table-cell table:number-columns-repeated="1017"/>
        </table:table-row>
        <table:table-row table:style-name="ro4">
          <table:table-cell office:value-type="string">
            <text:p>레프트21-0430</text:p>
          </table:table-cell>
          <table:table-cell office:value-type="string">
            <text:p>레프트21</text:p>
          </table:table-cell>
          <table:table-cell office:value-type="float" office:value="430">
            <text:p>4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1]; &quot;-&quot;; TEXT([.C431];&quot;0000&quot;))" office:value-type="string" office:string-value="레프트21-0430">
            <text:p>레프트21-0430</text:p>
          </table:table-cell>
          <table:table-cell table:number-columns-repeated="1017"/>
        </table:table-row>
        <table:table-row table:style-name="ro4">
          <table:table-cell office:value-type="string">
            <text:p>레프트21-0431</text:p>
          </table:table-cell>
          <table:table-cell office:value-type="string">
            <text:p>레프트21</text:p>
          </table:table-cell>
          <table:table-cell office:value-type="float" office:value="431">
            <text:p>4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2]; &quot;-&quot;; TEXT([.C432];&quot;0000&quot;))" office:value-type="string" office:string-value="레프트21-0431">
            <text:p>레프트21-0431</text:p>
          </table:table-cell>
          <table:table-cell table:number-columns-repeated="1017"/>
        </table:table-row>
        <table:table-row table:style-name="ro4">
          <table:table-cell office:value-type="string">
            <text:p>레프트21-0432</text:p>
          </table:table-cell>
          <table:table-cell office:value-type="string">
            <text:p>레프트21</text:p>
          </table:table-cell>
          <table:table-cell office:value-type="float" office:value="432">
            <text:p>4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3]; &quot;-&quot;; TEXT([.C433];&quot;0000&quot;))" office:value-type="string" office:string-value="레프트21-0432">
            <text:p>레프트21-0432</text:p>
          </table:table-cell>
          <table:table-cell table:number-columns-repeated="1017"/>
        </table:table-row>
        <table:table-row table:style-name="ro4">
          <table:table-cell office:value-type="string">
            <text:p>레프트21-0433</text:p>
          </table:table-cell>
          <table:table-cell office:value-type="string">
            <text:p>레프트21</text:p>
          </table:table-cell>
          <table:table-cell office:value-type="float" office:value="433">
            <text:p>4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4]; &quot;-&quot;; TEXT([.C434];&quot;0000&quot;))" office:value-type="string" office:string-value="레프트21-0433">
            <text:p>레프트21-0433</text:p>
          </table:table-cell>
          <table:table-cell table:number-columns-repeated="1017"/>
        </table:table-row>
        <table:table-row table:style-name="ro4">
          <table:table-cell office:value-type="string">
            <text:p>레프트21-0434</text:p>
          </table:table-cell>
          <table:table-cell office:value-type="string">
            <text:p>레프트21</text:p>
          </table:table-cell>
          <table:table-cell office:value-type="float" office:value="434">
            <text:p>4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5]; &quot;-&quot;; TEXT([.C435];&quot;0000&quot;))" office:value-type="string" office:string-value="레프트21-0434">
            <text:p>레프트21-0434</text:p>
          </table:table-cell>
          <table:table-cell table:number-columns-repeated="1017"/>
        </table:table-row>
        <table:table-row table:style-name="ro4">
          <table:table-cell office:value-type="string">
            <text:p>레프트21-0435</text:p>
          </table:table-cell>
          <table:table-cell office:value-type="string">
            <text:p>레프트21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6]; &quot;-&quot;; TEXT([.C436];&quot;0000&quot;))" office:value-type="string" office:string-value="레프트21-0435">
            <text:p>레프트21-0435</text:p>
          </table:table-cell>
          <table:table-cell table:number-columns-repeated="1017"/>
        </table:table-row>
        <table:table-row table:style-name="ro4">
          <table:table-cell office:value-type="string">
            <text:p>레프트21-0436</text:p>
          </table:table-cell>
          <table:table-cell office:value-type="string">
            <text:p>레프트21</text:p>
          </table:table-cell>
          <table:table-cell office:value-type="float" office:value="436">
            <text:p>4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7]; &quot;-&quot;; TEXT([.C437];&quot;0000&quot;))" office:value-type="string" office:string-value="레프트21-0436">
            <text:p>레프트21-0436</text:p>
          </table:table-cell>
          <table:table-cell table:number-columns-repeated="1017"/>
        </table:table-row>
        <table:table-row table:style-name="ro4">
          <table:table-cell office:value-type="string">
            <text:p>레프트21-0437</text:p>
          </table:table-cell>
          <table:table-cell office:value-type="string">
            <text:p>레프트21</text:p>
          </table:table-cell>
          <table:table-cell office:value-type="float" office:value="437">
            <text:p>4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8]; &quot;-&quot;; TEXT([.C438];&quot;0000&quot;))" office:value-type="string" office:string-value="레프트21-0437">
            <text:p>레프트21-0437</text:p>
          </table:table-cell>
          <table:table-cell table:number-columns-repeated="1017"/>
        </table:table-row>
        <table:table-row table:style-name="ro4">
          <table:table-cell office:value-type="string">
            <text:p>레프트21-0438</text:p>
          </table:table-cell>
          <table:table-cell office:value-type="string">
            <text:p>레프트21</text:p>
          </table:table-cell>
          <table:table-cell office:value-type="float" office:value="438">
            <text:p>4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9]; &quot;-&quot;; TEXT([.C439];&quot;0000&quot;))" office:value-type="string" office:string-value="레프트21-0438">
            <text:p>레프트21-0438</text:p>
          </table:table-cell>
          <table:table-cell table:number-columns-repeated="1017"/>
        </table:table-row>
        <table:table-row table:style-name="ro4">
          <table:table-cell office:value-type="string">
            <text:p>레프트21-0439</text:p>
          </table:table-cell>
          <table:table-cell office:value-type="string">
            <text:p>레프트21</text:p>
          </table:table-cell>
          <table:table-cell office:value-type="float" office:value="439">
            <text:p>4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0]; &quot;-&quot;; TEXT([.C440];&quot;0000&quot;))" office:value-type="string" office:string-value="레프트21-0439">
            <text:p>레프트21-0439</text:p>
          </table:table-cell>
          <table:table-cell table:number-columns-repeated="1017"/>
        </table:table-row>
        <table:table-row table:style-name="ro4">
          <table:table-cell office:value-type="string">
            <text:p>레프트21-0440</text:p>
          </table:table-cell>
          <table:table-cell office:value-type="string">
            <text:p>레프트21</text:p>
          </table:table-cell>
          <table:table-cell office:value-type="float" office:value="440">
            <text:p>4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1]; &quot;-&quot;; TEXT([.C441];&quot;0000&quot;))" office:value-type="string" office:string-value="레프트21-0440">
            <text:p>레프트21-0440</text:p>
          </table:table-cell>
          <table:table-cell table:number-columns-repeated="1017"/>
        </table:table-row>
        <table:table-row table:style-name="ro4">
          <table:table-cell office:value-type="string">
            <text:p>레프트21-0441</text:p>
          </table:table-cell>
          <table:table-cell office:value-type="string">
            <text:p>레프트21</text:p>
          </table:table-cell>
          <table:table-cell office:value-type="float" office:value="441">
            <text:p>4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2]; &quot;-&quot;; TEXT([.C442];&quot;0000&quot;))" office:value-type="string" office:string-value="레프트21-0441">
            <text:p>레프트21-0441</text:p>
          </table:table-cell>
          <table:table-cell table:number-columns-repeated="1017"/>
        </table:table-row>
        <table:table-row table:style-name="ro4">
          <table:table-cell office:value-type="string">
            <text:p>레프트21-0442</text:p>
          </table:table-cell>
          <table:table-cell office:value-type="string">
            <text:p>레프트21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3]; &quot;-&quot;; TEXT([.C443];&quot;0000&quot;))" office:value-type="string" office:string-value="레프트21-0442">
            <text:p>레프트21-0442</text:p>
          </table:table-cell>
          <table:table-cell table:number-columns-repeated="1017"/>
        </table:table-row>
        <table:table-row table:style-name="ro4">
          <table:table-cell office:value-type="string">
            <text:p>레프트21-0443</text:p>
          </table:table-cell>
          <table:table-cell office:value-type="string">
            <text:p>레프트21</text:p>
          </table:table-cell>
          <table:table-cell office:value-type="float" office:value="443">
            <text:p>4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4]; &quot;-&quot;; TEXT([.C444];&quot;0000&quot;))" office:value-type="string" office:string-value="레프트21-0443">
            <text:p>레프트21-0443</text:p>
          </table:table-cell>
          <table:table-cell table:number-columns-repeated="1017"/>
        </table:table-row>
        <table:table-row table:style-name="ro4">
          <table:table-cell office:value-type="string">
            <text:p>레프트21-0444</text:p>
          </table:table-cell>
          <table:table-cell office:value-type="string">
            <text:p>레프트21</text:p>
          </table:table-cell>
          <table:table-cell office:value-type="float" office:value="444">
            <text:p>4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5]; &quot;-&quot;; TEXT([.C445];&quot;0000&quot;))" office:value-type="string" office:string-value="레프트21-0444">
            <text:p>레프트21-0444</text:p>
          </table:table-cell>
          <table:table-cell table:number-columns-repeated="1017"/>
        </table:table-row>
        <table:table-row table:style-name="ro4">
          <table:table-cell office:value-type="string">
            <text:p>레프트21-0445</text:p>
          </table:table-cell>
          <table:table-cell office:value-type="string">
            <text:p>레프트21</text:p>
          </table:table-cell>
          <table:table-cell office:value-type="float" office:value="445">
            <text:p>4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6]; &quot;-&quot;; TEXT([.C446];&quot;0000&quot;))" office:value-type="string" office:string-value="레프트21-0445">
            <text:p>레프트21-0445</text:p>
          </table:table-cell>
          <table:table-cell table:number-columns-repeated="1017"/>
        </table:table-row>
        <table:table-row table:style-name="ro4">
          <table:table-cell office:value-type="string">
            <text:p>레프트21-0446</text:p>
          </table:table-cell>
          <table:table-cell office:value-type="string">
            <text:p>레프트21</text:p>
          </table:table-cell>
          <table:table-cell office:value-type="float" office:value="446">
            <text:p>4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7]; &quot;-&quot;; TEXT([.C447];&quot;0000&quot;))" office:value-type="string" office:string-value="레프트21-0446">
            <text:p>레프트21-0446</text:p>
          </table:table-cell>
          <table:table-cell table:number-columns-repeated="1017"/>
        </table:table-row>
        <table:table-row table:style-name="ro4">
          <table:table-cell office:value-type="string">
            <text:p>레프트21-0447</text:p>
          </table:table-cell>
          <table:table-cell office:value-type="string">
            <text:p>레프트21</text:p>
          </table:table-cell>
          <table:table-cell office:value-type="float" office:value="447">
            <text:p>4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8]; &quot;-&quot;; TEXT([.C448];&quot;0000&quot;))" office:value-type="string" office:string-value="레프트21-0447">
            <text:p>레프트21-0447</text:p>
          </table:table-cell>
          <table:table-cell table:number-columns-repeated="1017"/>
        </table:table-row>
        <table:table-row table:style-name="ro4">
          <table:table-cell office:value-type="string">
            <text:p>레프트21-0448</text:p>
          </table:table-cell>
          <table:table-cell office:value-type="string">
            <text:p>레프트21</text:p>
          </table:table-cell>
          <table:table-cell office:value-type="float" office:value="448">
            <text:p>4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9]; &quot;-&quot;; TEXT([.C449];&quot;0000&quot;))" office:value-type="string" office:string-value="레프트21-0448">
            <text:p>레프트21-0448</text:p>
          </table:table-cell>
          <table:table-cell table:number-columns-repeated="1017"/>
        </table:table-row>
        <table:table-row table:style-name="ro4">
          <table:table-cell office:value-type="string">
            <text:p>레프트21-0449</text:p>
          </table:table-cell>
          <table:table-cell office:value-type="string">
            <text:p>레프트21</text:p>
          </table:table-cell>
          <table:table-cell office:value-type="float" office:value="449">
            <text:p>4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0]; &quot;-&quot;; TEXT([.C450];&quot;0000&quot;))" office:value-type="string" office:string-value="레프트21-0449">
            <text:p>레프트21-0449</text:p>
          </table:table-cell>
          <table:table-cell table:number-columns-repeated="1017"/>
        </table:table-row>
        <table:table-row table:style-name="ro4">
          <table:table-cell office:value-type="string">
            <text:p>레프트21-0450</text:p>
          </table:table-cell>
          <table:table-cell office:value-type="string">
            <text:p>레프트21</text:p>
          </table:table-cell>
          <table:table-cell office:value-type="float" office:value="450">
            <text:p>4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1]; &quot;-&quot;; TEXT([.C451];&quot;0000&quot;))" office:value-type="string" office:string-value="레프트21-0450">
            <text:p>레프트21-0450</text:p>
          </table:table-cell>
          <table:table-cell table:number-columns-repeated="1017"/>
        </table:table-row>
        <table:table-row table:style-name="ro4">
          <table:table-cell office:value-type="string">
            <text:p>레프트21-0451</text:p>
          </table:table-cell>
          <table:table-cell office:value-type="string">
            <text:p>레프트21</text:p>
          </table:table-cell>
          <table:table-cell office:value-type="float" office:value="451">
            <text:p>4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2]; &quot;-&quot;; TEXT([.C452];&quot;0000&quot;))" office:value-type="string" office:string-value="레프트21-0451">
            <text:p>레프트21-0451</text:p>
          </table:table-cell>
          <table:table-cell table:number-columns-repeated="1017"/>
        </table:table-row>
        <table:table-row table:style-name="ro4">
          <table:table-cell office:value-type="string">
            <text:p>레프트21-0452</text:p>
          </table:table-cell>
          <table:table-cell office:value-type="string">
            <text:p>레프트21</text:p>
          </table:table-cell>
          <table:table-cell office:value-type="float" office:value="452">
            <text:p>4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3]; &quot;-&quot;; TEXT([.C453];&quot;0000&quot;))" office:value-type="string" office:string-value="레프트21-0452">
            <text:p>레프트21-0452</text:p>
          </table:table-cell>
          <table:table-cell table:number-columns-repeated="1017"/>
        </table:table-row>
        <table:table-row table:style-name="ro4">
          <table:table-cell office:value-type="string">
            <text:p>레프트21-0453</text:p>
          </table:table-cell>
          <table:table-cell office:value-type="string">
            <text:p>레프트21</text:p>
          </table:table-cell>
          <table:table-cell office:value-type="float" office:value="453">
            <text:p>4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4]; &quot;-&quot;; TEXT([.C454];&quot;0000&quot;))" office:value-type="string" office:string-value="레프트21-0453">
            <text:p>레프트21-0453</text:p>
          </table:table-cell>
          <table:table-cell table:number-columns-repeated="1017"/>
        </table:table-row>
        <table:table-row table:style-name="ro4">
          <table:table-cell office:value-type="string">
            <text:p>레프트21-0454</text:p>
          </table:table-cell>
          <table:table-cell office:value-type="string">
            <text:p>레프트21</text:p>
          </table:table-cell>
          <table:table-cell office:value-type="float" office:value="454">
            <text:p>4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5]; &quot;-&quot;; TEXT([.C455];&quot;0000&quot;))" office:value-type="string" office:string-value="레프트21-0454">
            <text:p>레프트21-0454</text:p>
          </table:table-cell>
          <table:table-cell table:number-columns-repeated="1017"/>
        </table:table-row>
        <table:table-row table:style-name="ro4">
          <table:table-cell office:value-type="string">
            <text:p>레프트21-0455</text:p>
          </table:table-cell>
          <table:table-cell office:value-type="string">
            <text:p>레프트21</text:p>
          </table:table-cell>
          <table:table-cell office:value-type="float" office:value="455">
            <text:p>4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6]; &quot;-&quot;; TEXT([.C456];&quot;0000&quot;))" office:value-type="string" office:string-value="레프트21-0455">
            <text:p>레프트21-0455</text:p>
          </table:table-cell>
          <table:table-cell table:number-columns-repeated="1017"/>
        </table:table-row>
        <table:table-row table:style-name="ro4">
          <table:table-cell office:value-type="string">
            <text:p>레프트21-0456</text:p>
          </table:table-cell>
          <table:table-cell office:value-type="string">
            <text:p>레프트21</text:p>
          </table:table-cell>
          <table:table-cell office:value-type="float" office:value="456">
            <text:p>4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7]; &quot;-&quot;; TEXT([.C457];&quot;0000&quot;))" office:value-type="string" office:string-value="레프트21-0456">
            <text:p>레프트21-0456</text:p>
          </table:table-cell>
          <table:table-cell table:number-columns-repeated="1017"/>
        </table:table-row>
        <table:table-row table:style-name="ro4">
          <table:table-cell office:value-type="string">
            <text:p>레프트21-0457</text:p>
          </table:table-cell>
          <table:table-cell office:value-type="string">
            <text:p>레프트21</text:p>
          </table:table-cell>
          <table:table-cell office:value-type="float" office:value="457">
            <text:p>4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8]; &quot;-&quot;; TEXT([.C458];&quot;0000&quot;))" office:value-type="string" office:string-value="레프트21-0457">
            <text:p>레프트21-0457</text:p>
          </table:table-cell>
          <table:table-cell table:number-columns-repeated="1017"/>
        </table:table-row>
        <table:table-row table:style-name="ro4">
          <table:table-cell office:value-type="string">
            <text:p>레프트21-0458</text:p>
          </table:table-cell>
          <table:table-cell office:value-type="string">
            <text:p>레프트21</text:p>
          </table:table-cell>
          <table:table-cell office:value-type="float" office:value="458">
            <text:p>4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9]; &quot;-&quot;; TEXT([.C459];&quot;0000&quot;))" office:value-type="string" office:string-value="레프트21-0458">
            <text:p>레프트21-0458</text:p>
          </table:table-cell>
          <table:table-cell table:number-columns-repeated="1017"/>
        </table:table-row>
        <table:table-row table:style-name="ro4">
          <table:table-cell office:value-type="string">
            <text:p>레프트21-0459</text:p>
          </table:table-cell>
          <table:table-cell office:value-type="string">
            <text:p>레프트21</text:p>
          </table:table-cell>
          <table:table-cell office:value-type="float" office:value="459">
            <text:p>4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0]; &quot;-&quot;; TEXT([.C460];&quot;0000&quot;))" office:value-type="string" office:string-value="레프트21-0459">
            <text:p>레프트21-0459</text:p>
          </table:table-cell>
          <table:table-cell table:number-columns-repeated="1017"/>
        </table:table-row>
        <table:table-row table:style-name="ro4">
          <table:table-cell office:value-type="string">
            <text:p>레프트21-0460</text:p>
          </table:table-cell>
          <table:table-cell office:value-type="string">
            <text:p>레프트21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1]; &quot;-&quot;; TEXT([.C461];&quot;0000&quot;))" office:value-type="string" office:string-value="레프트21-0460">
            <text:p>레프트21-0460</text:p>
          </table:table-cell>
          <table:table-cell table:number-columns-repeated="1017"/>
        </table:table-row>
        <table:table-row table:style-name="ro4">
          <table:table-cell office:value-type="string">
            <text:p>레프트21-0461</text:p>
          </table:table-cell>
          <table:table-cell office:value-type="string">
            <text:p>레프트21</text:p>
          </table:table-cell>
          <table:table-cell office:value-type="float" office:value="461">
            <text:p>4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2]; &quot;-&quot;; TEXT([.C462];&quot;0000&quot;))" office:value-type="string" office:string-value="레프트21-0461">
            <text:p>레프트21-0461</text:p>
          </table:table-cell>
          <table:table-cell table:number-columns-repeated="1017"/>
        </table:table-row>
        <table:table-row table:style-name="ro4">
          <table:table-cell office:value-type="string">
            <text:p>레프트21-0462</text:p>
          </table:table-cell>
          <table:table-cell office:value-type="string">
            <text:p>레프트21</text:p>
          </table:table-cell>
          <table:table-cell office:value-type="float" office:value="462">
            <text:p>4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3]; &quot;-&quot;; TEXT([.C463];&quot;0000&quot;))" office:value-type="string" office:string-value="레프트21-0462">
            <text:p>레프트21-0462</text:p>
          </table:table-cell>
          <table:table-cell table:number-columns-repeated="1017"/>
        </table:table-row>
        <table:table-row table:style-name="ro4">
          <table:table-cell office:value-type="string">
            <text:p>레프트21-0463</text:p>
          </table:table-cell>
          <table:table-cell office:value-type="string">
            <text:p>레프트21</text:p>
          </table:table-cell>
          <table:table-cell office:value-type="float" office:value="463">
            <text:p>4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4]; &quot;-&quot;; TEXT([.C464];&quot;0000&quot;))" office:value-type="string" office:string-value="레프트21-0463">
            <text:p>레프트21-0463</text:p>
          </table:table-cell>
          <table:table-cell table:number-columns-repeated="1017"/>
        </table:table-row>
        <table:table-row table:style-name="ro4">
          <table:table-cell office:value-type="string">
            <text:p>레프트21-0464</text:p>
          </table:table-cell>
          <table:table-cell office:value-type="string">
            <text:p>레프트21</text:p>
          </table:table-cell>
          <table:table-cell office:value-type="float" office:value="464">
            <text:p>4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5]; &quot;-&quot;; TEXT([.C465];&quot;0000&quot;))" office:value-type="string" office:string-value="레프트21-0464">
            <text:p>레프트21-0464</text:p>
          </table:table-cell>
          <table:table-cell table:number-columns-repeated="1017"/>
        </table:table-row>
        <table:table-row table:style-name="ro4">
          <table:table-cell office:value-type="string">
            <text:p>레프트21-0465</text:p>
          </table:table-cell>
          <table:table-cell office:value-type="string">
            <text:p>레프트21</text:p>
          </table:table-cell>
          <table:table-cell office:value-type="float" office:value="465">
            <text:p>4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6]; &quot;-&quot;; TEXT([.C466];&quot;0000&quot;))" office:value-type="string" office:string-value="레프트21-0465">
            <text:p>레프트21-0465</text:p>
          </table:table-cell>
          <table:table-cell table:number-columns-repeated="1017"/>
        </table:table-row>
        <table:table-row table:style-name="ro4">
          <table:table-cell office:value-type="string">
            <text:p>레프트21-0466</text:p>
          </table:table-cell>
          <table:table-cell office:value-type="string">
            <text:p>레프트21</text:p>
          </table:table-cell>
          <table:table-cell office:value-type="float" office:value="466">
            <text:p>4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7]; &quot;-&quot;; TEXT([.C467];&quot;0000&quot;))" office:value-type="string" office:string-value="레프트21-0466">
            <text:p>레프트21-0466</text:p>
          </table:table-cell>
          <table:table-cell table:number-columns-repeated="1017"/>
        </table:table-row>
        <table:table-row table:style-name="ro4">
          <table:table-cell office:value-type="string">
            <text:p>레프트21-0467</text:p>
          </table:table-cell>
          <table:table-cell office:value-type="string">
            <text:p>레프트21</text:p>
          </table:table-cell>
          <table:table-cell office:value-type="float" office:value="467">
            <text:p>4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8]; &quot;-&quot;; TEXT([.C468];&quot;0000&quot;))" office:value-type="string" office:string-value="레프트21-0467">
            <text:p>레프트21-0467</text:p>
          </table:table-cell>
          <table:table-cell table:number-columns-repeated="1017"/>
        </table:table-row>
        <table:table-row table:style-name="ro4">
          <table:table-cell office:value-type="string">
            <text:p>레프트21-0468</text:p>
          </table:table-cell>
          <table:table-cell office:value-type="string">
            <text:p>레프트21</text:p>
          </table:table-cell>
          <table:table-cell office:value-type="float" office:value="468">
            <text:p>4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9]; &quot;-&quot;; TEXT([.C469];&quot;0000&quot;))" office:value-type="string" office:string-value="레프트21-0468">
            <text:p>레프트21-0468</text:p>
          </table:table-cell>
          <table:table-cell table:number-columns-repeated="1017"/>
        </table:table-row>
        <table:table-row table:style-name="ro4">
          <table:table-cell office:value-type="string">
            <text:p>레프트21-0469</text:p>
          </table:table-cell>
          <table:table-cell office:value-type="string">
            <text:p>레프트21</text:p>
          </table:table-cell>
          <table:table-cell office:value-type="float" office:value="469">
            <text:p>4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0]; &quot;-&quot;; TEXT([.C470];&quot;0000&quot;))" office:value-type="string" office:string-value="레프트21-0469">
            <text:p>레프트21-0469</text:p>
          </table:table-cell>
          <table:table-cell table:number-columns-repeated="1017"/>
        </table:table-row>
        <table:table-row table:style-name="ro4">
          <table:table-cell office:value-type="string">
            <text:p>레프트21-0470</text:p>
          </table:table-cell>
          <table:table-cell office:value-type="string">
            <text:p>레프트21</text:p>
          </table:table-cell>
          <table:table-cell office:value-type="float" office:value="470">
            <text:p>4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1]; &quot;-&quot;; TEXT([.C471];&quot;0000&quot;))" office:value-type="string" office:string-value="레프트21-0470">
            <text:p>레프트21-0470</text:p>
          </table:table-cell>
          <table:table-cell table:number-columns-repeated="1017"/>
        </table:table-row>
        <table:table-row table:style-name="ro4">
          <table:table-cell office:value-type="string">
            <text:p>레프트21-0471</text:p>
          </table:table-cell>
          <table:table-cell office:value-type="string">
            <text:p>레프트21</text:p>
          </table:table-cell>
          <table:table-cell office:value-type="float" office:value="471">
            <text:p>4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2]; &quot;-&quot;; TEXT([.C472];&quot;0000&quot;))" office:value-type="string" office:string-value="레프트21-0471">
            <text:p>레프트21-0471</text:p>
          </table:table-cell>
          <table:table-cell table:number-columns-repeated="1017"/>
        </table:table-row>
        <table:table-row table:style-name="ro4">
          <table:table-cell office:value-type="string">
            <text:p>레프트21-0472</text:p>
          </table:table-cell>
          <table:table-cell office:value-type="string">
            <text:p>레프트21</text:p>
          </table:table-cell>
          <table:table-cell office:value-type="float" office:value="472">
            <text:p>4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3]; &quot;-&quot;; TEXT([.C473];&quot;0000&quot;))" office:value-type="string" office:string-value="레프트21-0472">
            <text:p>레프트21-0472</text:p>
          </table:table-cell>
          <table:table-cell table:number-columns-repeated="1017"/>
        </table:table-row>
        <table:table-row table:style-name="ro4">
          <table:table-cell office:value-type="string">
            <text:p>레프트21-0473</text:p>
          </table:table-cell>
          <table:table-cell office:value-type="string">
            <text:p>레프트21</text:p>
          </table:table-cell>
          <table:table-cell office:value-type="float" office:value="473">
            <text:p>4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4]; &quot;-&quot;; TEXT([.C474];&quot;0000&quot;))" office:value-type="string" office:string-value="레프트21-0473">
            <text:p>레프트21-0473</text:p>
          </table:table-cell>
          <table:table-cell table:number-columns-repeated="1017"/>
        </table:table-row>
        <table:table-row table:style-name="ro4">
          <table:table-cell office:value-type="string">
            <text:p>레프트21-0474</text:p>
          </table:table-cell>
          <table:table-cell office:value-type="string">
            <text:p>레프트21</text:p>
          </table:table-cell>
          <table:table-cell office:value-type="float" office:value="474">
            <text:p>4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5]; &quot;-&quot;; TEXT([.C475];&quot;0000&quot;))" office:value-type="string" office:string-value="레프트21-0474">
            <text:p>레프트21-0474</text:p>
          </table:table-cell>
          <table:table-cell table:number-columns-repeated="1017"/>
        </table:table-row>
        <table:table-row table:style-name="ro4">
          <table:table-cell office:value-type="string">
            <text:p>레프트21-0475</text:p>
          </table:table-cell>
          <table:table-cell office:value-type="string">
            <text:p>레프트21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6]; &quot;-&quot;; TEXT([.C476];&quot;0000&quot;))" office:value-type="string" office:string-value="레프트21-0475">
            <text:p>레프트21-0475</text:p>
          </table:table-cell>
          <table:table-cell table:number-columns-repeated="1017"/>
        </table:table-row>
        <table:table-row table:style-name="ro4">
          <table:table-cell office:value-type="string">
            <text:p>레프트21-0476</text:p>
          </table:table-cell>
          <table:table-cell office:value-type="string">
            <text:p>레프트21</text:p>
          </table:table-cell>
          <table:table-cell office:value-type="float" office:value="476">
            <text:p>4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7]; &quot;-&quot;; TEXT([.C477];&quot;0000&quot;))" office:value-type="string" office:string-value="레프트21-0476">
            <text:p>레프트21-0476</text:p>
          </table:table-cell>
          <table:table-cell table:number-columns-repeated="1017"/>
        </table:table-row>
        <table:table-row table:style-name="ro4">
          <table:table-cell office:value-type="string">
            <text:p>레프트21-0477</text:p>
          </table:table-cell>
          <table:table-cell office:value-type="string">
            <text:p>레프트21</text:p>
          </table:table-cell>
          <table:table-cell office:value-type="float" office:value="477">
            <text:p>4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8]; &quot;-&quot;; TEXT([.C478];&quot;0000&quot;))" office:value-type="string" office:string-value="레프트21-0477">
            <text:p>레프트21-0477</text:p>
          </table:table-cell>
          <table:table-cell table:number-columns-repeated="1017"/>
        </table:table-row>
        <table:table-row table:style-name="ro4">
          <table:table-cell office:value-type="string">
            <text:p>레프트21-0478</text:p>
          </table:table-cell>
          <table:table-cell office:value-type="string">
            <text:p>레프트21</text:p>
          </table:table-cell>
          <table:table-cell office:value-type="float" office:value="478">
            <text:p>4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9]; &quot;-&quot;; TEXT([.C479];&quot;0000&quot;))" office:value-type="string" office:string-value="레프트21-0478">
            <text:p>레프트21-0478</text:p>
          </table:table-cell>
          <table:table-cell table:number-columns-repeated="1017"/>
        </table:table-row>
        <table:table-row table:style-name="ro4">
          <table:table-cell office:value-type="string">
            <text:p>레프트21-0479</text:p>
          </table:table-cell>
          <table:table-cell office:value-type="string">
            <text:p>레프트21</text:p>
          </table:table-cell>
          <table:table-cell office:value-type="float" office:value="479">
            <text:p>4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0]; &quot;-&quot;; TEXT([.C480];&quot;0000&quot;))" office:value-type="string" office:string-value="레프트21-0479">
            <text:p>레프트21-0479</text:p>
          </table:table-cell>
          <table:table-cell table:number-columns-repeated="1017"/>
        </table:table-row>
        <table:table-row table:style-name="ro4">
          <table:table-cell office:value-type="string">
            <text:p>레프트21-0480</text:p>
          </table:table-cell>
          <table:table-cell office:value-type="string">
            <text:p>레프트21</text:p>
          </table:table-cell>
          <table:table-cell office:value-type="float" office:value="480">
            <text:p>4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1]; &quot;-&quot;; TEXT([.C481];&quot;0000&quot;))" office:value-type="string" office:string-value="레프트21-0480">
            <text:p>레프트21-0480</text:p>
          </table:table-cell>
          <table:table-cell table:number-columns-repeated="1017"/>
        </table:table-row>
        <table:table-row table:style-name="ro4">
          <table:table-cell office:value-type="string">
            <text:p>레프트21-0481</text:p>
          </table:table-cell>
          <table:table-cell office:value-type="string">
            <text:p>레프트21</text:p>
          </table:table-cell>
          <table:table-cell office:value-type="float" office:value="481">
            <text:p>4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2]; &quot;-&quot;; TEXT([.C482];&quot;0000&quot;))" office:value-type="string" office:string-value="레프트21-0481">
            <text:p>레프트21-0481</text:p>
          </table:table-cell>
          <table:table-cell table:number-columns-repeated="1017"/>
        </table:table-row>
        <table:table-row table:style-name="ro4">
          <table:table-cell office:value-type="string">
            <text:p>레프트21-0482</text:p>
          </table:table-cell>
          <table:table-cell office:value-type="string">
            <text:p>레프트21</text:p>
          </table:table-cell>
          <table:table-cell office:value-type="float" office:value="482">
            <text:p>4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3]; &quot;-&quot;; TEXT([.C483];&quot;0000&quot;))" office:value-type="string" office:string-value="레프트21-0482">
            <text:p>레프트21-0482</text:p>
          </table:table-cell>
          <table:table-cell table:number-columns-repeated="1017"/>
        </table:table-row>
        <table:table-row table:style-name="ro4">
          <table:table-cell office:value-type="string">
            <text:p>레프트21-0483</text:p>
          </table:table-cell>
          <table:table-cell office:value-type="string">
            <text:p>레프트21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4]; &quot;-&quot;; TEXT([.C484];&quot;0000&quot;))" office:value-type="string" office:string-value="레프트21-0483">
            <text:p>레프트21-0483</text:p>
          </table:table-cell>
          <table:table-cell table:number-columns-repeated="1017"/>
        </table:table-row>
        <table:table-row table:style-name="ro4">
          <table:table-cell office:value-type="string">
            <text:p>레프트21-0484</text:p>
          </table:table-cell>
          <table:table-cell office:value-type="string">
            <text:p>레프트21</text:p>
          </table:table-cell>
          <table:table-cell office:value-type="float" office:value="484">
            <text:p>4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5]; &quot;-&quot;; TEXT([.C485];&quot;0000&quot;))" office:value-type="string" office:string-value="레프트21-0484">
            <text:p>레프트21-0484</text:p>
          </table:table-cell>
          <table:table-cell table:number-columns-repeated="1017"/>
        </table:table-row>
        <table:table-row table:style-name="ro4">
          <table:table-cell office:value-type="string">
            <text:p>레프트21-0485</text:p>
          </table:table-cell>
          <table:table-cell office:value-type="string">
            <text:p>레프트21</text:p>
          </table:table-cell>
          <table:table-cell office:value-type="float" office:value="485">
            <text:p>4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6]; &quot;-&quot;; TEXT([.C486];&quot;0000&quot;))" office:value-type="string" office:string-value="레프트21-0485">
            <text:p>레프트21-0485</text:p>
          </table:table-cell>
          <table:table-cell table:number-columns-repeated="1017"/>
        </table:table-row>
        <table:table-row table:style-name="ro4">
          <table:table-cell office:value-type="string">
            <text:p>레프트21-0486</text:p>
          </table:table-cell>
          <table:table-cell office:value-type="string">
            <text:p>레프트21</text:p>
          </table:table-cell>
          <table:table-cell office:value-type="float" office:value="486">
            <text:p>4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7]; &quot;-&quot;; TEXT([.C487];&quot;0000&quot;))" office:value-type="string" office:string-value="레프트21-0486">
            <text:p>레프트21-0486</text:p>
          </table:table-cell>
          <table:table-cell table:number-columns-repeated="1017"/>
        </table:table-row>
        <table:table-row table:style-name="ro4">
          <table:table-cell office:value-type="string">
            <text:p>레프트21-0487</text:p>
          </table:table-cell>
          <table:table-cell office:value-type="string">
            <text:p>레프트21</text:p>
          </table:table-cell>
          <table:table-cell office:value-type="float" office:value="487">
            <text:p>4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8]; &quot;-&quot;; TEXT([.C488];&quot;0000&quot;))" office:value-type="string" office:string-value="레프트21-0487">
            <text:p>레프트21-0487</text:p>
          </table:table-cell>
          <table:table-cell table:number-columns-repeated="1017"/>
        </table:table-row>
        <table:table-row table:style-name="ro4">
          <table:table-cell office:value-type="string">
            <text:p>레프트21-0488</text:p>
          </table:table-cell>
          <table:table-cell office:value-type="string">
            <text:p>레프트21</text:p>
          </table:table-cell>
          <table:table-cell office:value-type="float" office:value="488">
            <text:p>4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9]; &quot;-&quot;; TEXT([.C489];&quot;0000&quot;))" office:value-type="string" office:string-value="레프트21-0488">
            <text:p>레프트21-0488</text:p>
          </table:table-cell>
          <table:table-cell table:number-columns-repeated="1017"/>
        </table:table-row>
        <table:table-row table:style-name="ro4">
          <table:table-cell office:value-type="string">
            <text:p>레프트21-0489</text:p>
          </table:table-cell>
          <table:table-cell office:value-type="string">
            <text:p>레프트21</text:p>
          </table:table-cell>
          <table:table-cell office:value-type="float" office:value="489">
            <text:p>4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0]; &quot;-&quot;; TEXT([.C490];&quot;0000&quot;))" office:value-type="string" office:string-value="레프트21-0489">
            <text:p>레프트21-0489</text:p>
          </table:table-cell>
          <table:table-cell table:number-columns-repeated="1017"/>
        </table:table-row>
        <table:table-row table:style-name="ro4">
          <table:table-cell office:value-type="string">
            <text:p>레프트21-0490</text:p>
          </table:table-cell>
          <table:table-cell office:value-type="string">
            <text:p>레프트21</text:p>
          </table:table-cell>
          <table:table-cell office:value-type="float" office:value="490">
            <text:p>4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1]; &quot;-&quot;; TEXT([.C491];&quot;0000&quot;))" office:value-type="string" office:string-value="레프트21-0490">
            <text:p>레프트21-0490</text:p>
          </table:table-cell>
          <table:table-cell table:number-columns-repeated="1017"/>
        </table:table-row>
        <table:table-row table:style-name="ro4">
          <table:table-cell office:value-type="string">
            <text:p>레프트21-0491</text:p>
          </table:table-cell>
          <table:table-cell office:value-type="string">
            <text:p>레프트21</text:p>
          </table:table-cell>
          <table:table-cell office:value-type="float" office:value="491">
            <text:p>4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2]; &quot;-&quot;; TEXT([.C492];&quot;0000&quot;))" office:value-type="string" office:string-value="레프트21-0491">
            <text:p>레프트21-0491</text:p>
          </table:table-cell>
          <table:table-cell table:number-columns-repeated="1017"/>
        </table:table-row>
        <table:table-row table:style-name="ro4">
          <table:table-cell office:value-type="string">
            <text:p>레프트21-0492</text:p>
          </table:table-cell>
          <table:table-cell office:value-type="string">
            <text:p>레프트21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3]; &quot;-&quot;; TEXT([.C493];&quot;0000&quot;))" office:value-type="string" office:string-value="레프트21-0492">
            <text:p>레프트21-0492</text:p>
          </table:table-cell>
          <table:table-cell table:number-columns-repeated="1017"/>
        </table:table-row>
        <table:table-row table:style-name="ro4">
          <table:table-cell office:value-type="string">
            <text:p>레프트21-0493</text:p>
          </table:table-cell>
          <table:table-cell office:value-type="string">
            <text:p>레프트21</text:p>
          </table:table-cell>
          <table:table-cell office:value-type="float" office:value="493">
            <text:p>4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4]; &quot;-&quot;; TEXT([.C494];&quot;0000&quot;))" office:value-type="string" office:string-value="레프트21-0493">
            <text:p>레프트21-0493</text:p>
          </table:table-cell>
          <table:table-cell table:number-columns-repeated="1017"/>
        </table:table-row>
        <table:table-row table:style-name="ro4">
          <table:table-cell office:value-type="string">
            <text:p>레프트21-0494</text:p>
          </table:table-cell>
          <table:table-cell office:value-type="string">
            <text:p>레프트21</text:p>
          </table:table-cell>
          <table:table-cell office:value-type="float" office:value="494">
            <text:p>4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5]; &quot;-&quot;; TEXT([.C495];&quot;0000&quot;))" office:value-type="string" office:string-value="레프트21-0494">
            <text:p>레프트21-0494</text:p>
          </table:table-cell>
          <table:table-cell table:number-columns-repeated="1017"/>
        </table:table-row>
        <table:table-row table:style-name="ro4">
          <table:table-cell office:value-type="string">
            <text:p>레프트21-0495</text:p>
          </table:table-cell>
          <table:table-cell office:value-type="string">
            <text:p>레프트21</text:p>
          </table:table-cell>
          <table:table-cell office:value-type="float" office:value="495">
            <text:p>4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6]; &quot;-&quot;; TEXT([.C496];&quot;0000&quot;))" office:value-type="string" office:string-value="레프트21-0495">
            <text:p>레프트21-0495</text:p>
          </table:table-cell>
          <table:table-cell table:number-columns-repeated="1017"/>
        </table:table-row>
        <table:table-row table:style-name="ro4">
          <table:table-cell office:value-type="string">
            <text:p>레프트21-0496</text:p>
          </table:table-cell>
          <table:table-cell office:value-type="string">
            <text:p>레프트21</text:p>
          </table:table-cell>
          <table:table-cell office:value-type="float" office:value="496">
            <text:p>4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7]; &quot;-&quot;; TEXT([.C497];&quot;0000&quot;))" office:value-type="string" office:string-value="레프트21-0496">
            <text:p>레프트21-0496</text:p>
          </table:table-cell>
          <table:table-cell table:number-columns-repeated="1017"/>
        </table:table-row>
        <table:table-row table:style-name="ro4">
          <table:table-cell office:value-type="string">
            <text:p>레프트21-0497</text:p>
          </table:table-cell>
          <table:table-cell office:value-type="string">
            <text:p>레프트21</text:p>
          </table:table-cell>
          <table:table-cell office:value-type="float" office:value="497">
            <text:p>4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8]; &quot;-&quot;; TEXT([.C498];&quot;0000&quot;))" office:value-type="string" office:string-value="레프트21-0497">
            <text:p>레프트21-0497</text:p>
          </table:table-cell>
          <table:table-cell table:number-columns-repeated="1017"/>
        </table:table-row>
        <table:table-row table:style-name="ro4">
          <table:table-cell office:value-type="string">
            <text:p>레프트21-0498</text:p>
          </table:table-cell>
          <table:table-cell office:value-type="string">
            <text:p>레프트21</text:p>
          </table:table-cell>
          <table:table-cell office:value-type="float" office:value="498">
            <text:p>4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9]; &quot;-&quot;; TEXT([.C499];&quot;0000&quot;))" office:value-type="string" office:string-value="레프트21-0498">
            <text:p>레프트21-0498</text:p>
          </table:table-cell>
          <table:table-cell table:number-columns-repeated="1017"/>
        </table:table-row>
        <table:table-row table:style-name="ro4">
          <table:table-cell office:value-type="string">
            <text:p>레프트21-0499</text:p>
          </table:table-cell>
          <table:table-cell office:value-type="string">
            <text:p>레프트21</text:p>
          </table:table-cell>
          <table:table-cell office:value-type="float" office:value="499">
            <text:p>4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500]; &quot;-&quot;; TEXT([.C500];&quot;0000&quot;))" office:value-type="string" office:string-value="레프트21-0499">
            <text:p>레프트21-0499</text:p>
          </table:table-cell>
          <table:table-cell table:number-columns-repeated="1017"/>
        </table:table-row>
        <table:table-row table:style-name="ro4">
          <table:table-cell office:value-type="string">
            <text:p>레프트21-0500</text:p>
          </table:table-cell>
          <table:table-cell office:value-type="string">
            <text:p>레프트21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501]; &quot;-&quot;; TEXT([.C501];&quot;0000&quot;))" office:value-type="string" office:string-value="레프트21-0500">
            <text:p>레프트21-0500</text:p>
          </table:table-cell>
          <table:table-cell table:number-columns-repeated="1017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C1:Sheet1.H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4-27T18:28:24</dc:date>
    <meta:editing-duration>PT33M30S</meta:editing-duration>
    <meta:editing-cycles>25</meta:editing-cycles>
    <meta:generator>LibreOffice/3.5$Linux_X86_64 LibreOffice_project/350m1$Build-2</meta:generator>
    <meta:document-statistic meta:table-count="3" meta:cell-count="2713" meta:object-count="0"/>
  </office:meta>
</office:document-meta>
</file>